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307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5689in"/>
    </style:style>
    <style:style style:name="co7" style:family="table-column">
      <style:table-column-properties fo:break-before="auto" style:column-width="0.2634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335in"/>
    </style:style>
    <style:style style:name="co10" style:family="table-column">
      <style:table-column-properties fo:break-before="auto" style:column-width="0.278in"/>
    </style:style>
    <style:style style:name="co11" style:family="table-column">
      <style:table-column-properties fo:break-before="auto" style:column-width="0.5543in"/>
    </style:style>
    <style:style style:name="co12" style:family="table-column">
      <style:table-column-properties fo:break-before="auto" style:column-width="0.4028in"/>
    </style:style>
    <style:style style:name="co13" style:family="table-column">
      <style:table-column-properties fo:break-before="auto" style:column-width="7.8366in"/>
    </style:style>
    <style:style style:name="co14" style:family="table-column">
      <style:table-column-properties fo:break-before="auto" style:column-width="0.89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_20_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76717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76717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секрет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map style:condition="cell-content()=0" style:apply-style-name="ConditionalStyle_5f_1" style:base-cell-address="Лист1.G4"/>
      <style:map style:condition="cell-content()=1" style:apply-style-name="ConditionalStyle_5f_2" style:base-cell-address="Лист1.G4"/>
    </style:style>
    <style:style style:name="ce9" style:family="table-cell" style:parent-style-name="секрет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 style:data-style-name="N2">
      <style:table-cell-properties style:rotation-align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секрет" style:data-style-name="N0">
      <style:table-cell-properties style:rotation-align="none"/>
    </style:style>
    <style:style style:name="ce16" style:family="table-cell" style:parent-style-name="Default" style:data-style-name="N1">
      <style:table-cell-properties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</style:style>
    <style:style style:name="gr1" style:family="graphic">
      <style:graphic-properties draw:stroke="none" svg:stroke-width="0in" draw:fill="none" draw:textarea-vertical-align="top" draw:auto-grow-height="false" fo:min-height="0in" fo:min-width="0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-8% 58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A1:Лист1.AQ78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9" table:default-cell-style-name="ce3"/>
        <table:table-column table:style-name="co8" table:default-cell-style-name="ce3"/>
        <table:table-column table:style-name="co1" table:default-cell-style-name="Default"/>
        <table:table-column table:style-name="co9" table:default-cell-style-name="ce3"/>
        <table:table-column table:style-name="co10" table:default-cell-style-name="ce3"/>
        <table:table-column table:style-name="co1" table:default-cell-style-name="Default"/>
        <table:table-column table:style-name="co11" table:default-cell-style-name="ce3"/>
        <table:table-column table:style-name="co1" table:default-cell-style-name="Default"/>
        <table:table-column table:style-name="co12" table:default-cell-style-name="ce3"/>
        <table:table-column table:style-name="co13" table:default-cell-style-name="ce3"/>
        <table:table-column table:style-name="co1" table:number-columns-repeated="990" table:default-cell-style-name="Default"/>
        <table:table-row table:style-name="ro1">
          <table:table-cell table:style-name="ce1"/>
          <table:table-cell table:style-name="ce2" office:value-type="string" calcext:value-type="string">
            <text:p>A =</text:p>
          </table:table-cell>
          <table:table-cell office:value-type="float" office:value="1587" calcext:value-type="float">
            <text:p>1587</text:p>
          </table:table-cell>
          <table:table-cell table:number-columns-repeated="22"/>
          <table:table-cell table:style-name="ce13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 =</text:p>
          </table:table-cell>
          <table:table-cell office:value-type="float" office:value="23366" calcext:value-type="float">
            <text:p>23366</text:p>
          </table:table-cell>
          <table:table-cell table:number-columns-repeated="22"/>
          <table:table-cell table:style-name="ce13"/>
          <table:table-cell table:number-columns-repeated="7"/>
          <table:table-cell office:value-type="string" calcext:value-type="string">
            <text:p>Варианты:</text:p>
          </table:table-cell>
          <table:table-cell table:number-columns-repeated="990"/>
        </table:table-row>
        <table:table-row table:style-name="ro1">
          <table:table-cell table:style-name="ce2" table:number-columns-repeated="2"/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3"/>
          <table:table-cell table:number-columns-repeated="7"/>
          <table:table-cell office:value-type="string" calcext:value-type="string">
            <text:p>результат верный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1 = </text:p>
          </table:table-cell>
          <table:table-cell table:style-name="ce2" office:value-type="string" calcext:value-type="string">
            <text:p>A =</text:p>
          </table:table-cell>
          <table:table-cell table:formula="of:=[.C1]" office:value-type="float" office:value="1587" calcext:value-type="float">
            <text:p>1587</text:p>
          </table:table-cell>
          <table:table-cell/>
          <table:table-cell table:style-name="ce4" office:value-type="string" calcext:value-type="string">
            <text:p>B1 = </text:p>
          </table:table-cell>
          <table:table-cell table:style-name="ce4"/>
          <table:table-cell table:style-name="ce8" table:formula="of:=IF([.G$3] &lt;&gt; &quot;&quot;;VALUE(MID(IF([.$C4]&gt;0;BASE([.$C4];2;16);BASE(2^16+[.$C4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4]&gt;0;BASE([.$C4];2;16);BASE(2^16+[.$C4];2;16));[.H$3];1)); &quot;.&quot;)" office:value-type="float" office:value="0" calcext:value-type="float">
            <text:p>0</text:p>
          </table:table-cell>
          <table:table-cell table:style-name="ce8" table:formula="of:=IF([.I$3] &lt;&gt; &quot;&quot;;VALUE(MID(IF([.$C4]&gt;0;BASE([.$C4];2;16);BASE(2^16+[.$C4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4]&gt;0;BASE([.$C4];2;16);BASE(2^16+[.$C4];2;16));[.J$3];1)); &quot;.&quot;)" office:value-type="float" office:value="0" calcext:value-type="float">
            <text:p>0</text:p>
          </table:table-cell>
          <table:table-cell table:style-name="ce8" table:formula="of:=IF([.K$3] &lt;&gt; &quot;&quot;;VALUE(MID(IF([.$C4]&gt;0;BASE([.$C4];2;16);BASE(2^16+[.$C4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4]&gt;0;BASE([.$C4];2;16);BASE(2^16+[.$C4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4]&gt;0;BASE([.$C4];2;16);BASE(2^16+[.$C4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4]&gt;0;BASE([.$C4];2;16);BASE(2^16+[.$C4];2;16));[.N$3];1)); &quot;.&quot;)" office:value-type="float" office:value="1" calcext:value-type="float">
            <text:p>1</text:p>
          </table:table-cell>
          <table:table-cell table:style-name="ce8" table:formula="of:=IF([.O$3] &lt;&gt; &quot;&quot;;VALUE(MID(IF([.$C4]&gt;0;BASE([.$C4];2;16);BASE(2^16+[.$C4];2;16));[.O$3];1)); &quot;.&quot;)" office:value-type="float" office:value="0" calcext:value-type="float">
            <text:p>0</text:p>
          </table:table-cell>
          <table:table-cell table:style-name="ce8" table:formula="of:=IF([.P$3] &lt;&gt; &quot;&quot;;VALUE(MID(IF([.$C4]&gt;0;BASE([.$C4];2;16);BASE(2^16+[.$C4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4]&gt;0;BASE([.$C4];2;16);BASE(2^16+[.$C4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4]&gt;0;BASE([.$C4];2;16);BASE(2^16+[.$C4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4]&gt;0;BASE([.$C4];2;16);BASE(2^16+[.$C4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4]&gt;0;BASE([.$C4];2;16);BASE(2^16+[.$C4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4]&gt;0;BASE([.$C4];2;16);BASE(2^16+[.$C4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4]&gt;0;BASE([.$C4];2;16);BASE(2^16+[.$C4];2;16));[.V$3];1)); &quot;.&quot;)" office:value-type="float" office:value="0" calcext:value-type="float">
            <text:p>0</text:p>
          </table:table-cell>
          <table:table-cell table:style-name="ce8" table:formula="of:=IF([.W$3] &lt;&gt; &quot;&quot;;VALUE(MID(IF([.$C4]&gt;0;BASE([.$C4];2;16);BASE(2^16+[.$C4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4]&gt;0;BASE([.$C4];2;16);BASE(2^16+[.$C4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4]&gt;0;BASE([.$C4];2;16);BASE(2^16+[.$C4];2;16));[.Y$3];1)); &quot;.&quot;)" office:value-type="float" office:value="1" calcext:value-type="float">
            <text:p>1</text:p>
          </table:table-cell>
          <table:table-cell table:style-name="ce13"/>
          <table:table-cell table:style-name="ce15"/>
          <table:table-cell table:number-columns-repeated="6"/>
          <table:table-cell office:value-type="string" calcext:value-type="string">
            <text:p>результат верный, перенос из старшего разряда не учитывается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2 =</text:p>
          </table:table-cell>
          <table:table-cell table:style-name="ce2" office:value-type="string" calcext:value-type="string">
            <text:p>C =</text:p>
          </table:table-cell>
          <table:table-cell table:formula="of:=[.C2]" office:value-type="float" office:value="23366" calcext:value-type="float">
            <text:p>23366</text:p>
          </table:table-cell>
          <table:table-cell/>
          <table:table-cell table:style-name="ce4" office:value-type="string" calcext:value-type="string">
            <text:p>B2 =</text:p>
          </table:table-cell>
          <table:table-cell table:style-name="ce4"/>
          <table:table-cell table:style-name="ce8" table:formula="of:=IF([.G$3] &lt;&gt; &quot;&quot;;VALUE(MID(IF([.$C5]&gt;0;BASE([.$C5];2;16);BASE(2^16+[.$C5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5]&gt;0;BASE([.$C5];2;16);BASE(2^16+[.$C5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5]&gt;0;BASE([.$C5];2;16);BASE(2^16+[.$C5];2;16));[.I$3];1)); &quot;.&quot;)" office:value-type="float" office:value="0" calcext:value-type="float">
            <text:p>0</text:p>
          </table:table-cell>
          <table:table-cell table:style-name="ce8" table:formula="of:=IF([.J$3] &lt;&gt; &quot;&quot;;VALUE(MID(IF([.$C5]&gt;0;BASE([.$C5];2;16);BASE(2^16+[.$C5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5]&gt;0;BASE([.$C5];2;16);BASE(2^16+[.$C5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5]&gt;0;BASE([.$C5];2;16);BASE(2^16+[.$C5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5]&gt;0;BASE([.$C5];2;16);BASE(2^16+[.$C5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5]&gt;0;BASE([.$C5];2;16);BASE(2^16+[.$C5];2;16));[.N$3];1)); &quot;.&quot;)" office:value-type="float" office:value="1" calcext:value-type="float">
            <text:p>1</text:p>
          </table:table-cell>
          <table:table-cell table:style-name="ce8" table:formula="of:=IF([.O$3] &lt;&gt; &quot;&quot;;VALUE(MID(IF([.$C5]&gt;0;BASE([.$C5];2;16);BASE(2^16+[.$C5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5]&gt;0;BASE([.$C5];2;16);BASE(2^16+[.$C5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5]&gt;0;BASE([.$C5];2;16);BASE(2^16+[.$C5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5]&gt;0;BASE([.$C5];2;16);BASE(2^16+[.$C5];2;16));[.R$3];1)); &quot;.&quot;)" office:value-type="float" office:value="1" calcext:value-type="float">
            <text:p>1</text:p>
          </table:table-cell>
          <table:table-cell table:style-name="ce8" table:formula="of:=IF([.S$3] &lt;&gt; &quot;&quot;;VALUE(MID(IF([.$C5]&gt;0;BASE([.$C5];2;16);BASE(2^16+[.$C5];2;16));[.S$3];1)); &quot;.&quot;)" office:value-type="float" office:value="0" calcext:value-type="float">
            <text:p>0</text:p>
          </table:table-cell>
          <table:table-cell table:style-name="ce8" table:formula="of:=IF([.T$3] &lt;&gt; &quot;&quot;;VALUE(MID(IF([.$C5]&gt;0;BASE([.$C5];2;16);BASE(2^16+[.$C5];2;16));[.T$3];1)); &quot;.&quot;)" office:value-type="float" office:value="0" calcext:value-type="float">
            <text:p>0</text:p>
          </table:table-cell>
          <table:table-cell table:style-name="ce8" table:formula="of:=IF([.U$3] &lt;&gt; &quot;&quot;;VALUE(MID(IF([.$C5]&gt;0;BASE([.$C5];2;16);BASE(2^16+[.$C5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5]&gt;0;BASE([.$C5];2;16);BASE(2^16+[.$C5];2;16));[.V$3];1)); &quot;.&quot;)" office:value-type="float" office:value="0" calcext:value-type="float">
            <text:p>0</text:p>
          </table:table-cell>
          <table:table-cell table:style-name="ce8" table:formula="of:=IF([.W$3] &lt;&gt; &quot;&quot;;VALUE(MID(IF([.$C5]&gt;0;BASE([.$C5];2;16);BASE(2^16+[.$C5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5]&gt;0;BASE([.$C5];2;16);BASE(2^16+[.$C5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5]&gt;0;BASE([.$C5];2;16);BASE(2^16+[.$C5];2;16));[.Y$3];1)); &quot;.&quot;)" office:value-type="float" office:value="0" calcext:value-type="float">
            <text:p>0</text:p>
          </table:table-cell>
          <table:table-cell table:style-name="ce13"/>
          <table:table-cell table:number-columns-repeated="7"/>
          <table:table-cell office:value-type="string" calcext:value-type="string">
            <text:p>при сложении положительных получен отрицательный → переполнение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3 = </text:p>
          </table:table-cell>
          <table:table-cell table:style-name="ce2" office:value-type="string" calcext:value-type="string">
            <text:p>A + C =</text:p>
          </table:table-cell>
          <table:table-cell table:formula="of:=[.C4]+[.C5]" office:value-type="float" office:value="24953" calcext:value-type="float">
            <text:p>24953</text:p>
          </table:table-cell>
          <table:table-cell/>
          <table:table-cell table:style-name="ce4" office:value-type="string" calcext:value-type="string">
            <text:p>B3 =</text:p>
          </table:table-cell>
          <table:table-cell table:style-name="ce4"/>
          <table:table-cell table:style-name="ce8" table:formula="of:=IF([.G$3] &lt;&gt; &quot;&quot;;VALUE(MID(IF([.$C6]&gt;0;BASE([.$C6];2;16);BASE(2^16+[.$C6];2;16));[.G$3];1)); &quot;.&quot;)" office:value-type="float" office:value="0" calcext:value-type="float">
            <text:p>0</text:p>
          </table:table-cell>
          <table:table-cell table:style-name="ce8" table:formula="of:=IF([.H$3] &lt;&gt; &quot;&quot;;VALUE(MID(IF([.$C6]&gt;0;BASE([.$C6];2;16);BASE(2^16+[.$C6];2;16));[.H$3];1)); &quot;.&quot;)" office:value-type="float" office:value="1" calcext:value-type="float">
            <text:p>1</text:p>
          </table:table-cell>
          <table:table-cell table:style-name="ce8" table:formula="of:=IF([.I$3] &lt;&gt; &quot;&quot;;VALUE(MID(IF([.$C6]&gt;0;BASE([.$C6];2;16);BASE(2^16+[.$C6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6]&gt;0;BASE([.$C6];2;16);BASE(2^16+[.$C6];2;16));[.J$3];1)); &quot;.&quot;)" office:value-type="float" office:value="0" calcext:value-type="float">
            <text:p>0</text:p>
          </table:table-cell>
          <table:table-cell table:style-name="ce8" table:formula="of:=IF([.K$3] &lt;&gt; &quot;&quot;;VALUE(MID(IF([.$C6]&gt;0;BASE([.$C6];2;16);BASE(2^16+[.$C6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6]&gt;0;BASE([.$C6];2;16);BASE(2^16+[.$C6];2;16));[.L$3];1)); &quot;.&quot;)" office:value-type="float" office:value="0" calcext:value-type="float">
            <text:p>0</text:p>
          </table:table-cell>
          <table:table-cell table:style-name="ce8" table:formula="of:=IF([.M$3] &lt;&gt; &quot;&quot;;VALUE(MID(IF([.$C6]&gt;0;BASE([.$C6];2;16);BASE(2^16+[.$C6];2;16));[.M$3];1)); &quot;.&quot;)" office:value-type="float" office:value="0" calcext:value-type="float">
            <text:p>0</text:p>
          </table:table-cell>
          <table:table-cell table:style-name="ce8" table:formula="of:=IF([.N$3] &lt;&gt; &quot;&quot;;VALUE(MID(IF([.$C6]&gt;0;BASE([.$C6];2;16);BASE(2^16+[.$C6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6]&gt;0;BASE([.$C6];2;16);BASE(2^16+[.$C6];2;16));[.O$3];1)); &quot;.&quot;)" office:value-type="float" office:value="1" calcext:value-type="float">
            <text:p>1</text:p>
          </table:table-cell>
          <table:table-cell table:style-name="ce8" table:formula="of:=IF([.P$3] &lt;&gt; &quot;&quot;;VALUE(MID(IF([.$C6]&gt;0;BASE([.$C6];2;16);BASE(2^16+[.$C6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6]&gt;0;BASE([.$C6];2;16);BASE(2^16+[.$C6];2;16));[.Q$3];1)); &quot;.&quot;)" office:value-type="float" office:value="0" calcext:value-type="float">
            <text:p>0</text:p>
          </table:table-cell>
          <table:table-cell table:style-name="ce8" table:formula="of:=IF([.R$3] &lt;&gt; &quot;&quot;;VALUE(MID(IF([.$C6]&gt;0;BASE([.$C6];2;16);BASE(2^16+[.$C6];2;16));[.R$3];1)); &quot;.&quot;)" office:value-type="float" office:value="1" calcext:value-type="float">
            <text:p>1</text:p>
          </table:table-cell>
          <table:table-cell table:style-name="ce8" table:formula="of:=IF([.S$3] &lt;&gt; &quot;&quot;;VALUE(MID(IF([.$C6]&gt;0;BASE([.$C6];2;16);BASE(2^16+[.$C6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6]&gt;0;BASE([.$C6];2;16);BASE(2^16+[.$C6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6]&gt;0;BASE([.$C6];2;16);BASE(2^16+[.$C6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6]&gt;0;BASE([.$C6];2;16);BASE(2^16+[.$C6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6]&gt;0;BASE([.$C6];2;16);BASE(2^16+[.$C6];2;16));[.W$3];1)); &quot;.&quot;)" office:value-type="float" office:value="0" calcext:value-type="float">
            <text:p>0</text:p>
          </table:table-cell>
          <table:table-cell table:style-name="ce8" table:formula="of:=IF([.X$3] &lt;&gt; &quot;&quot;;VALUE(MID(IF([.$C6]&gt;0;BASE([.$C6];2;16);BASE(2^16+[.$C6];2;16));[.X$3];1)); &quot;.&quot;)" office:value-type="float" office:value="0" calcext:value-type="float">
            <text:p>0</text:p>
          </table:table-cell>
          <table:table-cell table:style-name="ce8" table:formula="of:=IF([.Y$3] &lt;&gt; &quot;&quot;;VALUE(MID(IF([.$C6]&gt;0;BASE([.$C6];2;16);BASE(2^16+[.$C6];2;16));[.Y$3];1)); &quot;.&quot;)" office:value-type="float" office:value="1" calcext:value-type="float">
            <text:p>1</text:p>
          </table:table-cell>
          <table:table-cell table:style-name="ce13"/>
          <table:table-cell table:number-columns-repeated="3"/>
          <table:table-cell table:style-name="ce16"/>
          <table:table-cell table:number-columns-repeated="3"/>
          <table:table-cell office:value-type="string" calcext:value-type="string">
            <text:p>при сложении отрицательных получен положительный → переполнение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X4 = </text:p>
          </table:table-cell>
          <table:table-cell table:style-name="ce2" office:value-type="string" calcext:value-type="string">
            <text:p>A + C + C =</text:p>
          </table:table-cell>
          <table:table-cell table:formula="of:=[.C6]+[.C5]" office:value-type="float" office:value="48319" calcext:value-type="float">
            <text:p>48319</text:p>
          </table:table-cell>
          <table:table-cell/>
          <table:table-cell table:style-name="ce4" office:value-type="string" calcext:value-type="string">
            <text:p>B4 =</text:p>
          </table:table-cell>
          <table:table-cell table:style-name="ce4"/>
          <table:table-cell table:style-name="ce8" table:formula="of:=IF([.G$3] &lt;&gt; &quot;&quot;;VALUE(MID(IF([.$C7]&gt;0;BASE([.$C7];2;16);BASE(2^16+[.$C7];2;16));[.G$3];1)); &quot;.&quot;)" office:value-type="float" office:value="1" calcext:value-type="float">
            <text:p>1</text:p>
          </table:table-cell>
          <table:table-cell table:style-name="ce8" table:formula="of:=IF([.H$3] &lt;&gt; &quot;&quot;;VALUE(MID(IF([.$C7]&gt;0;BASE([.$C7];2;16);BASE(2^16+[.$C7];2;16));[.H$3];1)); &quot;.&quot;)" office:value-type="float" office:value="0" calcext:value-type="float">
            <text:p>0</text:p>
          </table:table-cell>
          <table:table-cell table:style-name="ce8" table:formula="of:=IF([.I$3] &lt;&gt; &quot;&quot;;VALUE(MID(IF([.$C7]&gt;0;BASE([.$C7];2;16);BASE(2^16+[.$C7];2;16));[.I$3];1)); &quot;.&quot;)" office:value-type="float" office:value="1" calcext:value-type="float">
            <text:p>1</text:p>
          </table:table-cell>
          <table:table-cell table:style-name="ce8" table:formula="of:=IF([.J$3] &lt;&gt; &quot;&quot;;VALUE(MID(IF([.$C7]&gt;0;BASE([.$C7];2;16);BASE(2^16+[.$C7];2;16));[.J$3];1)); &quot;.&quot;)" office:value-type="float" office:value="1" calcext:value-type="float">
            <text:p>1</text:p>
          </table:table-cell>
          <table:table-cell table:style-name="ce8" table:formula="of:=IF([.K$3] &lt;&gt; &quot;&quot;;VALUE(MID(IF([.$C7]&gt;0;BASE([.$C7];2;16);BASE(2^16+[.$C7];2;16));[.K$3];1)); &quot;.&quot;)" office:value-type="string" office:string-value="." calcext:value-type="string">
            <text:p>.</text:p>
          </table:table-cell>
          <table:table-cell table:style-name="ce8" table:formula="of:=IF([.L$3] &lt;&gt; &quot;&quot;;VALUE(MID(IF([.$C7]&gt;0;BASE([.$C7];2;16);BASE(2^16+[.$C7];2;16));[.L$3];1)); &quot;.&quot;)" office:value-type="float" office:value="1" calcext:value-type="float">
            <text:p>1</text:p>
          </table:table-cell>
          <table:table-cell table:style-name="ce8" table:formula="of:=IF([.M$3] &lt;&gt; &quot;&quot;;VALUE(MID(IF([.$C7]&gt;0;BASE([.$C7];2;16);BASE(2^16+[.$C7];2;16));[.M$3];1)); &quot;.&quot;)" office:value-type="float" office:value="1" calcext:value-type="float">
            <text:p>1</text:p>
          </table:table-cell>
          <table:table-cell table:style-name="ce8" table:formula="of:=IF([.N$3] &lt;&gt; &quot;&quot;;VALUE(MID(IF([.$C7]&gt;0;BASE([.$C7];2;16);BASE(2^16+[.$C7];2;16));[.N$3];1)); &quot;.&quot;)" office:value-type="float" office:value="0" calcext:value-type="float">
            <text:p>0</text:p>
          </table:table-cell>
          <table:table-cell table:style-name="ce8" table:formula="of:=IF([.O$3] &lt;&gt; &quot;&quot;;VALUE(MID(IF([.$C7]&gt;0;BASE([.$C7];2;16);BASE(2^16+[.$C7];2;16));[.O$3];1)); &quot;.&quot;)" office:value-type="float" office:value="0" calcext:value-type="float">
            <text:p>0</text:p>
          </table:table-cell>
          <table:table-cell table:style-name="ce8" table:formula="of:=IF([.P$3] &lt;&gt; &quot;&quot;;VALUE(MID(IF([.$C7]&gt;0;BASE([.$C7];2;16);BASE(2^16+[.$C7];2;16));[.P$3];1)); &quot;.&quot;)" office:value-type="string" office:string-value="." calcext:value-type="string">
            <text:p>.</text:p>
          </table:table-cell>
          <table:table-cell table:style-name="ce8" table:formula="of:=IF([.Q$3] &lt;&gt; &quot;&quot;;VALUE(MID(IF([.$C7]&gt;0;BASE([.$C7];2;16);BASE(2^16+[.$C7];2;16));[.Q$3];1)); &quot;.&quot;)" office:value-type="float" office:value="1" calcext:value-type="float">
            <text:p>1</text:p>
          </table:table-cell>
          <table:table-cell table:style-name="ce8" table:formula="of:=IF([.R$3] &lt;&gt; &quot;&quot;;VALUE(MID(IF([.$C7]&gt;0;BASE([.$C7];2;16);BASE(2^16+[.$C7];2;16));[.R$3];1)); &quot;.&quot;)" office:value-type="float" office:value="0" calcext:value-type="float">
            <text:p>0</text:p>
          </table:table-cell>
          <table:table-cell table:style-name="ce8" table:formula="of:=IF([.S$3] &lt;&gt; &quot;&quot;;VALUE(MID(IF([.$C7]&gt;0;BASE([.$C7];2;16);BASE(2^16+[.$C7];2;16));[.S$3];1)); &quot;.&quot;)" office:value-type="float" office:value="1" calcext:value-type="float">
            <text:p>1</text:p>
          </table:table-cell>
          <table:table-cell table:style-name="ce8" table:formula="of:=IF([.T$3] &lt;&gt; &quot;&quot;;VALUE(MID(IF([.$C7]&gt;0;BASE([.$C7];2;16);BASE(2^16+[.$C7];2;16));[.T$3];1)); &quot;.&quot;)" office:value-type="float" office:value="1" calcext:value-type="float">
            <text:p>1</text:p>
          </table:table-cell>
          <table:table-cell table:style-name="ce8" table:formula="of:=IF([.U$3] &lt;&gt; &quot;&quot;;VALUE(MID(IF([.$C7]&gt;0;BASE([.$C7];2;16);BASE(2^16+[.$C7];2;16));[.U$3];1)); &quot;.&quot;)" office:value-type="string" office:string-value="." calcext:value-type="string">
            <text:p>.</text:p>
          </table:table-cell>
          <table:table-cell table:style-name="ce8" table:formula="of:=IF([.V$3] &lt;&gt; &quot;&quot;;VALUE(MID(IF([.$C7]&gt;0;BASE([.$C7];2;16);BASE(2^16+[.$C7];2;16));[.V$3];1)); &quot;.&quot;)" office:value-type="float" office:value="1" calcext:value-type="float">
            <text:p>1</text:p>
          </table:table-cell>
          <table:table-cell table:style-name="ce8" table:formula="of:=IF([.W$3] &lt;&gt; &quot;&quot;;VALUE(MID(IF([.$C7]&gt;0;BASE([.$C7];2;16);BASE(2^16+[.$C7];2;16));[.W$3];1)); &quot;.&quot;)" office:value-type="float" office:value="1" calcext:value-type="float">
            <text:p>1</text:p>
          </table:table-cell>
          <table:table-cell table:style-name="ce8" table:formula="of:=IF([.X$3] &lt;&gt; &quot;&quot;;VALUE(MID(IF([.$C7]&gt;0;BASE([.$C7];2;16);BASE(2^16+[.$C7];2;16));[.X$3];1)); &quot;.&quot;)" office:value-type="float" office:value="1" calcext:value-type="float">
            <text:p>1</text:p>
          </table:table-cell>
          <table:table-cell table:style-name="ce8" table:formula="of:=IF([.Y$3] &lt;&gt; &quot;&quot;;VALUE(MID(IF([.$C7]&gt;0;BASE([.$C7];2;16);BASE(2^16+[.$C7];2;16));[.Y$3];1)); &quot;.&quot;)" office:value-type="float" office:value="1" calcext:value-type="float">
            <text:p>1</text:p>
          </table:table-cell>
          <table:table-cell table:style-name="ce13"/>
          <table:table-cell table:number-columns-repeated="998"/>
        </table:table-row>
        <table:table-row table:style-name="ro1">
          <table:table-cell table:style-name="ce2" office:value-type="string" calcext:value-type="string">
            <text:p>X5 = </text:p>
          </table:table-cell>
          <table:table-cell table:style-name="ce2" office:value-type="string" calcext:value-type="string">
            <text:p>C - A =</text:p>
          </table:table-cell>
          <table:table-cell table:formula="of:=[.C5]-[.C4]" office:value-type="float" office:value="21779" calcext:value-type="float">
            <text:p>21779</text:p>
          </table:table-cell>
          <table:table-cell/>
          <table:table-cell table:style-name="ce4" office:value-type="string" calcext:value-type="string">
            <text:p>B5 =</text:p>
          </table:table-cell>
          <table:table-cell table:style-name="ce4"/>
          <table:table-cell table:style-name="ce9" table:formula="of:=IF([.G$3] &lt;&gt; &quot;&quot;;VALUE(MID(IF([.$C8]&gt;0;BASE([.$C8];2;16);BASE(2^16+[.$C8];2;16));[.G$3];1)); &quot;.&quot;)" office:value-type="float" office:value="0" calcext:value-type="float">
            <text:p>0</text:p>
          </table:table-cell>
          <table:table-cell table:style-name="ce9" table:formula="of:=IF([.H$3] &lt;&gt; &quot;&quot;;VALUE(MID(IF([.$C8]&gt;0;BASE([.$C8];2;16);BASE(2^16+[.$C8];2;16));[.H$3];1)); &quot;.&quot;)" office:value-type="float" office:value="1" calcext:value-type="float">
            <text:p>1</text:p>
          </table:table-cell>
          <table:table-cell table:style-name="ce9" table:formula="of:=IF([.I$3] &lt;&gt; &quot;&quot;;VALUE(MID(IF([.$C8]&gt;0;BASE([.$C8];2;16);BASE(2^16+[.$C8];2;16));[.I$3];1)); &quot;.&quot;)" office:value-type="float" office:value="0" calcext:value-type="float">
            <text:p>0</text:p>
          </table:table-cell>
          <table:table-cell table:style-name="ce9" table:formula="of:=IF([.J$3] &lt;&gt; &quot;&quot;;VALUE(MID(IF([.$C8]&gt;0;BASE([.$C8];2;16);BASE(2^16+[.$C8];2;16));[.J$3];1)); &quot;.&quot;)" office:value-type="float" office:value="1" calcext:value-type="float">
            <text:p>1</text:p>
          </table:table-cell>
          <table:table-cell table:style-name="ce9" table:formula="of:=IF([.K$3] &lt;&gt; &quot;&quot;;VALUE(MID(IF([.$C8]&gt;0;BASE([.$C8];2;16);BASE(2^16+[.$C8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8]&gt;0;BASE([.$C8];2;16);BASE(2^16+[.$C8];2;16));[.L$3];1)); &quot;.&quot;)" office:value-type="float" office:value="0" calcext:value-type="float">
            <text:p>0</text:p>
          </table:table-cell>
          <table:table-cell table:style-name="ce9" table:formula="of:=IF([.M$3] &lt;&gt; &quot;&quot;;VALUE(MID(IF([.$C8]&gt;0;BASE([.$C8];2;16);BASE(2^16+[.$C8];2;16));[.M$3];1)); &quot;.&quot;)" office:value-type="float" office:value="1" calcext:value-type="float">
            <text:p>1</text:p>
          </table:table-cell>
          <table:table-cell table:style-name="ce9" table:formula="of:=IF([.N$3] &lt;&gt; &quot;&quot;;VALUE(MID(IF([.$C8]&gt;0;BASE([.$C8];2;16);BASE(2^16+[.$C8];2;16));[.N$3];1)); &quot;.&quot;)" office:value-type="float" office:value="0" calcext:value-type="float">
            <text:p>0</text:p>
          </table:table-cell>
          <table:table-cell table:style-name="ce9" table:formula="of:=IF([.O$3] &lt;&gt; &quot;&quot;;VALUE(MID(IF([.$C8]&gt;0;BASE([.$C8];2;16);BASE(2^16+[.$C8];2;16));[.O$3];1)); &quot;.&quot;)" office:value-type="float" office:value="1" calcext:value-type="float">
            <text:p>1</text:p>
          </table:table-cell>
          <table:table-cell table:style-name="ce9" table:formula="of:=IF([.P$3] &lt;&gt; &quot;&quot;;VALUE(MID(IF([.$C8]&gt;0;BASE([.$C8];2;16);BASE(2^16+[.$C8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8]&gt;0;BASE([.$C8];2;16);BASE(2^16+[.$C8];2;16));[.Q$3];1)); &quot;.&quot;)" office:value-type="float" office:value="0" calcext:value-type="float">
            <text:p>0</text:p>
          </table:table-cell>
          <table:table-cell table:style-name="ce9" table:formula="of:=IF([.R$3] &lt;&gt; &quot;&quot;;VALUE(MID(IF([.$C8]&gt;0;BASE([.$C8];2;16);BASE(2^16+[.$C8];2;16));[.R$3];1)); &quot;.&quot;)" office:value-type="float" office:value="0" calcext:value-type="float">
            <text:p>0</text:p>
          </table:table-cell>
          <table:table-cell table:style-name="ce9" table:formula="of:=IF([.S$3] &lt;&gt; &quot;&quot;;VALUE(MID(IF([.$C8]&gt;0;BASE([.$C8];2;16);BASE(2^16+[.$C8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8]&gt;0;BASE([.$C8];2;16);BASE(2^16+[.$C8];2;16));[.T$3];1)); &quot;.&quot;)" office:value-type="float" office:value="1" calcext:value-type="float">
            <text:p>1</text:p>
          </table:table-cell>
          <table:table-cell table:style-name="ce9" table:formula="of:=IF([.U$3] &lt;&gt; &quot;&quot;;VALUE(MID(IF([.$C8]&gt;0;BASE([.$C8];2;16);BASE(2^16+[.$C8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8]&gt;0;BASE([.$C8];2;16);BASE(2^16+[.$C8];2;16));[.V$3];1)); &quot;.&quot;)" office:value-type="float" office:value="0" calcext:value-type="float">
            <text:p>0</text:p>
          </table:table-cell>
          <table:table-cell table:style-name="ce9" table:formula="of:=IF([.W$3] &lt;&gt; &quot;&quot;;VALUE(MID(IF([.$C8]&gt;0;BASE([.$C8];2;16);BASE(2^16+[.$C8];2;16));[.W$3];1)); &quot;.&quot;)" office:value-type="float" office:value="0" calcext:value-type="float">
            <text:p>0</text:p>
          </table:table-cell>
          <table:table-cell table:style-name="ce9" table:formula="of:=IF([.X$3] &lt;&gt; &quot;&quot;;VALUE(MID(IF([.$C8]&gt;0;BASE([.$C8];2;16);BASE(2^16+[.$C8];2;16));[.X$3];1)); &quot;.&quot;)" office:value-type="float" office:value="1" calcext:value-type="float">
            <text:p>1</text:p>
          </table:table-cell>
          <table:table-cell table:style-name="ce9" table:formula="of:=IF([.Y$3] &lt;&gt; &quot;&quot;;VALUE(MID(IF([.$C8]&gt;0;BASE([.$C8];2;16);BASE(2^16+[.$C8];2;16));[.Y$3];1)); &quot;.&quot;)" office:value-type="float" office:value="1" calcext:value-type="float">
            <text:p>1</text:p>
          </table:table-cell>
          <table:table-cell table:style-name="ce13"/>
          <table:table-cell table:number-columns-repeated="998"/>
        </table:table-row>
        <table:table-row table:style-name="ro1">
          <table:table-cell table:style-name="ce2" office:value-type="string" calcext:value-type="string">
            <text:p>X6 = </text:p>
          </table:table-cell>
          <table:table-cell table:style-name="ce2" office:value-type="string" calcext:value-type="string">
            <text:p>65536 - X4 = </text:p>
          </table:table-cell>
          <table:table-cell table:formula="of:=65536-[.C7]" office:value-type="float" office:value="17217" calcext:value-type="float">
            <text:p>17217</text:p>
          </table:table-cell>
          <table:table-cell/>
          <table:table-cell table:style-name="ce4" office:value-type="string" calcext:value-type="string">
            <text:p>B6 =</text:p>
          </table:table-cell>
          <table:table-cell table:style-name="ce4"/>
          <table:table-cell table:style-name="ce9" table:formula="of:=IF([.G$3] &lt;&gt; &quot;&quot;;VALUE(MID(IF([.$C9]&gt;0;BASE([.$C9];2;16);BASE(2^16+[.$C9];2;16));[.G$3];1)); &quot;.&quot;)" office:value-type="float" office:value="0" calcext:value-type="float">
            <text:p>0</text:p>
          </table:table-cell>
          <table:table-cell table:style-name="ce9" table:formula="of:=IF([.H$3] &lt;&gt; &quot;&quot;;VALUE(MID(IF([.$C9]&gt;0;BASE([.$C9];2;16);BASE(2^16+[.$C9];2;16));[.H$3];1)); &quot;.&quot;)" office:value-type="float" office:value="1" calcext:value-type="float">
            <text:p>1</text:p>
          </table:table-cell>
          <table:table-cell table:style-name="ce9" table:formula="of:=IF([.I$3] &lt;&gt; &quot;&quot;;VALUE(MID(IF([.$C9]&gt;0;BASE([.$C9];2;16);BASE(2^16+[.$C9];2;16));[.I$3];1)); &quot;.&quot;)" office:value-type="float" office:value="0" calcext:value-type="float">
            <text:p>0</text:p>
          </table:table-cell>
          <table:table-cell table:style-name="ce9" table:formula="of:=IF([.J$3] &lt;&gt; &quot;&quot;;VALUE(MID(IF([.$C9]&gt;0;BASE([.$C9];2;16);BASE(2^16+[.$C9];2;16));[.J$3];1)); &quot;.&quot;)" office:value-type="float" office:value="0" calcext:value-type="float">
            <text:p>0</text:p>
          </table:table-cell>
          <table:table-cell table:style-name="ce9" table:formula="of:=IF([.K$3] &lt;&gt; &quot;&quot;;VALUE(MID(IF([.$C9]&gt;0;BASE([.$C9];2;16);BASE(2^16+[.$C9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9]&gt;0;BASE([.$C9];2;16);BASE(2^16+[.$C9];2;16));[.L$3];1)); &quot;.&quot;)" office:value-type="float" office:value="0" calcext:value-type="float">
            <text:p>0</text:p>
          </table:table-cell>
          <table:table-cell table:style-name="ce9" table:formula="of:=IF([.M$3] &lt;&gt; &quot;&quot;;VALUE(MID(IF([.$C9]&gt;0;BASE([.$C9];2;16);BASE(2^16+[.$C9];2;16));[.M$3];1)); &quot;.&quot;)" office:value-type="float" office:value="0" calcext:value-type="float">
            <text:p>0</text:p>
          </table:table-cell>
          <table:table-cell table:style-name="ce9" table:formula="of:=IF([.N$3] &lt;&gt; &quot;&quot;;VALUE(MID(IF([.$C9]&gt;0;BASE([.$C9];2;16);BASE(2^16+[.$C9];2;16));[.N$3];1)); &quot;.&quot;)" office:value-type="float" office:value="1" calcext:value-type="float">
            <text:p>1</text:p>
          </table:table-cell>
          <table:table-cell table:style-name="ce9" table:formula="of:=IF([.O$3] &lt;&gt; &quot;&quot;;VALUE(MID(IF([.$C9]&gt;0;BASE([.$C9];2;16);BASE(2^16+[.$C9];2;16));[.O$3];1)); &quot;.&quot;)" office:value-type="float" office:value="1" calcext:value-type="float">
            <text:p>1</text:p>
          </table:table-cell>
          <table:table-cell table:style-name="ce9" table:formula="of:=IF([.P$3] &lt;&gt; &quot;&quot;;VALUE(MID(IF([.$C9]&gt;0;BASE([.$C9];2;16);BASE(2^16+[.$C9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9]&gt;0;BASE([.$C9];2;16);BASE(2^16+[.$C9];2;16));[.Q$3];1)); &quot;.&quot;)" office:value-type="float" office:value="0" calcext:value-type="float">
            <text:p>0</text:p>
          </table:table-cell>
          <table:table-cell table:style-name="ce9" table:formula="of:=IF([.R$3] &lt;&gt; &quot;&quot;;VALUE(MID(IF([.$C9]&gt;0;BASE([.$C9];2;16);BASE(2^16+[.$C9];2;16));[.R$3];1)); &quot;.&quot;)" office:value-type="float" office:value="1" calcext:value-type="float">
            <text:p>1</text:p>
          </table:table-cell>
          <table:table-cell table:style-name="ce9" table:formula="of:=IF([.S$3] &lt;&gt; &quot;&quot;;VALUE(MID(IF([.$C9]&gt;0;BASE([.$C9];2;16);BASE(2^16+[.$C9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9]&gt;0;BASE([.$C9];2;16);BASE(2^16+[.$C9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9]&gt;0;BASE([.$C9];2;16);BASE(2^16+[.$C9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9]&gt;0;BASE([.$C9];2;16);BASE(2^16+[.$C9];2;16));[.V$3];1)); &quot;.&quot;)" office:value-type="float" office:value="0" calcext:value-type="float">
            <text:p>0</text:p>
          </table:table-cell>
          <table:table-cell table:style-name="ce9" table:formula="of:=IF([.W$3] &lt;&gt; &quot;&quot;;VALUE(MID(IF([.$C9]&gt;0;BASE([.$C9];2;16);BASE(2^16+[.$C9];2;16));[.W$3];1)); &quot;.&quot;)" office:value-type="float" office:value="0" calcext:value-type="float">
            <text:p>0</text:p>
          </table:table-cell>
          <table:table-cell table:style-name="ce9" table:formula="of:=IF([.X$3] &lt;&gt; &quot;&quot;;VALUE(MID(IF([.$C9]&gt;0;BASE([.$C9];2;16);BASE(2^16+[.$C9];2;16));[.X$3];1)); &quot;.&quot;)" office:value-type="float" office:value="0" calcext:value-type="float">
            <text:p>0</text:p>
          </table:table-cell>
          <table:table-cell table:style-name="ce9" table:formula="of:=IF([.Y$3] &lt;&gt; &quot;&quot;;VALUE(MID(IF([.$C9]&gt;0;BASE([.$C9];2;16);BASE(2^16+[.$C9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7 = </text:p>
          </table:table-cell>
          <table:table-cell table:style-name="ce2" table:formula="of:=&quot;-X1 =&quot;" office:value-type="string" office:string-value="-X1 =" calcext:value-type="string">
            <text:p>-X1 =</text:p>
          </table:table-cell>
          <table:table-cell table:formula="of:=-[.C4]" office:value-type="float" office:value="-1587" calcext:value-type="float">
            <text:p>-1587</text:p>
          </table:table-cell>
          <table:table-cell/>
          <table:table-cell table:style-name="ce4" office:value-type="string" calcext:value-type="string">
            <text:p>B7 =</text:p>
          </table:table-cell>
          <table:table-cell table:style-name="ce4" table:formula="of:=&quot;-B1=&quot;" office:value-type="string" office:string-value="-B1=" calcext:value-type="string">
            <text:p>-B1=</text:p>
          </table:table-cell>
          <table:table-cell table:style-name="ce9" table:formula="of:=IF([.G$3] &lt;&gt; &quot;&quot;;VALUE(MID(IF([.$C10]&gt;0;BASE([.$C10];2;16);BASE(2^16+[.$C10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0]&gt;0;BASE([.$C10];2;16);BASE(2^16+[.$C10];2;16));[.H$3];1)); &quot;.&quot;)" office:value-type="float" office:value="1" calcext:value-type="float">
            <text:p>1</text:p>
          </table:table-cell>
          <table:table-cell table:style-name="ce9" table:formula="of:=IF([.I$3] &lt;&gt; &quot;&quot;;VALUE(MID(IF([.$C10]&gt;0;BASE([.$C10];2;16);BASE(2^16+[.$C10];2;16));[.I$3];1)); &quot;.&quot;)" office:value-type="float" office:value="1" calcext:value-type="float">
            <text:p>1</text:p>
          </table:table-cell>
          <table:table-cell table:style-name="ce9" table:formula="of:=IF([.J$3] &lt;&gt; &quot;&quot;;VALUE(MID(IF([.$C10]&gt;0;BASE([.$C10];2;16);BASE(2^16+[.$C10];2;16));[.J$3];1)); &quot;.&quot;)" office:value-type="float" office:value="1" calcext:value-type="float">
            <text:p>1</text:p>
          </table:table-cell>
          <table:table-cell table:style-name="ce9" table:formula="of:=IF([.K$3] &lt;&gt; &quot;&quot;;VALUE(MID(IF([.$C10]&gt;0;BASE([.$C10];2;16);BASE(2^16+[.$C10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0]&gt;0;BASE([.$C10];2;16);BASE(2^16+[.$C10];2;16));[.L$3];1)); &quot;.&quot;)" office:value-type="float" office:value="1" calcext:value-type="float">
            <text:p>1</text:p>
          </table:table-cell>
          <table:table-cell table:style-name="ce9" table:formula="of:=IF([.M$3] &lt;&gt; &quot;&quot;;VALUE(MID(IF([.$C10]&gt;0;BASE([.$C10];2;16);BASE(2^16+[.$C10];2;16));[.M$3];1)); &quot;.&quot;)" office:value-type="float" office:value="0" calcext:value-type="float">
            <text:p>0</text:p>
          </table:table-cell>
          <table:table-cell table:style-name="ce9" table:formula="of:=IF([.N$3] &lt;&gt; &quot;&quot;;VALUE(MID(IF([.$C10]&gt;0;BASE([.$C10];2;16);BASE(2^16+[.$C10];2;16));[.N$3];1)); &quot;.&quot;)" office:value-type="float" office:value="0" calcext:value-type="float">
            <text:p>0</text:p>
          </table:table-cell>
          <table:table-cell table:style-name="ce9" table:formula="of:=IF([.O$3] &lt;&gt; &quot;&quot;;VALUE(MID(IF([.$C10]&gt;0;BASE([.$C10];2;16);BASE(2^16+[.$C10];2;16));[.O$3];1)); &quot;.&quot;)" office:value-type="float" office:value="1" calcext:value-type="float">
            <text:p>1</text:p>
          </table:table-cell>
          <table:table-cell table:style-name="ce9" table:formula="of:=IF([.P$3] &lt;&gt; &quot;&quot;;VALUE(MID(IF([.$C10]&gt;0;BASE([.$C10];2;16);BASE(2^16+[.$C10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0]&gt;0;BASE([.$C10];2;16);BASE(2^16+[.$C10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10]&gt;0;BASE([.$C10];2;16);BASE(2^16+[.$C10];2;16));[.R$3];1)); &quot;.&quot;)" office:value-type="float" office:value="1" calcext:value-type="float">
            <text:p>1</text:p>
          </table:table-cell>
          <table:table-cell table:style-name="ce9" table:formula="of:=IF([.S$3] &lt;&gt; &quot;&quot;;VALUE(MID(IF([.$C10]&gt;0;BASE([.$C10];2;16);BASE(2^16+[.$C10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10]&gt;0;BASE([.$C10];2;16);BASE(2^16+[.$C10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10]&gt;0;BASE([.$C10];2;16);BASE(2^16+[.$C10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0]&gt;0;BASE([.$C10];2;16);BASE(2^16+[.$C10];2;16));[.V$3];1)); &quot;.&quot;)" office:value-type="float" office:value="1" calcext:value-type="float">
            <text:p>1</text:p>
          </table:table-cell>
          <table:table-cell table:style-name="ce9" table:formula="of:=IF([.W$3] &lt;&gt; &quot;&quot;;VALUE(MID(IF([.$C10]&gt;0;BASE([.$C10];2;16);BASE(2^16+[.$C10];2;16));[.W$3];1)); &quot;.&quot;)" office:value-type="float" office:value="1" calcext:value-type="float">
            <text:p>1</text:p>
          </table:table-cell>
          <table:table-cell table:style-name="ce9" table:formula="of:=IF([.X$3] &lt;&gt; &quot;&quot;;VALUE(MID(IF([.$C10]&gt;0;BASE([.$C10];2;16);BASE(2^16+[.$C10];2;16));[.X$3];1)); &quot;.&quot;)" office:value-type="float" office:value="0" calcext:value-type="float">
            <text:p>0</text:p>
          </table:table-cell>
          <table:table-cell table:style-name="ce9" table:formula="of:=IF([.Y$3] &lt;&gt; &quot;&quot;;VALUE(MID(IF([.$C10]&gt;0;BASE([.$C10];2;16);BASE(2^16+[.$C10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8 = </text:p>
          </table:table-cell>
          <table:table-cell table:style-name="ce2" table:formula="of:=&quot;-X2 =&quot;" office:value-type="string" office:string-value="-X2 =" calcext:value-type="string">
            <text:p>-X2 =</text:p>
          </table:table-cell>
          <table:table-cell table:formula="of:=-[.C5]" office:value-type="float" office:value="-23366" calcext:value-type="float">
            <text:p>-23366</text:p>
          </table:table-cell>
          <table:table-cell/>
          <table:table-cell table:style-name="ce4" office:value-type="string" calcext:value-type="string">
            <text:p>B8 =</text:p>
          </table:table-cell>
          <table:table-cell table:style-name="ce4" table:formula="of:=&quot;-B2=&quot;" office:value-type="string" office:string-value="-B2=" calcext:value-type="string">
            <text:p>-B2=</text:p>
          </table:table-cell>
          <table:table-cell table:style-name="ce9" table:formula="of:=IF([.G$3] &lt;&gt; &quot;&quot;;VALUE(MID(IF([.$C11]&gt;0;BASE([.$C11];2;16);BASE(2^16+[.$C11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1]&gt;0;BASE([.$C11];2;16);BASE(2^16+[.$C11];2;16));[.H$3];1)); &quot;.&quot;)" office:value-type="float" office:value="0" calcext:value-type="float">
            <text:p>0</text:p>
          </table:table-cell>
          <table:table-cell table:style-name="ce9" table:formula="of:=IF([.I$3] &lt;&gt; &quot;&quot;;VALUE(MID(IF([.$C11]&gt;0;BASE([.$C11];2;16);BASE(2^16+[.$C11];2;16));[.I$3];1)); &quot;.&quot;)" office:value-type="float" office:value="1" calcext:value-type="float">
            <text:p>1</text:p>
          </table:table-cell>
          <table:table-cell table:style-name="ce9" table:formula="of:=IF([.J$3] &lt;&gt; &quot;&quot;;VALUE(MID(IF([.$C11]&gt;0;BASE([.$C11];2;16);BASE(2^16+[.$C11];2;16));[.J$3];1)); &quot;.&quot;)" office:value-type="float" office:value="0" calcext:value-type="float">
            <text:p>0</text:p>
          </table:table-cell>
          <table:table-cell table:style-name="ce9" table:formula="of:=IF([.K$3] &lt;&gt; &quot;&quot;;VALUE(MID(IF([.$C11]&gt;0;BASE([.$C11];2;16);BASE(2^16+[.$C11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1]&gt;0;BASE([.$C11];2;16);BASE(2^16+[.$C11];2;16));[.L$3];1)); &quot;.&quot;)" office:value-type="float" office:value="0" calcext:value-type="float">
            <text:p>0</text:p>
          </table:table-cell>
          <table:table-cell table:style-name="ce9" table:formula="of:=IF([.M$3] &lt;&gt; &quot;&quot;;VALUE(MID(IF([.$C11]&gt;0;BASE([.$C11];2;16);BASE(2^16+[.$C11];2;16));[.M$3];1)); &quot;.&quot;)" office:value-type="float" office:value="1" calcext:value-type="float">
            <text:p>1</text:p>
          </table:table-cell>
          <table:table-cell table:style-name="ce9" table:formula="of:=IF([.N$3] &lt;&gt; &quot;&quot;;VALUE(MID(IF([.$C11]&gt;0;BASE([.$C11];2;16);BASE(2^16+[.$C11];2;16));[.N$3];1)); &quot;.&quot;)" office:value-type="float" office:value="0" calcext:value-type="float">
            <text:p>0</text:p>
          </table:table-cell>
          <table:table-cell table:style-name="ce9" table:formula="of:=IF([.O$3] &lt;&gt; &quot;&quot;;VALUE(MID(IF([.$C11]&gt;0;BASE([.$C11];2;16);BASE(2^16+[.$C11];2;16));[.O$3];1)); &quot;.&quot;)" office:value-type="float" office:value="0" calcext:value-type="float">
            <text:p>0</text:p>
          </table:table-cell>
          <table:table-cell table:style-name="ce9" table:formula="of:=IF([.P$3] &lt;&gt; &quot;&quot;;VALUE(MID(IF([.$C11]&gt;0;BASE([.$C11];2;16);BASE(2^16+[.$C11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1]&gt;0;BASE([.$C11];2;16);BASE(2^16+[.$C11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11]&gt;0;BASE([.$C11];2;16);BASE(2^16+[.$C11];2;16));[.R$3];1)); &quot;.&quot;)" office:value-type="float" office:value="0" calcext:value-type="float">
            <text:p>0</text:p>
          </table:table-cell>
          <table:table-cell table:style-name="ce9" table:formula="of:=IF([.S$3] &lt;&gt; &quot;&quot;;VALUE(MID(IF([.$C11]&gt;0;BASE([.$C11];2;16);BASE(2^16+[.$C11];2;16));[.S$3];1)); &quot;.&quot;)" office:value-type="float" office:value="1" calcext:value-type="float">
            <text:p>1</text:p>
          </table:table-cell>
          <table:table-cell table:style-name="ce9" table:formula="of:=IF([.T$3] &lt;&gt; &quot;&quot;;VALUE(MID(IF([.$C11]&gt;0;BASE([.$C11];2;16);BASE(2^16+[.$C11];2;16));[.T$3];1)); &quot;.&quot;)" office:value-type="float" office:value="1" calcext:value-type="float">
            <text:p>1</text:p>
          </table:table-cell>
          <table:table-cell table:style-name="ce9" table:formula="of:=IF([.U$3] &lt;&gt; &quot;&quot;;VALUE(MID(IF([.$C11]&gt;0;BASE([.$C11];2;16);BASE(2^16+[.$C11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1]&gt;0;BASE([.$C11];2;16);BASE(2^16+[.$C11];2;16));[.V$3];1)); &quot;.&quot;)" office:value-type="float" office:value="1" calcext:value-type="float">
            <text:p>1</text:p>
          </table:table-cell>
          <table:table-cell table:style-name="ce9" table:formula="of:=IF([.W$3] &lt;&gt; &quot;&quot;;VALUE(MID(IF([.$C11]&gt;0;BASE([.$C11];2;16);BASE(2^16+[.$C11];2;16));[.W$3];1)); &quot;.&quot;)" office:value-type="float" office:value="0" calcext:value-type="float">
            <text:p>0</text:p>
          </table:table-cell>
          <table:table-cell table:style-name="ce9" table:formula="of:=IF([.X$3] &lt;&gt; &quot;&quot;;VALUE(MID(IF([.$C11]&gt;0;BASE([.$C11];2;16);BASE(2^16+[.$C11];2;16));[.X$3];1)); &quot;.&quot;)" office:value-type="float" office:value="1" calcext:value-type="float">
            <text:p>1</text:p>
          </table:table-cell>
          <table:table-cell table:style-name="ce9" table:formula="of:=IF([.Y$3] &lt;&gt; &quot;&quot;;VALUE(MID(IF([.$C11]&gt;0;BASE([.$C11];2;16);BASE(2^16+[.$C11];2;16));[.Y$3];1)); &quot;.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9 =</text:p>
          </table:table-cell>
          <table:table-cell table:style-name="ce2" table:formula="of:=&quot;-X3 =&quot;" office:value-type="string" office:string-value="-X3 =" calcext:value-type="string">
            <text:p>-X3 =</text:p>
          </table:table-cell>
          <table:table-cell table:formula="of:=-[.C6]" office:value-type="float" office:value="-24953" calcext:value-type="float">
            <text:p>-24953</text:p>
          </table:table-cell>
          <table:table-cell/>
          <table:table-cell table:style-name="ce4" office:value-type="string" calcext:value-type="string">
            <text:p>B9 =</text:p>
          </table:table-cell>
          <table:table-cell table:style-name="ce4" table:formula="of:=&quot;-B3=&quot;" office:value-type="string" office:string-value="-B3=" calcext:value-type="string">
            <text:p>-B3=</text:p>
          </table:table-cell>
          <table:table-cell table:style-name="ce9" table:formula="of:=IF([.G$3] &lt;&gt; &quot;&quot;;VALUE(MID(IF([.$C12]&gt;0;BASE([.$C12];2;16);BASE(2^16+[.$C12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2]&gt;0;BASE([.$C12];2;16);BASE(2^16+[.$C12];2;16));[.H$3];1)); &quot;.&quot;)" office:value-type="float" office:value="0" calcext:value-type="float">
            <text:p>0</text:p>
          </table:table-cell>
          <table:table-cell table:style-name="ce9" table:formula="of:=IF([.I$3] &lt;&gt; &quot;&quot;;VALUE(MID(IF([.$C12]&gt;0;BASE([.$C12];2;16);BASE(2^16+[.$C12];2;16));[.I$3];1)); &quot;.&quot;)" office:value-type="float" office:value="0" calcext:value-type="float">
            <text:p>0</text:p>
          </table:table-cell>
          <table:table-cell table:style-name="ce9" table:formula="of:=IF([.J$3] &lt;&gt; &quot;&quot;;VALUE(MID(IF([.$C12]&gt;0;BASE([.$C12];2;16);BASE(2^16+[.$C12];2;16));[.J$3];1)); &quot;.&quot;)" office:value-type="float" office:value="1" calcext:value-type="float">
            <text:p>1</text:p>
          </table:table-cell>
          <table:table-cell table:style-name="ce9" table:formula="of:=IF([.K$3] &lt;&gt; &quot;&quot;;VALUE(MID(IF([.$C12]&gt;0;BASE([.$C12];2;16);BASE(2^16+[.$C12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2]&gt;0;BASE([.$C12];2;16);BASE(2^16+[.$C12];2;16));[.L$3];1)); &quot;.&quot;)" office:value-type="float" office:value="1" calcext:value-type="float">
            <text:p>1</text:p>
          </table:table-cell>
          <table:table-cell table:style-name="ce9" table:formula="of:=IF([.M$3] &lt;&gt; &quot;&quot;;VALUE(MID(IF([.$C12]&gt;0;BASE([.$C12];2;16);BASE(2^16+[.$C12];2;16));[.M$3];1)); &quot;.&quot;)" office:value-type="float" office:value="1" calcext:value-type="float">
            <text:p>1</text:p>
          </table:table-cell>
          <table:table-cell table:style-name="ce9" table:formula="of:=IF([.N$3] &lt;&gt; &quot;&quot;;VALUE(MID(IF([.$C12]&gt;0;BASE([.$C12];2;16);BASE(2^16+[.$C12];2;16));[.N$3];1)); &quot;.&quot;)" office:value-type="float" office:value="1" calcext:value-type="float">
            <text:p>1</text:p>
          </table:table-cell>
          <table:table-cell table:style-name="ce9" table:formula="of:=IF([.O$3] &lt;&gt; &quot;&quot;;VALUE(MID(IF([.$C12]&gt;0;BASE([.$C12];2;16);BASE(2^16+[.$C12];2;16));[.O$3];1)); &quot;.&quot;)" office:value-type="float" office:value="0" calcext:value-type="float">
            <text:p>0</text:p>
          </table:table-cell>
          <table:table-cell table:style-name="ce9" table:formula="of:=IF([.P$3] &lt;&gt; &quot;&quot;;VALUE(MID(IF([.$C12]&gt;0;BASE([.$C12];2;16);BASE(2^16+[.$C12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2]&gt;0;BASE([.$C12];2;16);BASE(2^16+[.$C12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12]&gt;0;BASE([.$C12];2;16);BASE(2^16+[.$C12];2;16));[.R$3];1)); &quot;.&quot;)" office:value-type="float" office:value="0" calcext:value-type="float">
            <text:p>0</text:p>
          </table:table-cell>
          <table:table-cell table:style-name="ce9" table:formula="of:=IF([.S$3] &lt;&gt; &quot;&quot;;VALUE(MID(IF([.$C12]&gt;0;BASE([.$C12];2;16);BASE(2^16+[.$C12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12]&gt;0;BASE([.$C12];2;16);BASE(2^16+[.$C12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12]&gt;0;BASE([.$C12];2;16);BASE(2^16+[.$C12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2]&gt;0;BASE([.$C12];2;16);BASE(2^16+[.$C12];2;16));[.V$3];1)); &quot;.&quot;)" office:value-type="float" office:value="0" calcext:value-type="float">
            <text:p>0</text:p>
          </table:table-cell>
          <table:table-cell table:style-name="ce9" table:formula="of:=IF([.W$3] &lt;&gt; &quot;&quot;;VALUE(MID(IF([.$C12]&gt;0;BASE([.$C12];2;16);BASE(2^16+[.$C12];2;16));[.W$3];1)); &quot;.&quot;)" office:value-type="float" office:value="1" calcext:value-type="float">
            <text:p>1</text:p>
          </table:table-cell>
          <table:table-cell table:style-name="ce9" table:formula="of:=IF([.X$3] &lt;&gt; &quot;&quot;;VALUE(MID(IF([.$C12]&gt;0;BASE([.$C12];2;16);BASE(2^16+[.$C12];2;16));[.X$3];1)); &quot;.&quot;)" office:value-type="float" office:value="1" calcext:value-type="float">
            <text:p>1</text:p>
          </table:table-cell>
          <table:table-cell table:style-name="ce9" table:formula="of:=IF([.Y$3] &lt;&gt; &quot;&quot;;VALUE(MID(IF([.$C12]&gt;0;BASE([.$C12];2;16);BASE(2^16+[.$C12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10 =</text:p>
          </table:table-cell>
          <table:table-cell table:style-name="ce2" table:formula="of:=&quot;-X4 =&quot;" office:value-type="string" office:string-value="-X4 =" calcext:value-type="string">
            <text:p>-X4 =</text:p>
          </table:table-cell>
          <table:table-cell table:formula="of:=-[.C7]" office:value-type="float" office:value="-48319" calcext:value-type="float">
            <text:p>-48319</text:p>
          </table:table-cell>
          <table:table-cell/>
          <table:table-cell table:style-name="ce4" office:value-type="string" calcext:value-type="string">
            <text:p>B10 =</text:p>
          </table:table-cell>
          <table:table-cell table:style-name="ce4" table:formula="of:=&quot;-B4=&quot;" office:value-type="string" office:string-value="-B4=" calcext:value-type="string">
            <text:p>-B4=</text:p>
          </table:table-cell>
          <table:table-cell table:style-name="ce9" table:formula="of:=IF([.G$3] &lt;&gt; &quot;&quot;;VALUE(MID(IF([.$C13]&gt;0;BASE([.$C13];2;16);BASE(2^16+[.$C13];2;16));[.G$3];1)); &quot;.&quot;)" office:value-type="float" office:value="0" calcext:value-type="float">
            <text:p>0</text:p>
          </table:table-cell>
          <table:table-cell table:style-name="ce9" table:formula="of:=IF([.H$3] &lt;&gt; &quot;&quot;;VALUE(MID(IF([.$C13]&gt;0;BASE([.$C13];2;16);BASE(2^16+[.$C13];2;16));[.H$3];1)); &quot;.&quot;)" office:value-type="float" office:value="1" calcext:value-type="float">
            <text:p>1</text:p>
          </table:table-cell>
          <table:table-cell table:style-name="ce9" table:formula="of:=IF([.I$3] &lt;&gt; &quot;&quot;;VALUE(MID(IF([.$C13]&gt;0;BASE([.$C13];2;16);BASE(2^16+[.$C13];2;16));[.I$3];1)); &quot;.&quot;)" office:value-type="float" office:value="0" calcext:value-type="float">
            <text:p>0</text:p>
          </table:table-cell>
          <table:table-cell table:style-name="ce9" table:formula="of:=IF([.J$3] &lt;&gt; &quot;&quot;;VALUE(MID(IF([.$C13]&gt;0;BASE([.$C13];2;16);BASE(2^16+[.$C13];2;16));[.J$3];1)); &quot;.&quot;)" office:value-type="float" office:value="0" calcext:value-type="float">
            <text:p>0</text:p>
          </table:table-cell>
          <table:table-cell table:style-name="ce9" table:formula="of:=IF([.K$3] &lt;&gt; &quot;&quot;;VALUE(MID(IF([.$C13]&gt;0;BASE([.$C13];2;16);BASE(2^16+[.$C13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3]&gt;0;BASE([.$C13];2;16);BASE(2^16+[.$C13];2;16));[.L$3];1)); &quot;.&quot;)" office:value-type="float" office:value="0" calcext:value-type="float">
            <text:p>0</text:p>
          </table:table-cell>
          <table:table-cell table:style-name="ce9" table:formula="of:=IF([.M$3] &lt;&gt; &quot;&quot;;VALUE(MID(IF([.$C13]&gt;0;BASE([.$C13];2;16);BASE(2^16+[.$C13];2;16));[.M$3];1)); &quot;.&quot;)" office:value-type="float" office:value="0" calcext:value-type="float">
            <text:p>0</text:p>
          </table:table-cell>
          <table:table-cell table:style-name="ce9" table:formula="of:=IF([.N$3] &lt;&gt; &quot;&quot;;VALUE(MID(IF([.$C13]&gt;0;BASE([.$C13];2;16);BASE(2^16+[.$C13];2;16));[.N$3];1)); &quot;.&quot;)" office:value-type="float" office:value="1" calcext:value-type="float">
            <text:p>1</text:p>
          </table:table-cell>
          <table:table-cell table:style-name="ce9" table:formula="of:=IF([.O$3] &lt;&gt; &quot;&quot;;VALUE(MID(IF([.$C13]&gt;0;BASE([.$C13];2;16);BASE(2^16+[.$C13];2;16));[.O$3];1)); &quot;.&quot;)" office:value-type="float" office:value="1" calcext:value-type="float">
            <text:p>1</text:p>
          </table:table-cell>
          <table:table-cell table:style-name="ce9" table:formula="of:=IF([.P$3] &lt;&gt; &quot;&quot;;VALUE(MID(IF([.$C13]&gt;0;BASE([.$C13];2;16);BASE(2^16+[.$C13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3]&gt;0;BASE([.$C13];2;16);BASE(2^16+[.$C13];2;16));[.Q$3];1)); &quot;.&quot;)" office:value-type="float" office:value="0" calcext:value-type="float">
            <text:p>0</text:p>
          </table:table-cell>
          <table:table-cell table:style-name="ce9" table:formula="of:=IF([.R$3] &lt;&gt; &quot;&quot;;VALUE(MID(IF([.$C13]&gt;0;BASE([.$C13];2;16);BASE(2^16+[.$C13];2;16));[.R$3];1)); &quot;.&quot;)" office:value-type="float" office:value="1" calcext:value-type="float">
            <text:p>1</text:p>
          </table:table-cell>
          <table:table-cell table:style-name="ce9" table:formula="of:=IF([.S$3] &lt;&gt; &quot;&quot;;VALUE(MID(IF([.$C13]&gt;0;BASE([.$C13];2;16);BASE(2^16+[.$C13];2;16));[.S$3];1)); &quot;.&quot;)" office:value-type="float" office:value="0" calcext:value-type="float">
            <text:p>0</text:p>
          </table:table-cell>
          <table:table-cell table:style-name="ce9" table:formula="of:=IF([.T$3] &lt;&gt; &quot;&quot;;VALUE(MID(IF([.$C13]&gt;0;BASE([.$C13];2;16);BASE(2^16+[.$C13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13]&gt;0;BASE([.$C13];2;16);BASE(2^16+[.$C13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3]&gt;0;BASE([.$C13];2;16);BASE(2^16+[.$C13];2;16));[.V$3];1)); &quot;.&quot;)" office:value-type="float" office:value="0" calcext:value-type="float">
            <text:p>0</text:p>
          </table:table-cell>
          <table:table-cell table:style-name="ce9" table:formula="of:=IF([.W$3] &lt;&gt; &quot;&quot;;VALUE(MID(IF([.$C13]&gt;0;BASE([.$C13];2;16);BASE(2^16+[.$C13];2;16));[.W$3];1)); &quot;.&quot;)" office:value-type="float" office:value="0" calcext:value-type="float">
            <text:p>0</text:p>
          </table:table-cell>
          <table:table-cell table:style-name="ce9" table:formula="of:=IF([.X$3] &lt;&gt; &quot;&quot;;VALUE(MID(IF([.$C13]&gt;0;BASE([.$C13];2;16);BASE(2^16+[.$C13];2;16));[.X$3];1)); &quot;.&quot;)" office:value-type="float" office:value="0" calcext:value-type="float">
            <text:p>0</text:p>
          </table:table-cell>
          <table:table-cell table:style-name="ce9" table:formula="of:=IF([.Y$3] &lt;&gt; &quot;&quot;;VALUE(MID(IF([.$C13]&gt;0;BASE([.$C13];2;16);BASE(2^16+[.$C13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11 =</text:p>
          </table:table-cell>
          <table:table-cell table:style-name="ce2" table:formula="of:=&quot;-X5 =&quot;" office:value-type="string" office:string-value="-X5 =" calcext:value-type="string">
            <text:p>-X5 =</text:p>
          </table:table-cell>
          <table:table-cell table:formula="of:=-[.C8]" office:value-type="float" office:value="-21779" calcext:value-type="float">
            <text:p>-21779</text:p>
          </table:table-cell>
          <table:table-cell/>
          <table:table-cell table:style-name="ce4" office:value-type="string" calcext:value-type="string">
            <text:p>B11 =</text:p>
          </table:table-cell>
          <table:table-cell table:style-name="ce4" table:formula="of:=&quot;-B5= &quot;" office:value-type="string" office:string-value="-B5=" calcext:value-type="string">
            <text:p>-B5=</text:p>
          </table:table-cell>
          <table:table-cell table:style-name="ce9" table:formula="of:=IF([.G$3] &lt;&gt; &quot;&quot;;VALUE(MID(IF([.$C14]&gt;0;BASE([.$C14];2;16);BASE(2^16+[.$C14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4]&gt;0;BASE([.$C14];2;16);BASE(2^16+[.$C14];2;16));[.H$3];1)); &quot;.&quot;)" office:value-type="float" office:value="0" calcext:value-type="float">
            <text:p>0</text:p>
          </table:table-cell>
          <table:table-cell table:style-name="ce9" table:formula="of:=IF([.I$3] &lt;&gt; &quot;&quot;;VALUE(MID(IF([.$C14]&gt;0;BASE([.$C14];2;16);BASE(2^16+[.$C14];2;16));[.I$3];1)); &quot;.&quot;)" office:value-type="float" office:value="1" calcext:value-type="float">
            <text:p>1</text:p>
          </table:table-cell>
          <table:table-cell table:style-name="ce9" table:formula="of:=IF([.J$3] &lt;&gt; &quot;&quot;;VALUE(MID(IF([.$C14]&gt;0;BASE([.$C14];2;16);BASE(2^16+[.$C14];2;16));[.J$3];1)); &quot;.&quot;)" office:value-type="float" office:value="0" calcext:value-type="float">
            <text:p>0</text:p>
          </table:table-cell>
          <table:table-cell table:style-name="ce9" table:formula="of:=IF([.K$3] &lt;&gt; &quot;&quot;;VALUE(MID(IF([.$C14]&gt;0;BASE([.$C14];2;16);BASE(2^16+[.$C14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4]&gt;0;BASE([.$C14];2;16);BASE(2^16+[.$C14];2;16));[.L$3];1)); &quot;.&quot;)" office:value-type="float" office:value="1" calcext:value-type="float">
            <text:p>1</text:p>
          </table:table-cell>
          <table:table-cell table:style-name="ce9" table:formula="of:=IF([.M$3] &lt;&gt; &quot;&quot;;VALUE(MID(IF([.$C14]&gt;0;BASE([.$C14];2;16);BASE(2^16+[.$C14];2;16));[.M$3];1)); &quot;.&quot;)" office:value-type="float" office:value="0" calcext:value-type="float">
            <text:p>0</text:p>
          </table:table-cell>
          <table:table-cell table:style-name="ce9" table:formula="of:=IF([.N$3] &lt;&gt; &quot;&quot;;VALUE(MID(IF([.$C14]&gt;0;BASE([.$C14];2;16);BASE(2^16+[.$C14];2;16));[.N$3];1)); &quot;.&quot;)" office:value-type="float" office:value="1" calcext:value-type="float">
            <text:p>1</text:p>
          </table:table-cell>
          <table:table-cell table:style-name="ce9" table:formula="of:=IF([.O$3] &lt;&gt; &quot;&quot;;VALUE(MID(IF([.$C14]&gt;0;BASE([.$C14];2;16);BASE(2^16+[.$C14];2;16));[.O$3];1)); &quot;.&quot;)" office:value-type="float" office:value="0" calcext:value-type="float">
            <text:p>0</text:p>
          </table:table-cell>
          <table:table-cell table:style-name="ce9" table:formula="of:=IF([.P$3] &lt;&gt; &quot;&quot;;VALUE(MID(IF([.$C14]&gt;0;BASE([.$C14];2;16);BASE(2^16+[.$C14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4]&gt;0;BASE([.$C14];2;16);BASE(2^16+[.$C14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14]&gt;0;BASE([.$C14];2;16);BASE(2^16+[.$C14];2;16));[.R$3];1)); &quot;.&quot;)" office:value-type="float" office:value="1" calcext:value-type="float">
            <text:p>1</text:p>
          </table:table-cell>
          <table:table-cell table:style-name="ce9" table:formula="of:=IF([.S$3] &lt;&gt; &quot;&quot;;VALUE(MID(IF([.$C14]&gt;0;BASE([.$C14];2;16);BASE(2^16+[.$C14];2;16));[.S$3];1)); &quot;.&quot;)" office:value-type="float" office:value="1" calcext:value-type="float">
            <text:p>1</text:p>
          </table:table-cell>
          <table:table-cell table:style-name="ce9" table:formula="of:=IF([.T$3] &lt;&gt; &quot;&quot;;VALUE(MID(IF([.$C14]&gt;0;BASE([.$C14];2;16);BASE(2^16+[.$C14];2;16));[.T$3];1)); &quot;.&quot;)" office:value-type="float" office:value="0" calcext:value-type="float">
            <text:p>0</text:p>
          </table:table-cell>
          <table:table-cell table:style-name="ce9" table:formula="of:=IF([.U$3] &lt;&gt; &quot;&quot;;VALUE(MID(IF([.$C14]&gt;0;BASE([.$C14];2;16);BASE(2^16+[.$C14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4]&gt;0;BASE([.$C14];2;16);BASE(2^16+[.$C14];2;16));[.V$3];1)); &quot;.&quot;)" office:value-type="float" office:value="1" calcext:value-type="float">
            <text:p>1</text:p>
          </table:table-cell>
          <table:table-cell table:style-name="ce9" table:formula="of:=IF([.W$3] &lt;&gt; &quot;&quot;;VALUE(MID(IF([.$C14]&gt;0;BASE([.$C14];2;16);BASE(2^16+[.$C14];2;16));[.W$3];1)); &quot;.&quot;)" office:value-type="float" office:value="1" calcext:value-type="float">
            <text:p>1</text:p>
          </table:table-cell>
          <table:table-cell table:style-name="ce9" table:formula="of:=IF([.X$3] &lt;&gt; &quot;&quot;;VALUE(MID(IF([.$C14]&gt;0;BASE([.$C14];2;16);BASE(2^16+[.$C14];2;16));[.X$3];1)); &quot;.&quot;)" office:value-type="float" office:value="0" calcext:value-type="float">
            <text:p>0</text:p>
          </table:table-cell>
          <table:table-cell table:style-name="ce9" table:formula="of:=IF([.Y$3] &lt;&gt; &quot;&quot;;VALUE(MID(IF([.$C14]&gt;0;BASE([.$C14];2;16);BASE(2^16+[.$C14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12 =</text:p>
          </table:table-cell>
          <table:table-cell table:style-name="ce2" table:formula="of:=&quot;-X6 =&quot;" office:value-type="string" office:string-value="-X6 =" calcext:value-type="string">
            <text:p>-X6 =</text:p>
          </table:table-cell>
          <table:table-cell table:formula="of:=-[.C9]" office:value-type="float" office:value="-17217" calcext:value-type="float">
            <text:p>-17217</text:p>
          </table:table-cell>
          <table:table-cell/>
          <table:table-cell table:style-name="ce4" office:value-type="string" calcext:value-type="string">
            <text:p>B12 =</text:p>
          </table:table-cell>
          <table:table-cell table:style-name="ce4" table:formula="of:=&quot;-B6=&quot;" office:value-type="string" office:string-value="-B6=" calcext:value-type="string">
            <text:p>-B6=</text:p>
          </table:table-cell>
          <table:table-cell table:style-name="ce9" table:formula="of:=IF([.G$3] &lt;&gt; &quot;&quot;;VALUE(MID(IF([.$C15]&gt;0;BASE([.$C15];2;16);BASE(2^16+[.$C15];2;16));[.G$3];1)); &quot;.&quot;)" office:value-type="float" office:value="1" calcext:value-type="float">
            <text:p>1</text:p>
          </table:table-cell>
          <table:table-cell table:style-name="ce9" table:formula="of:=IF([.H$3] &lt;&gt; &quot;&quot;;VALUE(MID(IF([.$C15]&gt;0;BASE([.$C15];2;16);BASE(2^16+[.$C15];2;16));[.H$3];1)); &quot;.&quot;)" office:value-type="float" office:value="0" calcext:value-type="float">
            <text:p>0</text:p>
          </table:table-cell>
          <table:table-cell table:style-name="ce9" table:formula="of:=IF([.I$3] &lt;&gt; &quot;&quot;;VALUE(MID(IF([.$C15]&gt;0;BASE([.$C15];2;16);BASE(2^16+[.$C15];2;16));[.I$3];1)); &quot;.&quot;)" office:value-type="float" office:value="1" calcext:value-type="float">
            <text:p>1</text:p>
          </table:table-cell>
          <table:table-cell table:style-name="ce9" table:formula="of:=IF([.J$3] &lt;&gt; &quot;&quot;;VALUE(MID(IF([.$C15]&gt;0;BASE([.$C15];2;16);BASE(2^16+[.$C15];2;16));[.J$3];1)); &quot;.&quot;)" office:value-type="float" office:value="1" calcext:value-type="float">
            <text:p>1</text:p>
          </table:table-cell>
          <table:table-cell table:style-name="ce9" table:formula="of:=IF([.K$3] &lt;&gt; &quot;&quot;;VALUE(MID(IF([.$C15]&gt;0;BASE([.$C15];2;16);BASE(2^16+[.$C15];2;16));[.K$3];1)); &quot;.&quot;)" office:value-type="string" office:string-value="." calcext:value-type="string">
            <text:p>.</text:p>
          </table:table-cell>
          <table:table-cell table:style-name="ce9" table:formula="of:=IF([.L$3] &lt;&gt; &quot;&quot;;VALUE(MID(IF([.$C15]&gt;0;BASE([.$C15];2;16);BASE(2^16+[.$C15];2;16));[.L$3];1)); &quot;.&quot;)" office:value-type="float" office:value="1" calcext:value-type="float">
            <text:p>1</text:p>
          </table:table-cell>
          <table:table-cell table:style-name="ce9" table:formula="of:=IF([.M$3] &lt;&gt; &quot;&quot;;VALUE(MID(IF([.$C15]&gt;0;BASE([.$C15];2;16);BASE(2^16+[.$C15];2;16));[.M$3];1)); &quot;.&quot;)" office:value-type="float" office:value="1" calcext:value-type="float">
            <text:p>1</text:p>
          </table:table-cell>
          <table:table-cell table:style-name="ce9" table:formula="of:=IF([.N$3] &lt;&gt; &quot;&quot;;VALUE(MID(IF([.$C15]&gt;0;BASE([.$C15];2;16);BASE(2^16+[.$C15];2;16));[.N$3];1)); &quot;.&quot;)" office:value-type="float" office:value="0" calcext:value-type="float">
            <text:p>0</text:p>
          </table:table-cell>
          <table:table-cell table:style-name="ce9" table:formula="of:=IF([.O$3] &lt;&gt; &quot;&quot;;VALUE(MID(IF([.$C15]&gt;0;BASE([.$C15];2;16);BASE(2^16+[.$C15];2;16));[.O$3];1)); &quot;.&quot;)" office:value-type="float" office:value="0" calcext:value-type="float">
            <text:p>0</text:p>
          </table:table-cell>
          <table:table-cell table:style-name="ce9" table:formula="of:=IF([.P$3] &lt;&gt; &quot;&quot;;VALUE(MID(IF([.$C15]&gt;0;BASE([.$C15];2;16);BASE(2^16+[.$C15];2;16));[.P$3];1)); &quot;.&quot;)" office:value-type="string" office:string-value="." calcext:value-type="string">
            <text:p>.</text:p>
          </table:table-cell>
          <table:table-cell table:style-name="ce9" table:formula="of:=IF([.Q$3] &lt;&gt; &quot;&quot;;VALUE(MID(IF([.$C15]&gt;0;BASE([.$C15];2;16);BASE(2^16+[.$C15];2;16));[.Q$3];1)); &quot;.&quot;)" office:value-type="float" office:value="1" calcext:value-type="float">
            <text:p>1</text:p>
          </table:table-cell>
          <table:table-cell table:style-name="ce9" table:formula="of:=IF([.R$3] &lt;&gt; &quot;&quot;;VALUE(MID(IF([.$C15]&gt;0;BASE([.$C15];2;16);BASE(2^16+[.$C15];2;16));[.R$3];1)); &quot;.&quot;)" office:value-type="float" office:value="0" calcext:value-type="float">
            <text:p>0</text:p>
          </table:table-cell>
          <table:table-cell table:style-name="ce9" table:formula="of:=IF([.S$3] &lt;&gt; &quot;&quot;;VALUE(MID(IF([.$C15]&gt;0;BASE([.$C15];2;16);BASE(2^16+[.$C15];2;16));[.S$3];1)); &quot;.&quot;)" office:value-type="float" office:value="1" calcext:value-type="float">
            <text:p>1</text:p>
          </table:table-cell>
          <table:table-cell table:style-name="ce9" table:formula="of:=IF([.T$3] &lt;&gt; &quot;&quot;;VALUE(MID(IF([.$C15]&gt;0;BASE([.$C15];2;16);BASE(2^16+[.$C15];2;16));[.T$3];1)); &quot;.&quot;)" office:value-type="float" office:value="1" calcext:value-type="float">
            <text:p>1</text:p>
          </table:table-cell>
          <table:table-cell table:style-name="ce9" table:formula="of:=IF([.U$3] &lt;&gt; &quot;&quot;;VALUE(MID(IF([.$C15]&gt;0;BASE([.$C15];2;16);BASE(2^16+[.$C15];2;16));[.U$3];1)); &quot;.&quot;)" office:value-type="string" office:string-value="." calcext:value-type="string">
            <text:p>.</text:p>
          </table:table-cell>
          <table:table-cell table:style-name="ce9" table:formula="of:=IF([.V$3] &lt;&gt; &quot;&quot;;VALUE(MID(IF([.$C15]&gt;0;BASE([.$C15];2;16);BASE(2^16+[.$C15];2;16));[.V$3];1)); &quot;.&quot;)" office:value-type="float" office:value="1" calcext:value-type="float">
            <text:p>1</text:p>
          </table:table-cell>
          <table:table-cell table:style-name="ce9" table:formula="of:=IF([.W$3] &lt;&gt; &quot;&quot;;VALUE(MID(IF([.$C15]&gt;0;BASE([.$C15];2;16);BASE(2^16+[.$C15];2;16));[.W$3];1)); &quot;.&quot;)" office:value-type="float" office:value="1" calcext:value-type="float">
            <text:p>1</text:p>
          </table:table-cell>
          <table:table-cell table:style-name="ce9" table:formula="of:=IF([.X$3] &lt;&gt; &quot;&quot;;VALUE(MID(IF([.$C15]&gt;0;BASE([.$C15];2;16);BASE(2^16+[.$C15];2;16));[.X$3];1)); &quot;.&quot;)" office:value-type="float" office:value="1" calcext:value-type="float">
            <text:p>1</text:p>
          </table:table-cell>
          <table:table-cell table:style-name="ce9" table:formula="of:=IF([.Y$3] &lt;&gt; &quot;&quot;;VALUE(MID(IF([.$C15]&gt;0;BASE([.$C15];2;16);BASE(2^16+[.$C15];2;16)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18]&lt;&gt;&quot;.&quot;;INT((IF([.G18]&lt;&gt;&quot;&quot;;[.G18];[.H18])+IF([.G19]&lt;&gt;&quot;&quot;;[.G19];[.H19])+IF([.H17]&lt;&gt;&quot;&quot;;[.H17];[.I17]))/2);&quot;&quot;)" office:value-type="float" office:value="0" calcext:value-type="float">
            <text:p>0</text:p>
          </table:table-cell>
          <table:table-cell table:style-name="ce6" table:formula="of:=IF([.H18]&lt;&gt;&quot;.&quot;;INT((IF([.H18]&lt;&gt;&quot;&quot;;[.H18];[.I18])+IF([.H19]&lt;&gt;&quot;&quot;;[.H19];[.I19])+IF([.I17]&lt;&gt;&quot;&quot;;[.I17];[.J17]))/2);&quot;&quot;)" office:value-type="float" office:value="0" calcext:value-type="float">
            <text:p>0</text:p>
          </table:table-cell>
          <table:table-cell table:style-name="ce6" table:formula="of:=IF([.I18]&lt;&gt;&quot;.&quot;;INT((IF([.I18]&lt;&gt;&quot;&quot;;[.I18];[.J18])+IF([.I19]&lt;&gt;&quot;&quot;;[.I19];[.J19])+IF([.J17]&lt;&gt;&quot;&quot;;[.J17];[.K17]))/2);&quot;&quot;)" office:value-type="float" office:value="0" calcext:value-type="float">
            <text:p>0</text:p>
          </table:table-cell>
          <table:table-cell table:style-name="ce6" table:formula="of:=IF([.J18]&lt;&gt;&quot;.&quot;;INT((IF([.J18]&lt;&gt;&quot;&quot;;[.J18];[.K18])+IF([.J19]&lt;&gt;&quot;&quot;;[.J19];[.K19])+IF([.K17]&lt;&gt;&quot;&quot;;[.K17];[.L17]))/2);&quot;&quot;)" office:value-type="float" office:value="1" calcext:value-type="float">
            <text:p>1</text:p>
          </table:table-cell>
          <table:table-cell table:style-name="ce6" table:formula="of:=IF([.K18]&lt;&gt;&quot;.&quot;;INT((IF([.K18]&lt;&gt;&quot;&quot;;[.K18];[.L18])+IF([.K19]&lt;&gt;&quot;&quot;;[.K19];[.L19])+IF([.L17]&lt;&gt;&quot;&quot;;[.L17];[.M17]))/2);&quot;&quot;)">
            <text:p/>
          </table:table-cell>
          <table:table-cell table:style-name="ce6" table:formula="of:=IF([.L18]&lt;&gt;&quot;.&quot;;INT((IF([.L18]&lt;&gt;&quot;&quot;;[.L18];[.M18])+IF([.L19]&lt;&gt;&quot;&quot;;[.L19];[.M19])+IF([.M17]&lt;&gt;&quot;&quot;;[.M17];[.N17]))/2);&quot;&quot;)" office:value-type="float" office:value="1" calcext:value-type="float">
            <text:p>1</text:p>
          </table:table-cell>
          <table:table-cell table:style-name="ce6" table:formula="of:=IF([.M18]&lt;&gt;&quot;.&quot;;INT((IF([.M18]&lt;&gt;&quot;&quot;;[.M18];[.N18])+IF([.M19]&lt;&gt;&quot;&quot;;[.M19];[.N19])+IF([.N17]&lt;&gt;&quot;&quot;;[.N17];[.O17]))/2);&quot;&quot;)" office:value-type="float" office:value="1" calcext:value-type="float">
            <text:p>1</text:p>
          </table:table-cell>
          <table:table-cell table:style-name="ce6" table:formula="of:=IF([.N18]&lt;&gt;&quot;.&quot;;INT((IF([.N18]&lt;&gt;&quot;&quot;;[.N18];[.O18])+IF([.N19]&lt;&gt;&quot;&quot;;[.N19];[.O19])+IF([.O17]&lt;&gt;&quot;&quot;;[.O17];[.P17]))/2);&quot;&quot;)" office:value-type="float" office:value="1" calcext:value-type="float">
            <text:p>1</text:p>
          </table:table-cell>
          <table:table-cell table:style-name="ce6" table:formula="of:=IF([.O18]&lt;&gt;&quot;.&quot;;INT((IF([.O18]&lt;&gt;&quot;&quot;;[.O18];[.P18])+IF([.O19]&lt;&gt;&quot;&quot;;[.O19];[.P19])+IF([.P17]&lt;&gt;&quot;&quot;;[.P17];[.Q17]))/2);&quot;&quot;)" office:value-type="float" office:value="0" calcext:value-type="float">
            <text:p>0</text:p>
          </table:table-cell>
          <table:table-cell table:style-name="ce6" table:formula="of:=IF([.P18]&lt;&gt;&quot;.&quot;;INT((IF([.P18]&lt;&gt;&quot;&quot;;[.P18];[.Q18])+IF([.P19]&lt;&gt;&quot;&quot;;[.P19];[.Q19])+IF([.Q17]&lt;&gt;&quot;&quot;;[.Q17];[.R17]))/2);&quot;&quot;)">
            <text:p/>
          </table:table-cell>
          <table:table-cell table:style-name="ce6" table:formula="of:=IF([.Q18]&lt;&gt;&quot;.&quot;;INT((IF([.Q18]&lt;&gt;&quot;&quot;;[.Q18];[.R18])+IF([.Q19]&lt;&gt;&quot;&quot;;[.Q19];[.R19])+IF([.R17]&lt;&gt;&quot;&quot;;[.R17];[.S17]))/2);&quot;&quot;)" office:value-type="float" office:value="0" calcext:value-type="float">
            <text:p>0</text:p>
          </table:table-cell>
          <table:table-cell table:style-name="ce6" table:formula="of:=IF([.R18]&lt;&gt;&quot;.&quot;;INT((IF([.R18]&lt;&gt;&quot;&quot;;[.R18];[.S18])+IF([.R19]&lt;&gt;&quot;&quot;;[.R19];[.S19])+IF([.S17]&lt;&gt;&quot;&quot;;[.S17];[.T17]))/2);&quot;&quot;)" office:value-type="float" office:value="0" calcext:value-type="float">
            <text:p>0</text:p>
          </table:table-cell>
          <table:table-cell table:style-name="ce6" table:formula="of:=IF([.S18]&lt;&gt;&quot;.&quot;;INT((IF([.S18]&lt;&gt;&quot;&quot;;[.S18];[.T18])+IF([.S19]&lt;&gt;&quot;&quot;;[.S19];[.T19])+IF([.T17]&lt;&gt;&quot;&quot;;[.T17];[.U17]))/2);&quot;&quot;)" office:value-type="float" office:value="0" calcext:value-type="float">
            <text:p>0</text:p>
          </table:table-cell>
          <table:table-cell table:style-name="ce6" table:formula="of:=IF([.T18]&lt;&gt;&quot;.&quot;;INT((IF([.T18]&lt;&gt;&quot;&quot;;[.T18];[.U18])+IF([.T19]&lt;&gt;&quot;&quot;;[.T19];[.U19])+IF([.U17]&lt;&gt;&quot;&quot;;[.U17];[.V17]))/2);&quot;&quot;)" office:value-type="float" office:value="0" calcext:value-type="float">
            <text:p>0</text:p>
          </table:table-cell>
          <table:table-cell table:style-name="ce6" table:formula="of:=IF([.U18]&lt;&gt;&quot;.&quot;;INT((IF([.U18]&lt;&gt;&quot;&quot;;[.U18];[.V18])+IF([.U19]&lt;&gt;&quot;&quot;;[.U19];[.V19])+IF([.V17]&lt;&gt;&quot;&quot;;[.V17];[.W17]))/2);&quot;&quot;)">
            <text:p/>
          </table:table-cell>
          <table:table-cell table:style-name="ce6" table:formula="of:=IF([.V18]&lt;&gt;&quot;.&quot;;INT((IF([.V18]&lt;&gt;&quot;&quot;;[.V18];[.W18])+IF([.V19]&lt;&gt;&quot;&quot;;[.V19];[.W19])+IF([.W17]&lt;&gt;&quot;&quot;;[.W17];[.X17]))/2);&quot;&quot;)" office:value-type="float" office:value="0" calcext:value-type="float">
            <text:p>0</text:p>
          </table:table-cell>
          <table:table-cell table:style-name="ce6" table:formula="of:=IF([.W18]&lt;&gt;&quot;.&quot;;INT((IF([.W18]&lt;&gt;&quot;&quot;;[.W18];[.X18])+IF([.W19]&lt;&gt;&quot;&quot;;[.W19];[.X19])+IF([.X17]&lt;&gt;&quot;&quot;;[.X17];[.Y17]))/2);&quot;&quot;)" office:value-type="float" office:value="1" calcext:value-type="float">
            <text:p>1</text:p>
          </table:table-cell>
          <table:table-cell table:style-name="ce6" table:formula="of:=IF([.X18]&lt;&gt;&quot;.&quot;;INT((IF([.X18]&lt;&gt;&quot;&quot;;[.X18];[.Y18])+IF([.X19]&lt;&gt;&quot;&quot;;[.X19];[.Y19])+IF([.Y17]&lt;&gt;&quot;&quot;;[.Y17];[.Z17]))/2);&quot;&quot;)" office:value-type="float" office:value="1" calcext:value-type="float">
            <text:p>1</text:p>
          </table:table-cell>
          <table:table-cell table:style-name="ce6" table:formula="of:=IF([.Y18]&lt;&gt;&quot;.&quot;;INT((IF([.Y18]&lt;&gt;&quot;&quot;;[.Y18];[.Z18])+IF([.Y19]&lt;&gt;&quot;&quot;;[.Y19];[.Z19])+IF([.Z17]&lt;&gt;&quot;&quot;;[.Z17];[.AA17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1</text:span><text:span text:style-name="T2">(2)</text:span></text:p>
          </table:table-cell>
          <table:table-cell/>
          <table:table-cell table:style-name="ce7" table:formula="of:=[.G4]" office:value-type="float" office:value="0" calcext:value-type="float">
            <text:p>0</text:p>
          </table:table-cell>
          <table:table-cell table:style-name="ce7" table:formula="of:=[.H4]" office:value-type="float" office:value="0" calcext:value-type="float">
            <text:p>0</text:p>
          </table:table-cell>
          <table:table-cell table:style-name="ce7" table:formula="of:=[.I4]" office:value-type="float" office:value="0" calcext:value-type="float">
            <text:p>0</text:p>
          </table:table-cell>
          <table:table-cell table:style-name="ce7" table:formula="of:=[.J4]" office:value-type="float" office:value="0" calcext:value-type="float">
            <text:p>0</text:p>
          </table:table-cell>
          <table:table-cell table:style-name="ce7" table:formula="of:=[.K4]" office:value-type="string" office:string-value="." calcext:value-type="string">
            <text:p>.</text:p>
          </table:table-cell>
          <table:table-cell table:style-name="ce7" table:formula="of:=[.L4]" office:value-type="float" office:value="0" calcext:value-type="float">
            <text:p>0</text:p>
          </table:table-cell>
          <table:table-cell table:style-name="ce7" table:formula="of:=[.M4]" office:value-type="float" office:value="1" calcext:value-type="float">
            <text:p>1</text:p>
          </table:table-cell>
          <table:table-cell table:style-name="ce7" table:formula="of:=[.N4]" office:value-type="float" office:value="1" calcext:value-type="float">
            <text:p>1</text:p>
          </table:table-cell>
          <table:table-cell table:style-name="ce7" table:formula="of:=[.O4]" office:value-type="float" office:value="0" calcext:value-type="float">
            <text:p>0</text:p>
          </table:table-cell>
          <table:table-cell table:style-name="ce7" table:formula="of:=[.P4]" office:value-type="string" office:string-value="." calcext:value-type="string">
            <text:p>.</text:p>
          </table:table-cell>
          <table:table-cell table:style-name="ce7" table:formula="of:=[.Q4]" office:value-type="float" office:value="0" calcext:value-type="float">
            <text:p>0</text:p>
          </table:table-cell>
          <table:table-cell table:style-name="ce7" table:formula="of:=[.R4]" office:value-type="float" office:value="0" calcext:value-type="float">
            <text:p>0</text:p>
          </table:table-cell>
          <table:table-cell table:style-name="ce7" table:formula="of:=[.S4]" office:value-type="float" office:value="1" calcext:value-type="float">
            <text:p>1</text:p>
          </table:table-cell>
          <table:table-cell table:style-name="ce7" table:formula="of:=[.T4]" office:value-type="float" office:value="1" calcext:value-type="float">
            <text:p>1</text:p>
          </table:table-cell>
          <table:table-cell table:style-name="ce7" table:formula="of:=[.U4]" office:value-type="string" office:string-value="." calcext:value-type="string">
            <text:p>.</text:p>
          </table:table-cell>
          <table:table-cell table:style-name="ce7" table:formula="of:=[.V4]" office:value-type="float" office:value="0" calcext:value-type="float">
            <text:p>0</text:p>
          </table:table-cell>
          <table:table-cell table:style-name="ce7" table:formula="of:=[.W4]" office:value-type="float" office:value="0" calcext:value-type="float">
            <text:p>0</text:p>
          </table:table-cell>
          <table:table-cell table:style-name="ce7" table:formula="of:=[.X4]" office:value-type="float" office:value="1" calcext:value-type="float">
            <text:p>1</text:p>
          </table:table-cell>
          <table:table-cell table:style-name="ce11" table:formula="of:=[.Y4]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<text:span text:style-name="T1">X1</text:span><text:span text:style-name="T2">(2)</text:span></text:p>
          </table:table-cell>
          <table:table-cell table:style-name="ce3" table:formula="of:=[.C4]" office:value-type="float" office:value="1587" calcext:value-type="float">
            <text:p>1587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2</text:span><text:span text:style-name="T2">(2)</text:span></text:p>
          </table:table-cell>
          <table:table-cell/>
          <table:table-cell table:style-name="ce10" table:formula="of:=[.G5]" office:value-type="float" office:value="0" calcext:value-type="float">
            <text:p>0</text:p>
          </table:table-cell>
          <table:table-cell table:style-name="ce10" table:formula="of:=[.H5]" office:value-type="float" office:value="1" calcext:value-type="float">
            <text:p>1</text:p>
          </table:table-cell>
          <table:table-cell table:style-name="ce10" table:formula="of:=[.I5]" office:value-type="float" office:value="0" calcext:value-type="float">
            <text:p>0</text:p>
          </table:table-cell>
          <table:table-cell table:style-name="ce10" table:formula="of:=[.J5]" office:value-type="float" office:value="1" calcext:value-type="float">
            <text:p>1</text:p>
          </table:table-cell>
          <table:table-cell table:style-name="ce10" table:formula="of:=[.K5]" office:value-type="string" office:string-value="." calcext:value-type="string">
            <text:p>.</text:p>
          </table:table-cell>
          <table:table-cell table:style-name="ce10" table:formula="of:=[.L5]" office:value-type="float" office:value="1" calcext:value-type="float">
            <text:p>1</text:p>
          </table:table-cell>
          <table:table-cell table:style-name="ce10" table:formula="of:=[.M5]" office:value-type="float" office:value="0" calcext:value-type="float">
            <text:p>0</text:p>
          </table:table-cell>
          <table:table-cell table:style-name="ce10" table:formula="of:=[.N5]" office:value-type="float" office:value="1" calcext:value-type="float">
            <text:p>1</text:p>
          </table:table-cell>
          <table:table-cell table:style-name="ce10" table:formula="of:=[.O5]" office:value-type="float" office:value="1" calcext:value-type="float">
            <text:p>1</text:p>
          </table:table-cell>
          <table:table-cell table:style-name="ce10" table:formula="of:=[.P5]" office:value-type="string" office:string-value="." calcext:value-type="string">
            <text:p>.</text:p>
          </table:table-cell>
          <table:table-cell table:style-name="ce10" table:formula="of:=[.Q5]" office:value-type="float" office:value="0" calcext:value-type="float">
            <text:p>0</text:p>
          </table:table-cell>
          <table:table-cell table:style-name="ce10" table:formula="of:=[.R5]" office:value-type="float" office:value="1" calcext:value-type="float">
            <text:p>1</text:p>
          </table:table-cell>
          <table:table-cell table:style-name="ce10" table:formula="of:=[.S5]" office:value-type="float" office:value="0" calcext:value-type="float">
            <text:p>0</text:p>
          </table:table-cell>
          <table:table-cell table:style-name="ce10" table:formula="of:=[.T5]" office:value-type="float" office:value="0" calcext:value-type="float">
            <text:p>0</text:p>
          </table:table-cell>
          <table:table-cell table:style-name="ce10" table:formula="of:=[.U5]" office:value-type="string" office:string-value="." calcext:value-type="string">
            <text:p>.</text:p>
          </table:table-cell>
          <table:table-cell table:style-name="ce10" table:formula="of:=[.V5]" office:value-type="float" office:value="0" calcext:value-type="float">
            <text:p>0</text:p>
          </table:table-cell>
          <table:table-cell table:style-name="ce10" table:formula="of:=[.W5]" office:value-type="float" office:value="1" calcext:value-type="float">
            <text:p>1</text:p>
          </table:table-cell>
          <table:table-cell table:style-name="ce10" table:formula="of:=[.X5]" office:value-type="float" office:value="1" calcext:value-type="float">
            <text:p>1</text:p>
          </table:table-cell>
          <table:table-cell table:style-name="ce10"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<text:span text:style-name="T1">X2</text:span><text:span text:style-name="T2">(2)</text:span></text:p>
          </table:table-cell>
          <table:table-cell table:style-name="ce18" table:formula="of:=[.C5]" office:value-type="float" office:value="23366" calcext:value-type="float">
            <text:p>23366</text:p>
          </table:table-cell>
          <table:table-cell/>
          <table:table-cell table:formula="of:=IF(AND([.G18]=0;[.G19]=0;[.G20]=1);[.$AH$5];IF(AND([.G18]=1;[.G19]=1;[.G20]=0);[.$AH$6];IF([.J23]=1;[.$AH$4];[.$AH$3])))" office:value-type="string" office:string-value="результат верный" calcext:value-type="string">
            <text:p>результат верный</text:p>
          </table:table-cell>
          <table:table-cell table:number-columns-repeated="3"/>
          <table:table-cell table:style-name="ce19"/>
          <table:table-cell table:number-columns-repeated="986"/>
        </table:table-row>
        <table:table-row table:style-name="ro2">
          <table:table-cell table:number-columns-repeated="5"/>
          <table:table-cell table:style-name="ce7"/>
          <table:table-cell table:style-name="ce7" table:formula="of:=IF([.G18]&lt;&gt;&quot;.&quot;;MOD(IF([.G18]&lt;&gt;&quot;.&quot;;[.G18];[.H18])+IF([.G19]&lt;&gt;&quot;.&quot;;[.G19];[.H19])+IF([.H17]&lt;&gt;&quot;&quot;;[.H17];[.I17]);2);&quot;.&quot;)" office:value-type="float" office:value="0" calcext:value-type="float">
            <text:p>0</text:p>
          </table:table-cell>
          <table:table-cell table:style-name="ce7" table:formula="of:=IF([.H18]&lt;&gt;&quot;.&quot;;MOD(IF([.H18]&lt;&gt;&quot;.&quot;;[.H18];[.I18])+IF([.H19]&lt;&gt;&quot;.&quot;;[.H19];[.I19])+IF([.I17]&lt;&gt;&quot;&quot;;[.I17];[.J17]);2);&quot;.&quot;)" office:value-type="float" office:value="1" calcext:value-type="float">
            <text:p>1</text:p>
          </table:table-cell>
          <table:table-cell table:style-name="ce7" table:formula="of:=IF([.I18]&lt;&gt;&quot;.&quot;;MOD(IF([.I18]&lt;&gt;&quot;.&quot;;[.I18];[.J18])+IF([.I19]&lt;&gt;&quot;.&quot;;[.I19];[.J19])+IF([.J17]&lt;&gt;&quot;&quot;;[.J17];[.K17]);2);&quot;.&quot;)" office:value-type="float" office:value="1" calcext:value-type="float">
            <text:p>1</text:p>
          </table:table-cell>
          <table:table-cell table:style-name="ce7" table:formula="of:=IF([.J18]&lt;&gt;&quot;.&quot;;MOD(IF([.J18]&lt;&gt;&quot;.&quot;;[.J18];[.K18])+IF([.J19]&lt;&gt;&quot;.&quot;;[.J19];[.K19])+IF([.K17]&lt;&gt;&quot;&quot;;[.K17];[.L17]);2);&quot;.&quot;)" office:value-type="float" office:value="0" calcext:value-type="float">
            <text:p>0</text:p>
          </table:table-cell>
          <table:table-cell table:style-name="ce7" table:formula="of:=IF([.K18]&lt;&gt;&quot;.&quot;;MOD(IF([.K18]&lt;&gt;&quot;.&quot;;[.K18];[.L18])+IF([.K19]&lt;&gt;&quot;.&quot;;[.K19];[.L19])+IF([.L17]&lt;&gt;&quot;&quot;;[.L17];[.M17]);2);&quot;.&quot;)" office:value-type="string" office:string-value="." calcext:value-type="string">
            <text:p>.</text:p>
          </table:table-cell>
          <table:table-cell table:style-name="ce7" table:formula="of:=IF([.L18]&lt;&gt;&quot;.&quot;;MOD(IF([.L18]&lt;&gt;&quot;.&quot;;[.L18];[.M18])+IF([.L19]&lt;&gt;&quot;.&quot;;[.L19];[.M19])+IF([.M17]&lt;&gt;&quot;&quot;;[.M17];[.N17]);2);&quot;.&quot;)" office:value-type="float" office:value="0" calcext:value-type="float">
            <text:p>0</text:p>
          </table:table-cell>
          <table:table-cell table:style-name="ce7" table:formula="of:=IF([.M18]&lt;&gt;&quot;.&quot;;MOD(IF([.M18]&lt;&gt;&quot;.&quot;;[.M18];[.N18])+IF([.M19]&lt;&gt;&quot;.&quot;;[.M19];[.N19])+IF([.N17]&lt;&gt;&quot;&quot;;[.N17];[.O17]);2);&quot;.&quot;)" office:value-type="float" office:value="0" calcext:value-type="float">
            <text:p>0</text:p>
          </table:table-cell>
          <table:table-cell table:style-name="ce7" table:formula="of:=IF([.N18]&lt;&gt;&quot;.&quot;;MOD(IF([.N18]&lt;&gt;&quot;.&quot;;[.N18];[.O18])+IF([.N19]&lt;&gt;&quot;.&quot;;[.N19];[.O19])+IF([.O17]&lt;&gt;&quot;&quot;;[.O17];[.P17]);2);&quot;.&quot;)" office:value-type="float" office:value="0" calcext:value-type="float">
            <text:p>0</text:p>
          </table:table-cell>
          <table:table-cell table:style-name="ce7" table:formula="of:=IF([.O18]&lt;&gt;&quot;.&quot;;MOD(IF([.O18]&lt;&gt;&quot;.&quot;;[.O18];[.P18])+IF([.O19]&lt;&gt;&quot;.&quot;;[.O19];[.P19])+IF([.P17]&lt;&gt;&quot;&quot;;[.P17];[.Q17]);2);&quot;.&quot;)" office:value-type="float" office:value="1" calcext:value-type="float">
            <text:p>1</text:p>
          </table:table-cell>
          <table:table-cell table:style-name="ce7" table:formula="of:=IF([.P18]&lt;&gt;&quot;.&quot;;MOD(IF([.P18]&lt;&gt;&quot;.&quot;;[.P18];[.Q18])+IF([.P19]&lt;&gt;&quot;.&quot;;[.P19];[.Q19])+IF([.Q17]&lt;&gt;&quot;&quot;;[.Q17];[.R17]);2);&quot;.&quot;)" office:value-type="string" office:string-value="." calcext:value-type="string">
            <text:p>.</text:p>
          </table:table-cell>
          <table:table-cell table:style-name="ce7" table:formula="of:=IF([.Q18]&lt;&gt;&quot;.&quot;;MOD(IF([.Q18]&lt;&gt;&quot;.&quot;;[.Q18];[.R18])+IF([.Q19]&lt;&gt;&quot;.&quot;;[.Q19];[.R19])+IF([.R17]&lt;&gt;&quot;&quot;;[.R17];[.S17]);2);&quot;.&quot;)" office:value-type="float" office:value="0" calcext:value-type="float">
            <text:p>0</text:p>
          </table:table-cell>
          <table:table-cell table:style-name="ce7" table:formula="of:=IF([.R18]&lt;&gt;&quot;.&quot;;MOD(IF([.R18]&lt;&gt;&quot;.&quot;;[.R18];[.S18])+IF([.R19]&lt;&gt;&quot;.&quot;;[.R19];[.S19])+IF([.S17]&lt;&gt;&quot;&quot;;[.S17];[.T17]);2);&quot;.&quot;)" office:value-type="float" office:value="1" calcext:value-type="float">
            <text:p>1</text:p>
          </table:table-cell>
          <table:table-cell table:style-name="ce7" table:formula="of:=IF([.S18]&lt;&gt;&quot;.&quot;;MOD(IF([.S18]&lt;&gt;&quot;.&quot;;[.S18];[.T18])+IF([.S19]&lt;&gt;&quot;.&quot;;[.S19];[.T19])+IF([.T17]&lt;&gt;&quot;&quot;;[.T17];[.U17]);2);&quot;.&quot;)" office:value-type="float" office:value="1" calcext:value-type="float">
            <text:p>1</text:p>
          </table:table-cell>
          <table:table-cell table:style-name="ce7" table:formula="of:=IF([.T18]&lt;&gt;&quot;.&quot;;MOD(IF([.T18]&lt;&gt;&quot;.&quot;;[.T18];[.U18])+IF([.T19]&lt;&gt;&quot;.&quot;;[.T19];[.U19])+IF([.U17]&lt;&gt;&quot;&quot;;[.U17];[.V17]);2);&quot;.&quot;)" office:value-type="float" office:value="1" calcext:value-type="float">
            <text:p>1</text:p>
          </table:table-cell>
          <table:table-cell table:style-name="ce7" table:formula="of:=IF([.U18]&lt;&gt;&quot;.&quot;;MOD(IF([.U18]&lt;&gt;&quot;.&quot;;[.U18];[.V18])+IF([.U19]&lt;&gt;&quot;.&quot;;[.U19];[.V19])+IF([.V17]&lt;&gt;&quot;&quot;;[.V17];[.W17]);2);&quot;.&quot;)" office:value-type="string" office:string-value="." calcext:value-type="string">
            <text:p>.</text:p>
          </table:table-cell>
          <table:table-cell table:style-name="ce7" table:formula="of:=IF([.V18]&lt;&gt;&quot;.&quot;;MOD(IF([.V18]&lt;&gt;&quot;.&quot;;[.V18];[.W18])+IF([.V19]&lt;&gt;&quot;.&quot;;[.V19];[.W19])+IF([.W17]&lt;&gt;&quot;&quot;;[.W17];[.X17]);2);&quot;.&quot;)" office:value-type="float" office:value="1" calcext:value-type="float">
            <text:p>1</text:p>
          </table:table-cell>
          <table:table-cell table:style-name="ce7" table:formula="of:=IF([.W18]&lt;&gt;&quot;.&quot;;MOD(IF([.W18]&lt;&gt;&quot;.&quot;;[.W18];[.X18])+IF([.W19]&lt;&gt;&quot;.&quot;;[.W19];[.X19])+IF([.X17]&lt;&gt;&quot;&quot;;[.X17];[.Y17]);2);&quot;.&quot;)" office:value-type="float" office:value="0" calcext:value-type="float">
            <text:p>0</text:p>
          </table:table-cell>
          <table:table-cell table:style-name="ce7" table:formula="of:=IF([.X18]&lt;&gt;&quot;.&quot;;MOD(IF([.X18]&lt;&gt;&quot;.&quot;;[.X18];[.Y18])+IF([.X19]&lt;&gt;&quot;.&quot;;[.X19];[.Y19])+IF([.Y17]&lt;&gt;&quot;&quot;;[.Y17];[.Z17]);2);&quot;.&quot;)" office:value-type="float" office:value="0" calcext:value-type="float">
            <text:p>0</text:p>
          </table:table-cell>
          <table:table-cell table:style-name="ce7" table:formula="of:=IF([.Y18]&lt;&gt;&quot;.&quot;;MOD(IF([.Y18]&lt;&gt;&quot;.&quot;;[.Y18];[.Z18])+IF([.Y19]&lt;&gt;&quot;.&quot;;[.Y19];[.Z19])+IF([.Z17]&lt;&gt;&quot;&quot;;[.Z17];[.AA17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20]=0;DECIMAL(SUBSTITUTE(COM.MICROSOFT.CONCAT([.G20:.Y20]);&quot;.&quot;;&quot;&quot;);2);0-DECIMAL(SUBSTITUTE(COM.MICROSOFT.CONCAT([.G21:.Y21]);&quot;.&quot;;&quot;&quot;);2))" office:value-type="float" office:value="24953" calcext:value-type="float">
            <text:p>24953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/>
          <table:table-cell>
            <draw:custom-shape draw:z-index="8" draw:name="TextBox 9" draw:style-name="gr1" draw:text-style-name="P1" svg:width="0.0004in" svg:height="0.1866in" svg:x="0.4315in" svg:y="0.060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3" table:formula="of:=[.AF18]+[.AF19]" office:value-type="float" office:value="24953" calcext:value-type="float">
            <text:p>24953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4"/>
          <table:table-cell table:style-name="ce19"/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20:.$Y20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20:.$Y20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20:.$Y20]);&quot;.&quot;;&quot;&quot;);2);2;16);[.I$3];1)); &quot;.&quot;)" office:value-type="float" office:value="0" calcext:value-type="float">
            <text:p>0</text:p>
          </table:table-cell>
          <table:table-cell table:style-name="ce7" table:formula="of:=IF([.J$3] &lt;&gt; &quot;&quot;;VALUE(MID(BASE(2^16-DECIMAL(SUBSTITUTE(COM.MICROSOFT.CONCAT([.$G20:.$Y20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20:.$Y20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20:.$Y20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20:.$Y20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20:.$Y20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20:.$Y20]);&quot;.&quot;;&quot;&quot;);2);2;16);[.O$3];1)); &quot;.&quot;)" office:value-type="float" office:value="0" calcext:value-type="float">
            <text:p>0</text:p>
          </table:table-cell>
          <table:table-cell table:style-name="ce7" table:formula="of:=IF([.P$3] &lt;&gt; &quot;&quot;;VALUE(MID(BASE(2^16-DECIMAL(SUBSTITUTE(COM.MICROSOFT.CONCAT([.$G20:.$Y20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20:.$Y20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20:.$Y20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20:.$Y20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20:.$Y20]);&quot;.&quot;;&quot;&quot;);2);2;16);[.T$3];1)); &quot;.&quot;)" office:value-type="float" office:value="0" calcext:value-type="float">
            <text:p>0</text:p>
          </table:table-cell>
          <table:table-cell table:style-name="ce7" table:formula="of:=IF([.U$3] &lt;&gt; &quot;&quot;;VALUE(MID(BASE(2^16-DECIMAL(SUBSTITUTE(COM.MICROSOFT.CONCAT([.$G20:.$Y20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20:.$Y20]);&quot;.&quot;;&quot;&quot;);2);2;16);[.V$3];1)); &quot;.&quot;)" office:value-type="float" office:value="0" calcext:value-type="float">
            <text:p>0</text:p>
          </table:table-cell>
          <table:table-cell table:style-name="ce7" table:formula="of:=IF([.W$3] &lt;&gt; &quot;&quot;;VALUE(MID(BASE(2^16-DECIMAL(SUBSTITUTE(COM.MICROSOFT.CONCAT([.$G20:.$Y20]);&quot;.&quot;;&quot;&quot;);2);2;16);[.W$3];1)); &quot;.&quot;)" office:value-type="float" office:value="1" calcext:value-type="float">
            <text:p>1</text:p>
          </table:table-cell>
          <table:table-cell table:style-name="ce7" table:formula="of:=IF([.X$3] &lt;&gt; &quot;&quot;;VALUE(MID(BASE(2^16-DECIMAL(SUBSTITUTE(COM.MICROSOFT.CONCAT([.$G20:.$Y20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20:.$Y20]);&quot;.&quot;;&quot;&quot;);2);2;16);[.Y$3];1)); &quot;.&quot;)" office:value-type="float" office:value="1" calcext:value-type="float">
            <text:p>1</text:p>
          </table:table-cell>
          <table:table-cell table:number-columns-repeated="4"/>
          <table:table-cell>
            <draw:custom-shape draw:z-index="0" draw:name="TextBox 1" draw:style-name="gr1" draw:text-style-name="P1" svg:width="0.0004in" svg:height="0.1866in" svg:x="0.4315in" svg:y="0.103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" draw:name="TextBox 2" draw:style-name="gr1" draw:text-style-name="P1" svg:width="0.0004in" svg:height="0.1866in" svg:x="0.4315in" svg:y="0.103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20:.Y20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20:.Y20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18]=0;[.G19]=0;[.G20]=1); AND([.G18]=1;[.G19]=1;[.G20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27]&lt;&gt;&quot;.&quot;;INT((IF([.G27]&lt;&gt;&quot;&quot;;[.G27];[.H27])+IF([.G28]&lt;&gt;&quot;&quot;;[.G28];[.H28])+IF([.H26]&lt;&gt;&quot;&quot;;[.H26];[.I26]))/2);&quot;&quot;)" office:value-type="float" office:value="0" calcext:value-type="float">
            <text:p>0</text:p>
          </table:table-cell>
          <table:table-cell table:style-name="ce6" table:formula="of:=IF([.H27]&lt;&gt;&quot;.&quot;;INT((IF([.H27]&lt;&gt;&quot;&quot;;[.H27];[.I27])+IF([.H28]&lt;&gt;&quot;&quot;;[.H28];[.I28])+IF([.I26]&lt;&gt;&quot;&quot;;[.I26];[.J26]))/2);&quot;&quot;)" office:value-type="float" office:value="1" calcext:value-type="float">
            <text:p>1</text:p>
          </table:table-cell>
          <table:table-cell table:style-name="ce6" table:formula="of:=IF([.I27]&lt;&gt;&quot;.&quot;;INT((IF([.I27]&lt;&gt;&quot;&quot;;[.I27];[.J27])+IF([.I28]&lt;&gt;&quot;&quot;;[.I28];[.J28])+IF([.J26]&lt;&gt;&quot;&quot;;[.J26];[.K26]))/2);&quot;&quot;)" office:value-type="float" office:value="0" calcext:value-type="float">
            <text:p>0</text:p>
          </table:table-cell>
          <table:table-cell table:style-name="ce6" table:formula="of:=IF([.J27]&lt;&gt;&quot;.&quot;;INT((IF([.J27]&lt;&gt;&quot;&quot;;[.J27];[.K27])+IF([.J28]&lt;&gt;&quot;&quot;;[.J28];[.K28])+IF([.K26]&lt;&gt;&quot;&quot;;[.K26];[.L26]))/2);&quot;&quot;)" office:value-type="float" office:value="0" calcext:value-type="float">
            <text:p>0</text:p>
          </table:table-cell>
          <table:table-cell table:style-name="ce6" table:formula="of:=IF([.K27]&lt;&gt;&quot;.&quot;;INT((IF([.K27]&lt;&gt;&quot;&quot;;[.K27];[.L27])+IF([.K28]&lt;&gt;&quot;&quot;;[.K28];[.L28])+IF([.L26]&lt;&gt;&quot;&quot;;[.L26];[.M26]))/2);&quot;&quot;)">
            <text:p/>
          </table:table-cell>
          <table:table-cell table:style-name="ce6" table:formula="of:=IF([.L27]&lt;&gt;&quot;.&quot;;INT((IF([.L27]&lt;&gt;&quot;&quot;;[.L27];[.M27])+IF([.L28]&lt;&gt;&quot;&quot;;[.L28];[.M28])+IF([.M26]&lt;&gt;&quot;&quot;;[.M26];[.N26]))/2);&quot;&quot;)" office:value-type="float" office:value="0" calcext:value-type="float">
            <text:p>0</text:p>
          </table:table-cell>
          <table:table-cell table:style-name="ce6" table:formula="of:=IF([.M27]&lt;&gt;&quot;.&quot;;INT((IF([.M27]&lt;&gt;&quot;&quot;;[.M27];[.N27])+IF([.M28]&lt;&gt;&quot;&quot;;[.M28];[.N28])+IF([.N26]&lt;&gt;&quot;&quot;;[.N26];[.O26]))/2);&quot;&quot;)" office:value-type="float" office:value="0" calcext:value-type="float">
            <text:p>0</text:p>
          </table:table-cell>
          <table:table-cell table:style-name="ce6" table:formula="of:=IF([.N27]&lt;&gt;&quot;.&quot;;INT((IF([.N27]&lt;&gt;&quot;&quot;;[.N27];[.O27])+IF([.N28]&lt;&gt;&quot;&quot;;[.N28];[.O28])+IF([.O26]&lt;&gt;&quot;&quot;;[.O26];[.P26]))/2);&quot;&quot;)" office:value-type="float" office:value="1" calcext:value-type="float">
            <text:p>1</text:p>
          </table:table-cell>
          <table:table-cell table:style-name="ce6" table:formula="of:=IF([.O27]&lt;&gt;&quot;.&quot;;INT((IF([.O27]&lt;&gt;&quot;&quot;;[.O27];[.P27])+IF([.O28]&lt;&gt;&quot;&quot;;[.O28];[.P28])+IF([.P26]&lt;&gt;&quot;&quot;;[.P26];[.Q26]))/2);&quot;&quot;)" office:value-type="float" office:value="1" calcext:value-type="float">
            <text:p>1</text:p>
          </table:table-cell>
          <table:table-cell table:style-name="ce6" table:formula="of:=IF([.P27]&lt;&gt;&quot;.&quot;;INT((IF([.P27]&lt;&gt;&quot;&quot;;[.P27];[.Q27])+IF([.P28]&lt;&gt;&quot;&quot;;[.P28];[.Q28])+IF([.Q26]&lt;&gt;&quot;&quot;;[.Q26];[.R26]))/2);&quot;&quot;)">
            <text:p/>
          </table:table-cell>
          <table:table-cell table:style-name="ce6" table:formula="of:=IF([.Q27]&lt;&gt;&quot;.&quot;;INT((IF([.Q27]&lt;&gt;&quot;&quot;;[.Q27];[.R27])+IF([.Q28]&lt;&gt;&quot;&quot;;[.Q28];[.R28])+IF([.R26]&lt;&gt;&quot;&quot;;[.R26];[.S26]))/2);&quot;&quot;)" office:value-type="float" office:value="0" calcext:value-type="float">
            <text:p>0</text:p>
          </table:table-cell>
          <table:table-cell table:style-name="ce6" table:formula="of:=IF([.R27]&lt;&gt;&quot;.&quot;;INT((IF([.R27]&lt;&gt;&quot;&quot;;[.R27];[.S27])+IF([.R28]&lt;&gt;&quot;&quot;;[.R28];[.S28])+IF([.S26]&lt;&gt;&quot;&quot;;[.S26];[.T26]))/2);&quot;&quot;)" office:value-type="float" office:value="1" calcext:value-type="float">
            <text:p>1</text:p>
          </table:table-cell>
          <table:table-cell table:style-name="ce6" table:formula="of:=IF([.S27]&lt;&gt;&quot;.&quot;;INT((IF([.S27]&lt;&gt;&quot;&quot;;[.S27];[.T27])+IF([.S28]&lt;&gt;&quot;&quot;;[.S28];[.T28])+IF([.T26]&lt;&gt;&quot;&quot;;[.T26];[.U26]))/2);&quot;&quot;)" office:value-type="float" office:value="0" calcext:value-type="float">
            <text:p>0</text:p>
          </table:table-cell>
          <table:table-cell table:style-name="ce6" table:formula="of:=IF([.T27]&lt;&gt;&quot;.&quot;;INT((IF([.T27]&lt;&gt;&quot;&quot;;[.T27];[.U27])+IF([.T28]&lt;&gt;&quot;&quot;;[.T28];[.U28])+IF([.U26]&lt;&gt;&quot;&quot;;[.U26];[.V26]))/2);&quot;&quot;)" office:value-type="float" office:value="0" calcext:value-type="float">
            <text:p>0</text:p>
          </table:table-cell>
          <table:table-cell table:style-name="ce6" table:formula="of:=IF([.U27]&lt;&gt;&quot;.&quot;;INT((IF([.U27]&lt;&gt;&quot;&quot;;[.U27];[.V27])+IF([.U28]&lt;&gt;&quot;&quot;;[.U28];[.V28])+IF([.V26]&lt;&gt;&quot;&quot;;[.V26];[.W26]))/2);&quot;&quot;)">
            <text:p/>
          </table:table-cell>
          <table:table-cell table:style-name="ce6" table:formula="of:=IF([.V27]&lt;&gt;&quot;.&quot;;INT((IF([.V27]&lt;&gt;&quot;&quot;;[.V27];[.W27])+IF([.V28]&lt;&gt;&quot;&quot;;[.V28];[.W28])+IF([.W26]&lt;&gt;&quot;&quot;;[.W26];[.X26]))/2);&quot;&quot;)" office:value-type="float" office:value="0" calcext:value-type="float">
            <text:p>0</text:p>
          </table:table-cell>
          <table:table-cell table:style-name="ce6" table:formula="of:=IF([.W27]&lt;&gt;&quot;.&quot;;INT((IF([.W27]&lt;&gt;&quot;&quot;;[.W27];[.X27])+IF([.W28]&lt;&gt;&quot;&quot;;[.W28];[.X28])+IF([.X26]&lt;&gt;&quot;&quot;;[.X26];[.Y26]))/2);&quot;&quot;)" office:value-type="float" office:value="0" calcext:value-type="float">
            <text:p>0</text:p>
          </table:table-cell>
          <table:table-cell table:style-name="ce6" table:formula="of:=IF([.X27]&lt;&gt;&quot;.&quot;;INT((IF([.X27]&lt;&gt;&quot;&quot;;[.X27];[.Y27])+IF([.X28]&lt;&gt;&quot;&quot;;[.X28];[.Y28])+IF([.Y26]&lt;&gt;&quot;&quot;;[.Y26];[.Z26]))/2);&quot;&quot;)" office:value-type="float" office:value="0" calcext:value-type="float">
            <text:p>0</text:p>
          </table:table-cell>
          <table:table-cell table:style-name="ce6" table:formula="of:=IF([.Y27]&lt;&gt;&quot;.&quot;;INT((IF([.Y27]&lt;&gt;&quot;&quot;;[.Y27];[.Z27])+IF([.Y28]&lt;&gt;&quot;&quot;;[.Y28];[.Z28])+IF([.Z26]&lt;&gt;&quot;&quot;;[.Z26];[.AA26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2</text:span><text:span text:style-name="T2">(2)</text:span></text:p>
          </table:table-cell>
          <table:table-cell/>
          <table:table-cell table:style-name="ce7" table:formula="of:=[.G5]" office:value-type="float" office:value="0" calcext:value-type="float">
            <text:p>0</text:p>
          </table:table-cell>
          <table:table-cell table:style-name="ce7" table:formula="of:=[.H5]" office:value-type="float" office:value="1" calcext:value-type="float">
            <text:p>1</text:p>
          </table:table-cell>
          <table:table-cell table:style-name="ce11" table:formula="of:=[.I5]" office:value-type="float" office:value="0" calcext:value-type="float">
            <text:p>0</text:p>
          </table:table-cell>
          <table:table-cell table:style-name="ce7" table:formula="of:=[.J5]" office:value-type="float" office:value="1" calcext:value-type="float">
            <text:p>1</text:p>
          </table:table-cell>
          <table:table-cell table:style-name="ce7" table:formula="of:=[.K5]" office:value-type="string" office:string-value="." calcext:value-type="string">
            <text:p>.</text:p>
          </table:table-cell>
          <table:table-cell table:style-name="ce7" table:formula="of:=[.L5]" office:value-type="float" office:value="1" calcext:value-type="float">
            <text:p>1</text:p>
          </table:table-cell>
          <table:table-cell table:style-name="ce7" table:formula="of:=[.M5]" office:value-type="float" office:value="0" calcext:value-type="float">
            <text:p>0</text:p>
          </table:table-cell>
          <table:table-cell table:style-name="ce7" table:formula="of:=[.N5]" office:value-type="float" office:value="1" calcext:value-type="float">
            <text:p>1</text:p>
          </table:table-cell>
          <table:table-cell table:style-name="ce7" table:formula="of:=[.O5]" office:value-type="float" office:value="1" calcext:value-type="float">
            <text:p>1</text:p>
          </table:table-cell>
          <table:table-cell table:style-name="ce7" table:formula="of:=[.P5]" office:value-type="string" office:string-value="." calcext:value-type="string">
            <text:p>.</text:p>
          </table:table-cell>
          <table:table-cell table:style-name="ce7" table:formula="of:=[.Q5]" office:value-type="float" office:value="0" calcext:value-type="float">
            <text:p>0</text:p>
          </table:table-cell>
          <table:table-cell table:style-name="ce7" table:formula="of:=[.R5]" office:value-type="float" office:value="1" calcext:value-type="float">
            <text:p>1</text:p>
          </table:table-cell>
          <table:table-cell table:style-name="ce7" table:formula="of:=[.S5]" office:value-type="float" office:value="0" calcext:value-type="float">
            <text:p>0</text:p>
          </table:table-cell>
          <table:table-cell table:style-name="ce7" table:formula="of:=[.T5]" office:value-type="float" office:value="0" calcext:value-type="float">
            <text:p>0</text:p>
          </table:table-cell>
          <table:table-cell table:style-name="ce7" table:formula="of:=[.U5]" office:value-type="string" office:string-value="." calcext:value-type="string">
            <text:p>.</text:p>
          </table:table-cell>
          <table:table-cell table:style-name="ce7" table:formula="of:=[.V5]" office:value-type="float" office:value="0" calcext:value-type="float">
            <text:p>0</text:p>
          </table:table-cell>
          <table:table-cell table:style-name="ce7" table:formula="of:=[.W5]" office:value-type="float" office:value="1" calcext:value-type="float">
            <text:p>1</text:p>
          </table:table-cell>
          <table:table-cell table:style-name="ce7" table:formula="of:=[.X5]" office:value-type="float" office:value="1" calcext:value-type="float">
            <text:p>1</text:p>
          </table:table-cell>
          <table:table-cell table:style-name="ce11" table:formula="of:=[.Y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pan text:style-name="T1">X2</text:span><text:span text:style-name="T2">(2)</text:span></text:p>
          </table:table-cell>
          <table:table-cell table:style-name="ce3" table:formula="of:=[.C5]" office:value-type="float" office:value="23366" calcext:value-type="float">
            <text:p>23366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3</text:span><text:span text:style-name="T2">(2)</text:span></text:p>
          </table:table-cell>
          <table:table-cell/>
          <table:table-cell table:style-name="ce10" table:formula="of:=[.G6]" office:value-type="float" office:value="0" calcext:value-type="float">
            <text:p>0</text:p>
          </table:table-cell>
          <table:table-cell table:style-name="ce10" table:formula="of:=[.H6]" office:value-type="float" office:value="1" calcext:value-type="float">
            <text:p>1</text:p>
          </table:table-cell>
          <table:table-cell table:style-name="ce10" table:formula="of:=[.I6]" office:value-type="float" office:value="1" calcext:value-type="float">
            <text:p>1</text:p>
          </table:table-cell>
          <table:table-cell table:style-name="ce10" table:formula="of:=[.J6]" office:value-type="float" office:value="0" calcext:value-type="float">
            <text:p>0</text:p>
          </table:table-cell>
          <table:table-cell table:style-name="ce10" table:formula="of:=[.K6]" office:value-type="string" office:string-value="." calcext:value-type="string">
            <text:p>.</text:p>
          </table:table-cell>
          <table:table-cell table:style-name="ce10" table:formula="of:=[.L6]" office:value-type="float" office:value="0" calcext:value-type="float">
            <text:p>0</text:p>
          </table:table-cell>
          <table:table-cell table:style-name="ce10" table:formula="of:=[.M6]" office:value-type="float" office:value="0" calcext:value-type="float">
            <text:p>0</text:p>
          </table:table-cell>
          <table:table-cell table:style-name="ce10" table:formula="of:=[.N6]" office:value-type="float" office:value="0" calcext:value-type="float">
            <text:p>0</text:p>
          </table:table-cell>
          <table:table-cell table:style-name="ce10" table:formula="of:=[.O6]" office:value-type="float" office:value="1" calcext:value-type="float">
            <text:p>1</text:p>
          </table:table-cell>
          <table:table-cell table:style-name="ce10" table:formula="of:=[.P6]" office:value-type="string" office:string-value="." calcext:value-type="string">
            <text:p>.</text:p>
          </table:table-cell>
          <table:table-cell table:style-name="ce10" table:formula="of:=[.Q6]" office:value-type="float" office:value="0" calcext:value-type="float">
            <text:p>0</text:p>
          </table:table-cell>
          <table:table-cell table:style-name="ce10" table:formula="of:=[.R6]" office:value-type="float" office:value="1" calcext:value-type="float">
            <text:p>1</text:p>
          </table:table-cell>
          <table:table-cell table:style-name="ce10" table:formula="of:=[.S6]" office:value-type="float" office:value="1" calcext:value-type="float">
            <text:p>1</text:p>
          </table:table-cell>
          <table:table-cell table:style-name="ce10" table:formula="of:=[.T6]" office:value-type="float" office:value="1" calcext:value-type="float">
            <text:p>1</text:p>
          </table:table-cell>
          <table:table-cell table:style-name="ce10" table:formula="of:=[.U6]" office:value-type="string" office:string-value="." calcext:value-type="string">
            <text:p>.</text:p>
          </table:table-cell>
          <table:table-cell table:style-name="ce10" table:formula="of:=[.V6]" office:value-type="float" office:value="1" calcext:value-type="float">
            <text:p>1</text:p>
          </table:table-cell>
          <table:table-cell table:style-name="ce10" table:formula="of:=[.W6]" office:value-type="float" office:value="0" calcext:value-type="float">
            <text:p>0</text:p>
          </table:table-cell>
          <table:table-cell table:style-name="ce10" table:formula="of:=[.X6]" office:value-type="float" office:value="0" calcext:value-type="float">
            <text:p>0</text:p>
          </table:table-cell>
          <table:table-cell table:style-name="ce12" table:formula="of:=[.Y6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<text:span text:style-name="T1">X3</text:span><text:span text:style-name="T2">(2)</text:span></text:p>
          </table:table-cell>
          <table:table-cell table:style-name="ce18" table:formula="of:=[.C6]" office:value-type="float" office:value="24953" calcext:value-type="float">
            <text:p>24953</text:p>
          </table:table-cell>
          <table:table-cell/>
          <table:table-cell table:formula="of:=IF(AND([.G27]=0;[.G28]=0;[.G29]=1);[.$AH$5];IF(AND([.G27]=1;[.G28]=1;[.G29]=0);[.$AH$6];IF([.J32]=1;[.$AH$4];[.$AH$3])))" office:value-type="string" office:string-value="при сложении положительных получен отрицательный → переполнение" calcext:value-type="string">
            <text:p>при сложении положительных получен отрицательный → переполнение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27]&lt;&gt;&quot;.&quot;;MOD(IF([.G27]&lt;&gt;&quot;.&quot;;[.G27];[.H27])+IF([.G28]&lt;&gt;&quot;.&quot;;[.G28];[.H28])+IF([.H26]&lt;&gt;&quot;&quot;;[.H26];[.I26]);2);&quot;.&quot;)" office:value-type="float" office:value="1" calcext:value-type="float">
            <text:p>1</text:p>
          </table:table-cell>
          <table:table-cell table:style-name="ce7" table:formula="of:=IF([.H27]&lt;&gt;&quot;.&quot;;MOD(IF([.H27]&lt;&gt;&quot;.&quot;;[.H27];[.I27])+IF([.H28]&lt;&gt;&quot;.&quot;;[.H28];[.I28])+IF([.I26]&lt;&gt;&quot;&quot;;[.I26];[.J26]);2);&quot;.&quot;)" office:value-type="float" office:value="0" calcext:value-type="float">
            <text:p>0</text:p>
          </table:table-cell>
          <table:table-cell table:style-name="ce7" table:formula="of:=IF([.I27]&lt;&gt;&quot;.&quot;;MOD(IF([.I27]&lt;&gt;&quot;.&quot;;[.I27];[.J27])+IF([.I28]&lt;&gt;&quot;.&quot;;[.I28];[.J28])+IF([.J26]&lt;&gt;&quot;&quot;;[.J26];[.K26]);2);&quot;.&quot;)" office:value-type="float" office:value="1" calcext:value-type="float">
            <text:p>1</text:p>
          </table:table-cell>
          <table:table-cell table:style-name="ce7" table:formula="of:=IF([.J27]&lt;&gt;&quot;.&quot;;MOD(IF([.J27]&lt;&gt;&quot;.&quot;;[.J27];[.K27])+IF([.J28]&lt;&gt;&quot;.&quot;;[.J28];[.K28])+IF([.K26]&lt;&gt;&quot;&quot;;[.K26];[.L26]);2);&quot;.&quot;)" office:value-type="float" office:value="1" calcext:value-type="float">
            <text:p>1</text:p>
          </table:table-cell>
          <table:table-cell table:style-name="ce7" table:formula="of:=IF([.K27]&lt;&gt;&quot;.&quot;;MOD(IF([.K27]&lt;&gt;&quot;.&quot;;[.K27];[.L27])+IF([.K28]&lt;&gt;&quot;.&quot;;[.K28];[.L28])+IF([.L26]&lt;&gt;&quot;&quot;;[.L26];[.M26]);2);&quot;.&quot;)" office:value-type="string" office:string-value="." calcext:value-type="string">
            <text:p>.</text:p>
          </table:table-cell>
          <table:table-cell table:style-name="ce7" table:formula="of:=IF([.L27]&lt;&gt;&quot;.&quot;;MOD(IF([.L27]&lt;&gt;&quot;.&quot;;[.L27];[.M27])+IF([.L28]&lt;&gt;&quot;.&quot;;[.L28];[.M28])+IF([.M26]&lt;&gt;&quot;&quot;;[.M26];[.N26]);2);&quot;.&quot;)" office:value-type="float" office:value="1" calcext:value-type="float">
            <text:p>1</text:p>
          </table:table-cell>
          <table:table-cell table:style-name="ce7" table:formula="of:=IF([.M27]&lt;&gt;&quot;.&quot;;MOD(IF([.M27]&lt;&gt;&quot;.&quot;;[.M27];[.N27])+IF([.M28]&lt;&gt;&quot;.&quot;;[.M28];[.N28])+IF([.N26]&lt;&gt;&quot;&quot;;[.N26];[.O26]);2);&quot;.&quot;)" office:value-type="float" office:value="1" calcext:value-type="float">
            <text:p>1</text:p>
          </table:table-cell>
          <table:table-cell table:style-name="ce7" table:formula="of:=IF([.N27]&lt;&gt;&quot;.&quot;;MOD(IF([.N27]&lt;&gt;&quot;.&quot;;[.N27];[.O27])+IF([.N28]&lt;&gt;&quot;.&quot;;[.N28];[.O28])+IF([.O26]&lt;&gt;&quot;&quot;;[.O26];[.P26]);2);&quot;.&quot;)" office:value-type="float" office:value="0" calcext:value-type="float">
            <text:p>0</text:p>
          </table:table-cell>
          <table:table-cell table:style-name="ce7" table:formula="of:=IF([.O27]&lt;&gt;&quot;.&quot;;MOD(IF([.O27]&lt;&gt;&quot;.&quot;;[.O27];[.P27])+IF([.O28]&lt;&gt;&quot;.&quot;;[.O28];[.P28])+IF([.P26]&lt;&gt;&quot;&quot;;[.P26];[.Q26]);2);&quot;.&quot;)" office:value-type="float" office:value="0" calcext:value-type="float">
            <text:p>0</text:p>
          </table:table-cell>
          <table:table-cell table:style-name="ce7" table:formula="of:=IF([.P27]&lt;&gt;&quot;.&quot;;MOD(IF([.P27]&lt;&gt;&quot;.&quot;;[.P27];[.Q27])+IF([.P28]&lt;&gt;&quot;.&quot;;[.P28];[.Q28])+IF([.Q26]&lt;&gt;&quot;&quot;;[.Q26];[.R26]);2);&quot;.&quot;)" office:value-type="string" office:string-value="." calcext:value-type="string">
            <text:p>.</text:p>
          </table:table-cell>
          <table:table-cell table:style-name="ce7" table:formula="of:=IF([.Q27]&lt;&gt;&quot;.&quot;;MOD(IF([.Q27]&lt;&gt;&quot;.&quot;;[.Q27];[.R27])+IF([.Q28]&lt;&gt;&quot;.&quot;;[.Q28];[.R28])+IF([.R26]&lt;&gt;&quot;&quot;;[.R26];[.S26]);2);&quot;.&quot;)" office:value-type="float" office:value="1" calcext:value-type="float">
            <text:p>1</text:p>
          </table:table-cell>
          <table:table-cell table:style-name="ce7" table:formula="of:=IF([.R27]&lt;&gt;&quot;.&quot;;MOD(IF([.R27]&lt;&gt;&quot;.&quot;;[.R27];[.S27])+IF([.R28]&lt;&gt;&quot;.&quot;;[.R28];[.S28])+IF([.S26]&lt;&gt;&quot;&quot;;[.S26];[.T26]);2);&quot;.&quot;)" office:value-type="float" office:value="0" calcext:value-type="float">
            <text:p>0</text:p>
          </table:table-cell>
          <table:table-cell table:style-name="ce7" table:formula="of:=IF([.S27]&lt;&gt;&quot;.&quot;;MOD(IF([.S27]&lt;&gt;&quot;.&quot;;[.S27];[.T27])+IF([.S28]&lt;&gt;&quot;.&quot;;[.S28];[.T28])+IF([.T26]&lt;&gt;&quot;&quot;;[.T26];[.U26]);2);&quot;.&quot;)" office:value-type="float" office:value="1" calcext:value-type="float">
            <text:p>1</text:p>
          </table:table-cell>
          <table:table-cell table:style-name="ce7" table:formula="of:=IF([.T27]&lt;&gt;&quot;.&quot;;MOD(IF([.T27]&lt;&gt;&quot;.&quot;;[.T27];[.U27])+IF([.T28]&lt;&gt;&quot;.&quot;;[.T28];[.U28])+IF([.U26]&lt;&gt;&quot;&quot;;[.U26];[.V26]);2);&quot;.&quot;)" office:value-type="float" office:value="1" calcext:value-type="float">
            <text:p>1</text:p>
          </table:table-cell>
          <table:table-cell table:style-name="ce7" table:formula="of:=IF([.U27]&lt;&gt;&quot;.&quot;;MOD(IF([.U27]&lt;&gt;&quot;.&quot;;[.U27];[.V27])+IF([.U28]&lt;&gt;&quot;.&quot;;[.U28];[.V28])+IF([.V26]&lt;&gt;&quot;&quot;;[.V26];[.W26]);2);&quot;.&quot;)" office:value-type="string" office:string-value="." calcext:value-type="string">
            <text:p>.</text:p>
          </table:table-cell>
          <table:table-cell table:style-name="ce7" table:formula="of:=IF([.V27]&lt;&gt;&quot;.&quot;;MOD(IF([.V27]&lt;&gt;&quot;.&quot;;[.V27];[.W27])+IF([.V28]&lt;&gt;&quot;.&quot;;[.V28];[.W28])+IF([.W26]&lt;&gt;&quot;&quot;;[.W26];[.X26]);2);&quot;.&quot;)" office:value-type="float" office:value="1" calcext:value-type="float">
            <text:p>1</text:p>
          </table:table-cell>
          <table:table-cell table:style-name="ce7" table:formula="of:=IF([.W27]&lt;&gt;&quot;.&quot;;MOD(IF([.W27]&lt;&gt;&quot;.&quot;;[.W27];[.X27])+IF([.W28]&lt;&gt;&quot;.&quot;;[.W28];[.X28])+IF([.X26]&lt;&gt;&quot;&quot;;[.X26];[.Y26]);2);&quot;.&quot;)" office:value-type="float" office:value="1" calcext:value-type="float">
            <text:p>1</text:p>
          </table:table-cell>
          <table:table-cell table:style-name="ce7" table:formula="of:=IF([.X27]&lt;&gt;&quot;.&quot;;MOD(IF([.X27]&lt;&gt;&quot;.&quot;;[.X27];[.Y27])+IF([.X28]&lt;&gt;&quot;.&quot;;[.X28];[.Y28])+IF([.Y26]&lt;&gt;&quot;&quot;;[.Y26];[.Z26]);2);&quot;.&quot;)" office:value-type="float" office:value="1" calcext:value-type="float">
            <text:p>1</text:p>
          </table:table-cell>
          <table:table-cell table:style-name="ce7" table:formula="of:=IF([.Y27]&lt;&gt;&quot;.&quot;;MOD(IF([.Y27]&lt;&gt;&quot;.&quot;;[.Y27];[.Z27])+IF([.Y28]&lt;&gt;&quot;.&quot;;[.Y28];[.Z28])+IF([.Z26]&lt;&gt;&quot;&quot;;[.Z26];[.AA26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29]=0;DECIMAL(SUBSTITUTE(COM.MICROSOFT.CONCAT([.G29:.Y29]);&quot;.&quot;;&quot;&quot;);2);0-DECIMAL(SUBSTITUTE(COM.MICROSOFT.CONCAT([.G30:.Y30]);&quot;.&quot;;&quot;&quot;);2))" office:value-type="float" office:value="-17217" calcext:value-type="float">
            <text:p>-17217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27]+[.AF28]" office:value-type="float" office:value="48319" calcext:value-type="float">
            <text:p>48319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29:.$Y29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29:.$Y29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29:.$Y29]);&quot;.&quot;;&quot;&quot;);2);2;16);[.I$3];1)); &quot;.&quot;)" office:value-type="float" office:value="0" calcext:value-type="float">
            <text:p>0</text:p>
          </table:table-cell>
          <table:table-cell table:style-name="ce7" table:formula="of:=IF([.J$3] &lt;&gt; &quot;&quot;;VALUE(MID(BASE(2^16-DECIMAL(SUBSTITUTE(COM.MICROSOFT.CONCAT([.$G29:.$Y29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29:.$Y29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29:.$Y29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29:.$Y29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29:.$Y29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29:.$Y29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29:.$Y29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29:.$Y29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29:.$Y29]);&quot;.&quot;;&quot;&quot;);2);2;16);[.R$3];1)); &quot;.&quot;)" office:value-type="float" office:value="1" calcext:value-type="float">
            <text:p>1</text:p>
          </table:table-cell>
          <table:table-cell table:style-name="ce7" table:formula="of:=IF([.S$3] &lt;&gt; &quot;&quot;;VALUE(MID(BASE(2^16-DECIMAL(SUBSTITUTE(COM.MICROSOFT.CONCAT([.$G29:.$Y29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29:.$Y29]);&quot;.&quot;;&quot;&quot;);2);2;16);[.T$3];1)); &quot;.&quot;)" office:value-type="float" office:value="0" calcext:value-type="float">
            <text:p>0</text:p>
          </table:table-cell>
          <table:table-cell table:style-name="ce7" table:formula="of:=IF([.U$3] &lt;&gt; &quot;&quot;;VALUE(MID(BASE(2^16-DECIMAL(SUBSTITUTE(COM.MICROSOFT.CONCAT([.$G29:.$Y29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29:.$Y29]);&quot;.&quot;;&quot;&quot;);2);2;16);[.V$3];1)); &quot;.&quot;)" office:value-type="float" office:value="0" calcext:value-type="float">
            <text:p>0</text:p>
          </table:table-cell>
          <table:table-cell table:style-name="ce7" table:formula="of:=IF([.W$3] &lt;&gt; &quot;&quot;;VALUE(MID(BASE(2^16-DECIMAL(SUBSTITUTE(COM.MICROSOFT.CONCAT([.$G29:.$Y29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29:.$Y29]);&quot;.&quot;;&quot;&quot;);2);2;16);[.X$3];1)); &quot;.&quot;)" office:value-type="float" office:value="0" calcext:value-type="float">
            <text:p>0</text:p>
          </table:table-cell>
          <table:table-cell table:style-name="ce7" table:formula="of:=IF([.Y$3] &lt;&gt; &quot;&quot;;VALUE(MID(BASE(2^16-DECIMAL(SUBSTITUTE(COM.MICROSOFT.CONCAT([.$G29:.$Y29]);&quot;.&quot;;&quot;&quot;);2);2;16);[.Y$3];1)); &quot;.&quot;)" office:value-type="float" office:value="1" calcext:value-type="float">
            <text:p>1</text:p>
          </table:table-cell>
          <table:table-cell table:number-columns-repeated="4"/>
          <table:table-cell>
            <draw:custom-shape draw:z-index="9" draw:name="TextBox 10" draw:style-name="gr1" draw:text-style-name="P1" svg:width="0.0004in" svg:height="0.1866in" svg:x="0.4315in" svg:y="0.082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29"/>
          <table:table-cell table:style-name="ce7">
            <draw:custom-shape draw:z-index="2" draw:name="TextBox 3" draw:style-name="gr1" draw:text-style-name="P1" svg:width="0.0004in" svg:height="0.1866in" svg:x="0.4315in" svg:y="0.141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29:.Y29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29:.Y29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29]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27]=0;[.G28]=0;[.G29]=1); AND([.G27]=1;[.G28]=1;[.G29]=0));1;0)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36]&lt;&gt;&quot;.&quot;;INT((IF([.G36]&lt;&gt;&quot;&quot;;[.G36];[.H36])+IF([.G37]&lt;&gt;&quot;&quot;;[.G37];[.H37])+IF([.H35]&lt;&gt;&quot;&quot;;[.H35];[.I35]))/2);&quot;&quot;)" office:value-type="float" office:value="1" calcext:value-type="float">
            <text:p>1</text:p>
          </table:table-cell>
          <table:table-cell table:style-name="ce6" table:formula="of:=IF([.H36]&lt;&gt;&quot;.&quot;;INT((IF([.H36]&lt;&gt;&quot;&quot;;[.H36];[.I36])+IF([.H37]&lt;&gt;&quot;&quot;;[.H37];[.I37])+IF([.I35]&lt;&gt;&quot;&quot;;[.I35];[.J35]))/2);&quot;&quot;)" office:value-type="float" office:value="1" calcext:value-type="float">
            <text:p>1</text:p>
          </table:table-cell>
          <table:table-cell table:style-name="ce6" table:formula="of:=IF([.I36]&lt;&gt;&quot;.&quot;;INT((IF([.I36]&lt;&gt;&quot;&quot;;[.I36];[.J36])+IF([.I37]&lt;&gt;&quot;&quot;;[.I37];[.J37])+IF([.J35]&lt;&gt;&quot;&quot;;[.J35];[.K35]))/2);&quot;&quot;)" office:value-type="float" office:value="1" calcext:value-type="float">
            <text:p>1</text:p>
          </table:table-cell>
          <table:table-cell table:style-name="ce6" table:formula="of:=IF([.J36]&lt;&gt;&quot;.&quot;;INT((IF([.J36]&lt;&gt;&quot;&quot;;[.J36];[.K36])+IF([.J37]&lt;&gt;&quot;&quot;;[.J37];[.K37])+IF([.K35]&lt;&gt;&quot;&quot;;[.K35];[.L35]))/2);&quot;&quot;)" office:value-type="float" office:value="1" calcext:value-type="float">
            <text:p>1</text:p>
          </table:table-cell>
          <table:table-cell table:style-name="ce6" table:formula="of:=IF([.K36]&lt;&gt;&quot;.&quot;;INT((IF([.K36]&lt;&gt;&quot;&quot;;[.K36];[.L36])+IF([.K37]&lt;&gt;&quot;&quot;;[.K37];[.L37])+IF([.L35]&lt;&gt;&quot;&quot;;[.L35];[.M35]))/2);&quot;&quot;)">
            <text:p/>
          </table:table-cell>
          <table:table-cell table:style-name="ce6" table:formula="of:=IF([.L36]&lt;&gt;&quot;.&quot;;INT((IF([.L36]&lt;&gt;&quot;&quot;;[.L36];[.M36])+IF([.L37]&lt;&gt;&quot;&quot;;[.L37];[.M37])+IF([.M35]&lt;&gt;&quot;&quot;;[.M35];[.N35]))/2);&quot;&quot;)" office:value-type="float" office:value="1" calcext:value-type="float">
            <text:p>1</text:p>
          </table:table-cell>
          <table:table-cell table:style-name="ce6" table:formula="of:=IF([.M36]&lt;&gt;&quot;.&quot;;INT((IF([.M36]&lt;&gt;&quot;&quot;;[.M36];[.N36])+IF([.M37]&lt;&gt;&quot;&quot;;[.M37];[.N37])+IF([.N35]&lt;&gt;&quot;&quot;;[.N35];[.O35]))/2);&quot;&quot;)" office:value-type="float" office:value="0" calcext:value-type="float">
            <text:p>0</text:p>
          </table:table-cell>
          <table:table-cell table:style-name="ce6" table:formula="of:=IF([.N36]&lt;&gt;&quot;.&quot;;INT((IF([.N36]&lt;&gt;&quot;&quot;;[.N36];[.O36])+IF([.N37]&lt;&gt;&quot;&quot;;[.N37];[.O37])+IF([.O35]&lt;&gt;&quot;&quot;;[.O35];[.P35]))/2);&quot;&quot;)" office:value-type="float" office:value="1" calcext:value-type="float">
            <text:p>1</text:p>
          </table:table-cell>
          <table:table-cell table:style-name="ce6" table:formula="of:=IF([.O36]&lt;&gt;&quot;.&quot;;INT((IF([.O36]&lt;&gt;&quot;&quot;;[.O36];[.P36])+IF([.O37]&lt;&gt;&quot;&quot;;[.O37];[.P37])+IF([.P35]&lt;&gt;&quot;&quot;;[.P35];[.Q35]))/2);&quot;&quot;)" office:value-type="float" office:value="1" calcext:value-type="float">
            <text:p>1</text:p>
          </table:table-cell>
          <table:table-cell table:style-name="ce6" table:formula="of:=IF([.P36]&lt;&gt;&quot;.&quot;;INT((IF([.P36]&lt;&gt;&quot;&quot;;[.P36];[.Q36])+IF([.P37]&lt;&gt;&quot;&quot;;[.P37];[.Q37])+IF([.Q35]&lt;&gt;&quot;&quot;;[.Q35];[.R35]))/2);&quot;&quot;)">
            <text:p/>
          </table:table-cell>
          <table:table-cell table:style-name="ce6" table:formula="of:=IF([.Q36]&lt;&gt;&quot;.&quot;;INT((IF([.Q36]&lt;&gt;&quot;&quot;;[.Q36];[.R36])+IF([.Q37]&lt;&gt;&quot;&quot;;[.Q37];[.R37])+IF([.R35]&lt;&gt;&quot;&quot;;[.R35];[.S35]))/2);&quot;&quot;)" office:value-type="float" office:value="1" calcext:value-type="float">
            <text:p>1</text:p>
          </table:table-cell>
          <table:table-cell table:style-name="ce6" table:formula="of:=IF([.R36]&lt;&gt;&quot;.&quot;;INT((IF([.R36]&lt;&gt;&quot;&quot;;[.R36];[.S36])+IF([.R37]&lt;&gt;&quot;&quot;;[.R37];[.S37])+IF([.S35]&lt;&gt;&quot;&quot;;[.S35];[.T35]))/2);&quot;&quot;)" office:value-type="float" office:value="1" calcext:value-type="float">
            <text:p>1</text:p>
          </table:table-cell>
          <table:table-cell table:style-name="ce6" table:formula="of:=IF([.S36]&lt;&gt;&quot;.&quot;;INT((IF([.S36]&lt;&gt;&quot;&quot;;[.S36];[.T36])+IF([.S37]&lt;&gt;&quot;&quot;;[.S37];[.T37])+IF([.T35]&lt;&gt;&quot;&quot;;[.T35];[.U35]))/2);&quot;&quot;)" office:value-type="float" office:value="0" calcext:value-type="float">
            <text:p>0</text:p>
          </table:table-cell>
          <table:table-cell table:style-name="ce6" table:formula="of:=IF([.T36]&lt;&gt;&quot;.&quot;;INT((IF([.T36]&lt;&gt;&quot;&quot;;[.T36];[.U36])+IF([.T37]&lt;&gt;&quot;&quot;;[.T37];[.U37])+IF([.U35]&lt;&gt;&quot;&quot;;[.U35];[.V35]))/2);&quot;&quot;)" office:value-type="float" office:value="0" calcext:value-type="float">
            <text:p>0</text:p>
          </table:table-cell>
          <table:table-cell table:style-name="ce6" table:formula="of:=IF([.U36]&lt;&gt;&quot;.&quot;;INT((IF([.U36]&lt;&gt;&quot;&quot;;[.U36];[.V36])+IF([.U37]&lt;&gt;&quot;&quot;;[.U37];[.V37])+IF([.V35]&lt;&gt;&quot;&quot;;[.V35];[.W35]))/2);&quot;&quot;)">
            <text:p/>
          </table:table-cell>
          <table:table-cell table:style-name="ce6" table:formula="of:=IF([.V36]&lt;&gt;&quot;.&quot;;INT((IF([.V36]&lt;&gt;&quot;&quot;;[.V36];[.W36])+IF([.V37]&lt;&gt;&quot;&quot;;[.V37];[.W37])+IF([.W35]&lt;&gt;&quot;&quot;;[.W35];[.X35]))/2);&quot;&quot;)" office:value-type="float" office:value="1" calcext:value-type="float">
            <text:p>1</text:p>
          </table:table-cell>
          <table:table-cell table:style-name="ce6" table:formula="of:=IF([.W36]&lt;&gt;&quot;.&quot;;INT((IF([.W36]&lt;&gt;&quot;&quot;;[.W36];[.X36])+IF([.W37]&lt;&gt;&quot;&quot;;[.W37];[.X37])+IF([.X35]&lt;&gt;&quot;&quot;;[.X35];[.Y35]))/2);&quot;&quot;)" office:value-type="float" office:value="1" calcext:value-type="float">
            <text:p>1</text:p>
          </table:table-cell>
          <table:table-cell table:style-name="ce6" table:formula="of:=IF([.X36]&lt;&gt;&quot;.&quot;;INT((IF([.X36]&lt;&gt;&quot;&quot;;[.X36];[.Y36])+IF([.X37]&lt;&gt;&quot;&quot;;[.X37];[.Y37])+IF([.Y35]&lt;&gt;&quot;&quot;;[.Y35];[.Z35]))/2);&quot;&quot;)" office:value-type="float" office:value="0" calcext:value-type="float">
            <text:p>0</text:p>
          </table:table-cell>
          <table:table-cell table:style-name="ce6" table:formula="of:=IF([.Y36]&lt;&gt;&quot;.&quot;;INT((IF([.Y36]&lt;&gt;&quot;&quot;;[.Y36];[.Z36])+IF([.Y37]&lt;&gt;&quot;&quot;;[.Y37];[.Z37])+IF([.Z35]&lt;&gt;&quot;&quot;;[.Z35];[.AA35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2</text:span><text:span text:style-name="T2">(2)</text:span></text:p>
          </table:table-cell>
          <table:table-cell/>
          <table:table-cell table:style-name="ce11" table:formula="of:=[.G5]" office:value-type="float" office:value="0" calcext:value-type="float">
            <text:p>0</text:p>
          </table:table-cell>
          <table:table-cell table:style-name="ce11" table:formula="of:=[.H5]" office:value-type="float" office:value="1" calcext:value-type="float">
            <text:p>1</text:p>
          </table:table-cell>
          <table:table-cell table:style-name="ce11" table:formula="of:=[.I5]" office:value-type="float" office:value="0" calcext:value-type="float">
            <text:p>0</text:p>
          </table:table-cell>
          <table:table-cell table:style-name="ce11" table:formula="of:=[.J5]" office:value-type="float" office:value="1" calcext:value-type="float">
            <text:p>1</text:p>
          </table:table-cell>
          <table:table-cell table:style-name="ce11" table:formula="of:=[.K5]" office:value-type="string" office:string-value="." calcext:value-type="string">
            <text:p>.</text:p>
          </table:table-cell>
          <table:table-cell table:style-name="ce11" table:formula="of:=[.L5]" office:value-type="float" office:value="1" calcext:value-type="float">
            <text:p>1</text:p>
          </table:table-cell>
          <table:table-cell table:style-name="ce11" table:formula="of:=[.M5]" office:value-type="float" office:value="0" calcext:value-type="float">
            <text:p>0</text:p>
          </table:table-cell>
          <table:table-cell table:style-name="ce11" table:formula="of:=[.N5]" office:value-type="float" office:value="1" calcext:value-type="float">
            <text:p>1</text:p>
          </table:table-cell>
          <table:table-cell table:style-name="ce11" table:formula="of:=[.O5]" office:value-type="float" office:value="1" calcext:value-type="float">
            <text:p>1</text:p>
          </table:table-cell>
          <table:table-cell table:style-name="ce11" table:formula="of:=[.P5]" office:value-type="string" office:string-value="." calcext:value-type="string">
            <text:p>.</text:p>
          </table:table-cell>
          <table:table-cell table:style-name="ce11" table:formula="of:=[.Q5]" office:value-type="float" office:value="0" calcext:value-type="float">
            <text:p>0</text:p>
          </table:table-cell>
          <table:table-cell table:style-name="ce11" table:formula="of:=[.R5]" office:value-type="float" office:value="1" calcext:value-type="float">
            <text:p>1</text:p>
          </table:table-cell>
          <table:table-cell table:style-name="ce11" table:formula="of:=[.S5]" office:value-type="float" office:value="0" calcext:value-type="float">
            <text:p>0</text:p>
          </table:table-cell>
          <table:table-cell table:style-name="ce11" table:formula="of:=[.T5]" office:value-type="float" office:value="0" calcext:value-type="float">
            <text:p>0</text:p>
          </table:table-cell>
          <table:table-cell table:style-name="ce11" table:formula="of:=[.U5]" office:value-type="string" office:string-value="." calcext:value-type="string">
            <text:p>.</text:p>
          </table:table-cell>
          <table:table-cell table:style-name="ce11" table:formula="of:=[.V5]" office:value-type="float" office:value="0" calcext:value-type="float">
            <text:p>0</text:p>
          </table:table-cell>
          <table:table-cell table:style-name="ce11" table:formula="of:=[.W5]" office:value-type="float" office:value="1" calcext:value-type="float">
            <text:p>1</text:p>
          </table:table-cell>
          <table:table-cell table:style-name="ce11" table:formula="of:=[.X5]" office:value-type="float" office:value="1" calcext:value-type="float">
            <text:p>1</text:p>
          </table:table-cell>
          <table:table-cell table:style-name="ce11" table:formula="of:=[.Y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pan text:style-name="T1">X2</text:span><text:span text:style-name="T2">(2)</text:span></text:p>
          </table:table-cell>
          <table:table-cell table:style-name="ce3" table:formula="of:=[.C5]" office:value-type="float" office:value="23366" calcext:value-type="float">
            <text:p>23366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7</text:span><text:span text:style-name="T2">(2)</text:span></text:p>
          </table:table-cell>
          <table:table-cell/>
          <table:table-cell table:style-name="ce12" table:formula="of:=[.G10]" office:value-type="float" office:value="1" calcext:value-type="float">
            <text:p>1</text:p>
          </table:table-cell>
          <table:table-cell table:style-name="ce12" table:formula="of:=[.H10]" office:value-type="float" office:value="1" calcext:value-type="float">
            <text:p>1</text:p>
          </table:table-cell>
          <table:table-cell table:style-name="ce12" table:formula="of:=[.I10]" office:value-type="float" office:value="1" calcext:value-type="float">
            <text:p>1</text:p>
          </table:table-cell>
          <table:table-cell table:style-name="ce12" table:formula="of:=[.J10]" office:value-type="float" office:value="1" calcext:value-type="float">
            <text:p>1</text:p>
          </table:table-cell>
          <table:table-cell table:style-name="ce12" table:formula="of:=[.K10]" office:value-type="string" office:string-value="." calcext:value-type="string">
            <text:p>.</text:p>
          </table:table-cell>
          <table:table-cell table:style-name="ce12" table:formula="of:=[.L10]" office:value-type="float" office:value="1" calcext:value-type="float">
            <text:p>1</text:p>
          </table:table-cell>
          <table:table-cell table:style-name="ce12" table:formula="of:=[.M10]" office:value-type="float" office:value="0" calcext:value-type="float">
            <text:p>0</text:p>
          </table:table-cell>
          <table:table-cell table:style-name="ce12" table:formula="of:=[.N10]" office:value-type="float" office:value="0" calcext:value-type="float">
            <text:p>0</text:p>
          </table:table-cell>
          <table:table-cell table:style-name="ce12" table:formula="of:=[.O10]" office:value-type="float" office:value="1" calcext:value-type="float">
            <text:p>1</text:p>
          </table:table-cell>
          <table:table-cell table:style-name="ce12" table:formula="of:=[.P10]" office:value-type="string" office:string-value="." calcext:value-type="string">
            <text:p>.</text:p>
          </table:table-cell>
          <table:table-cell table:style-name="ce12" table:formula="of:=[.Q10]" office:value-type="float" office:value="1" calcext:value-type="float">
            <text:p>1</text:p>
          </table:table-cell>
          <table:table-cell table:style-name="ce12" table:formula="of:=[.R10]" office:value-type="float" office:value="1" calcext:value-type="float">
            <text:p>1</text:p>
          </table:table-cell>
          <table:table-cell table:style-name="ce12" table:formula="of:=[.S10]" office:value-type="float" office:value="0" calcext:value-type="float">
            <text:p>0</text:p>
          </table:table-cell>
          <table:table-cell table:style-name="ce12" table:formula="of:=[.T10]" office:value-type="float" office:value="0" calcext:value-type="float">
            <text:p>0</text:p>
          </table:table-cell>
          <table:table-cell table:style-name="ce12" table:formula="of:=[.U10]" office:value-type="string" office:string-value="." calcext:value-type="string">
            <text:p>.</text:p>
          </table:table-cell>
          <table:table-cell table:style-name="ce12" table:formula="of:=[.V10]" office:value-type="float" office:value="1" calcext:value-type="float">
            <text:p>1</text:p>
          </table:table-cell>
          <table:table-cell table:style-name="ce12" table:formula="of:=[.W10]" office:value-type="float" office:value="1" calcext:value-type="float">
            <text:p>1</text:p>
          </table:table-cell>
          <table:table-cell table:style-name="ce12" table:formula="of:=[.X10]" office:value-type="float" office:value="0" calcext:value-type="float">
            <text:p>0</text:p>
          </table:table-cell>
          <table:table-cell table:style-name="ce12" table:formula="of:=[.Y10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<text:span text:style-name="T1">X7</text:span><text:span text:style-name="T2">(2)</text:span></text:p>
          </table:table-cell>
          <table:table-cell table:style-name="ce18" table:formula="of:=[.C10]" office:value-type="float" office:value="-1587" calcext:value-type="float">
            <text:p>-1587</text:p>
          </table:table-cell>
          <table:table-cell/>
          <table:table-cell table:formula="of:=IF(AND([.G36]=0;[.G37]=0;[.G38]=1);[.$AH$5];IF(AND([.G36]=1;[.G37]=1;[.G38]=0);[.$AH$6];IF([.J41]=1;[.$AH$4];[.$AH$3])))" office:value-type="string" office:string-value="результат верный, перенос из старшего разряда не учитывается" calcext:value-type="string">
            <text:p>результат верный, перенос из старшего разряда не учитывается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36]&lt;&gt;&quot;.&quot;;MOD(IF([.G36]&lt;&gt;&quot;.&quot;;[.G36];[.H36])+IF([.G37]&lt;&gt;&quot;.&quot;;[.G37];[.H37])+IF([.H35]&lt;&gt;&quot;&quot;;[.H35];[.I35]);2);&quot;.&quot;)" office:value-type="float" office:value="0" calcext:value-type="float">
            <text:p>0</text:p>
          </table:table-cell>
          <table:table-cell table:style-name="ce7" table:formula="of:=IF([.H36]&lt;&gt;&quot;.&quot;;MOD(IF([.H36]&lt;&gt;&quot;.&quot;;[.H36];[.I36])+IF([.H37]&lt;&gt;&quot;.&quot;;[.H37];[.I37])+IF([.I35]&lt;&gt;&quot;&quot;;[.I35];[.J35]);2);&quot;.&quot;)" office:value-type="float" office:value="1" calcext:value-type="float">
            <text:p>1</text:p>
          </table:table-cell>
          <table:table-cell table:style-name="ce7" table:formula="of:=IF([.I36]&lt;&gt;&quot;.&quot;;MOD(IF([.I36]&lt;&gt;&quot;.&quot;;[.I36];[.J36])+IF([.I37]&lt;&gt;&quot;.&quot;;[.I37];[.J37])+IF([.J35]&lt;&gt;&quot;&quot;;[.J35];[.K35]);2);&quot;.&quot;)" office:value-type="float" office:value="0" calcext:value-type="float">
            <text:p>0</text:p>
          </table:table-cell>
          <table:table-cell table:style-name="ce7" table:formula="of:=IF([.J36]&lt;&gt;&quot;.&quot;;MOD(IF([.J36]&lt;&gt;&quot;.&quot;;[.J36];[.K36])+IF([.J37]&lt;&gt;&quot;.&quot;;[.J37];[.K37])+IF([.K35]&lt;&gt;&quot;&quot;;[.K35];[.L35]);2);&quot;.&quot;)" office:value-type="float" office:value="1" calcext:value-type="float">
            <text:p>1</text:p>
          </table:table-cell>
          <table:table-cell table:style-name="ce7" table:formula="of:=IF([.K36]&lt;&gt;&quot;.&quot;;MOD(IF([.K36]&lt;&gt;&quot;.&quot;;[.K36];[.L36])+IF([.K37]&lt;&gt;&quot;.&quot;;[.K37];[.L37])+IF([.L35]&lt;&gt;&quot;&quot;;[.L35];[.M35]);2);&quot;.&quot;)" office:value-type="string" office:string-value="." calcext:value-type="string">
            <text:p>.</text:p>
          </table:table-cell>
          <table:table-cell table:style-name="ce7" table:formula="of:=IF([.L36]&lt;&gt;&quot;.&quot;;MOD(IF([.L36]&lt;&gt;&quot;.&quot;;[.L36];[.M36])+IF([.L37]&lt;&gt;&quot;.&quot;;[.L37];[.M37])+IF([.M35]&lt;&gt;&quot;&quot;;[.M35];[.N35]);2);&quot;.&quot;)" office:value-type="float" office:value="0" calcext:value-type="float">
            <text:p>0</text:p>
          </table:table-cell>
          <table:table-cell table:style-name="ce7" table:formula="of:=IF([.M36]&lt;&gt;&quot;.&quot;;MOD(IF([.M36]&lt;&gt;&quot;.&quot;;[.M36];[.N36])+IF([.M37]&lt;&gt;&quot;.&quot;;[.M37];[.N37])+IF([.N35]&lt;&gt;&quot;&quot;;[.N35];[.O35]);2);&quot;.&quot;)" office:value-type="float" office:value="1" calcext:value-type="float">
            <text:p>1</text:p>
          </table:table-cell>
          <table:table-cell table:style-name="ce7" table:formula="of:=IF([.N36]&lt;&gt;&quot;.&quot;;MOD(IF([.N36]&lt;&gt;&quot;.&quot;;[.N36];[.O36])+IF([.N37]&lt;&gt;&quot;.&quot;;[.N37];[.O37])+IF([.O35]&lt;&gt;&quot;&quot;;[.O35];[.P35]);2);&quot;.&quot;)" office:value-type="float" office:value="0" calcext:value-type="float">
            <text:p>0</text:p>
          </table:table-cell>
          <table:table-cell table:style-name="ce7" table:formula="of:=IF([.O36]&lt;&gt;&quot;.&quot;;MOD(IF([.O36]&lt;&gt;&quot;.&quot;;[.O36];[.P36])+IF([.O37]&lt;&gt;&quot;.&quot;;[.O37];[.P37])+IF([.P35]&lt;&gt;&quot;&quot;;[.P35];[.Q35]);2);&quot;.&quot;)" office:value-type="float" office:value="1" calcext:value-type="float">
            <text:p>1</text:p>
          </table:table-cell>
          <table:table-cell table:style-name="ce7" table:formula="of:=IF([.P36]&lt;&gt;&quot;.&quot;;MOD(IF([.P36]&lt;&gt;&quot;.&quot;;[.P36];[.Q36])+IF([.P37]&lt;&gt;&quot;.&quot;;[.P37];[.Q37])+IF([.Q35]&lt;&gt;&quot;&quot;;[.Q35];[.R35]);2);&quot;.&quot;)" office:value-type="string" office:string-value="." calcext:value-type="string">
            <text:p>.</text:p>
          </table:table-cell>
          <table:table-cell table:style-name="ce7" table:formula="of:=IF([.Q36]&lt;&gt;&quot;.&quot;;MOD(IF([.Q36]&lt;&gt;&quot;.&quot;;[.Q36];[.R36])+IF([.Q37]&lt;&gt;&quot;.&quot;;[.Q37];[.R37])+IF([.R35]&lt;&gt;&quot;&quot;;[.R35];[.S35]);2);&quot;.&quot;)" office:value-type="float" office:value="0" calcext:value-type="float">
            <text:p>0</text:p>
          </table:table-cell>
          <table:table-cell table:style-name="ce7" table:formula="of:=IF([.R36]&lt;&gt;&quot;.&quot;;MOD(IF([.R36]&lt;&gt;&quot;.&quot;;[.R36];[.S36])+IF([.R37]&lt;&gt;&quot;.&quot;;[.R37];[.S37])+IF([.S35]&lt;&gt;&quot;&quot;;[.S35];[.T35]);2);&quot;.&quot;)" office:value-type="float" office:value="0" calcext:value-type="float">
            <text:p>0</text:p>
          </table:table-cell>
          <table:table-cell table:style-name="ce7" table:formula="of:=IF([.S36]&lt;&gt;&quot;.&quot;;MOD(IF([.S36]&lt;&gt;&quot;.&quot;;[.S36];[.T36])+IF([.S37]&lt;&gt;&quot;.&quot;;[.S37];[.T37])+IF([.T35]&lt;&gt;&quot;&quot;;[.T35];[.U35]);2);&quot;.&quot;)" office:value-type="float" office:value="0" calcext:value-type="float">
            <text:p>0</text:p>
          </table:table-cell>
          <table:table-cell table:style-name="ce7" table:formula="of:=IF([.T36]&lt;&gt;&quot;.&quot;;MOD(IF([.T36]&lt;&gt;&quot;.&quot;;[.T36];[.U36])+IF([.T37]&lt;&gt;&quot;.&quot;;[.T37];[.U37])+IF([.U35]&lt;&gt;&quot;&quot;;[.U35];[.V35]);2);&quot;.&quot;)" office:value-type="float" office:value="1" calcext:value-type="float">
            <text:p>1</text:p>
          </table:table-cell>
          <table:table-cell table:style-name="ce7" table:formula="of:=IF([.U36]&lt;&gt;&quot;.&quot;;MOD(IF([.U36]&lt;&gt;&quot;.&quot;;[.U36];[.V36])+IF([.U37]&lt;&gt;&quot;.&quot;;[.U37];[.V37])+IF([.V35]&lt;&gt;&quot;&quot;;[.V35];[.W35]);2);&quot;.&quot;)" office:value-type="string" office:string-value="." calcext:value-type="string">
            <text:p>.</text:p>
          </table:table-cell>
          <table:table-cell table:style-name="ce7" table:formula="of:=IF([.V36]&lt;&gt;&quot;.&quot;;MOD(IF([.V36]&lt;&gt;&quot;.&quot;;[.V36];[.W36])+IF([.V37]&lt;&gt;&quot;.&quot;;[.V37];[.W37])+IF([.W35]&lt;&gt;&quot;&quot;;[.W35];[.X35]);2);&quot;.&quot;)" office:value-type="float" office:value="0" calcext:value-type="float">
            <text:p>0</text:p>
          </table:table-cell>
          <table:table-cell table:style-name="ce7" table:formula="of:=IF([.W36]&lt;&gt;&quot;.&quot;;MOD(IF([.W36]&lt;&gt;&quot;.&quot;;[.W36];[.X36])+IF([.W37]&lt;&gt;&quot;.&quot;;[.W37];[.X37])+IF([.X35]&lt;&gt;&quot;&quot;;[.X35];[.Y35]);2);&quot;.&quot;)" office:value-type="float" office:value="0" calcext:value-type="float">
            <text:p>0</text:p>
          </table:table-cell>
          <table:table-cell table:style-name="ce7" table:formula="of:=IF([.X36]&lt;&gt;&quot;.&quot;;MOD(IF([.X36]&lt;&gt;&quot;.&quot;;[.X36];[.Y36])+IF([.X37]&lt;&gt;&quot;.&quot;;[.X37];[.Y37])+IF([.Y35]&lt;&gt;&quot;&quot;;[.Y35];[.Z35]);2);&quot;.&quot;)" office:value-type="float" office:value="1" calcext:value-type="float">
            <text:p>1</text:p>
          </table:table-cell>
          <table:table-cell table:style-name="ce7" table:formula="of:=IF([.Y36]&lt;&gt;&quot;.&quot;;MOD(IF([.Y36]&lt;&gt;&quot;.&quot;;[.Y36];[.Z36])+IF([.Y37]&lt;&gt;&quot;.&quot;;[.Y37];[.Z37])+IF([.Z35]&lt;&gt;&quot;&quot;;[.Z35];[.AA35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38]=0;DECIMAL(SUBSTITUTE(COM.MICROSOFT.CONCAT([.G38:.Y38]);&quot;.&quot;;&quot;&quot;);2);0-DECIMAL(SUBSTITUTE(COM.MICROSOFT.CONCAT([.G39:.Y39]);&quot;.&quot;;&quot;&quot;);2))" office:value-type="float" office:value="21779" calcext:value-type="float">
            <text:p>21779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36]+[.AF37]" office:value-type="float" office:value="21779" calcext:value-type="float">
            <text:p>21779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38:.$Y38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38:.$Y38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38:.$Y38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38:.$Y38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38:.$Y38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38:.$Y38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38:.$Y38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38:.$Y38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38:.$Y38]);&quot;.&quot;;&quot;&quot;);2);2;16);[.O$3];1)); &quot;.&quot;)" office:value-type="float" office:value="0" calcext:value-type="float">
            <text:p>0</text:p>
          </table:table-cell>
          <table:table-cell table:style-name="ce7" table:formula="of:=IF([.P$3] &lt;&gt; &quot;&quot;;VALUE(MID(BASE(2^16-DECIMAL(SUBSTITUTE(COM.MICROSOFT.CONCAT([.$G38:.$Y38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38:.$Y38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38:.$Y38]);&quot;.&quot;;&quot;&quot;);2);2;16);[.R$3];1)); &quot;.&quot;)" office:value-type="float" office:value="1" calcext:value-type="float">
            <text:p>1</text:p>
          </table:table-cell>
          <table:table-cell table:style-name="ce7" table:formula="of:=IF([.S$3] &lt;&gt; &quot;&quot;;VALUE(MID(BASE(2^16-DECIMAL(SUBSTITUTE(COM.MICROSOFT.CONCAT([.$G38:.$Y38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38:.$Y38]);&quot;.&quot;;&quot;&quot;);2);2;16);[.T$3];1)); &quot;.&quot;)" office:value-type="float" office:value="0" calcext:value-type="float">
            <text:p>0</text:p>
          </table:table-cell>
          <table:table-cell table:style-name="ce7" table:formula="of:=IF([.U$3] &lt;&gt; &quot;&quot;;VALUE(MID(BASE(2^16-DECIMAL(SUBSTITUTE(COM.MICROSOFT.CONCAT([.$G38:.$Y38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38:.$Y38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38:.$Y38]);&quot;.&quot;;&quot;&quot;);2);2;16);[.W$3];1)); &quot;.&quot;)" office:value-type="float" office:value="1" calcext:value-type="float">
            <text:p>1</text:p>
          </table:table-cell>
          <table:table-cell table:style-name="ce7" table:formula="of:=IF([.X$3] &lt;&gt; &quot;&quot;;VALUE(MID(BASE(2^16-DECIMAL(SUBSTITUTE(COM.MICROSOFT.CONCAT([.$G38:.$Y38]);&quot;.&quot;;&quot;&quot;);2);2;16);[.X$3];1)); &quot;.&quot;)" office:value-type="float" office:value="0" calcext:value-type="float">
            <text:p>0</text:p>
          </table:table-cell>
          <table:table-cell table:style-name="ce7" table:formula="of:=IF([.Y$3] &lt;&gt; &quot;&quot;;VALUE(MID(BASE(2^16-DECIMAL(SUBSTITUTE(COM.MICROSOFT.CONCAT([.$G38:.$Y38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>
            <draw:custom-shape draw:z-index="10" draw:name="TextBox 11" draw:style-name="gr1" draw:text-style-name="P1" svg:width="0.0004in" svg:height="0.1866in" svg:x="0.4315in" svg:y="0.1205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3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38:.Y38]);2)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3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39:.Y39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38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F = </text:p>
            <draw:custom-shape draw:z-index="3" draw:name="TextBox 4" draw:style-name="gr1" draw:text-style-name="P1" svg:width="0.0004in" svg:height="0.1866in" svg:x="0.4315in" svg:y="0.178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formula="of:=IF(OR(AND([.G36]=0;[.G37]=0;[.G38]=1); AND([.G36]=1;[.G37]=1;[.G38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45]&lt;&gt;&quot;.&quot;;INT((IF([.G45]&lt;&gt;&quot;&quot;;[.G45];[.H45])+IF([.G46]&lt;&gt;&quot;&quot;;[.G46];[.H46])+IF([.H44]&lt;&gt;&quot;&quot;;[.H44];[.I44]))/2);&quot;&quot;)" office:value-type="float" office:value="1" calcext:value-type="float">
            <text:p>1</text:p>
          </table:table-cell>
          <table:table-cell table:style-name="ce6" table:formula="of:=IF([.H45]&lt;&gt;&quot;.&quot;;INT((IF([.H45]&lt;&gt;&quot;&quot;;[.H45];[.I45])+IF([.H46]&lt;&gt;&quot;&quot;;[.H46];[.I46])+IF([.I44]&lt;&gt;&quot;&quot;;[.I44];[.J44]))/2);&quot;&quot;)" office:value-type="float" office:value="1" calcext:value-type="float">
            <text:p>1</text:p>
          </table:table-cell>
          <table:table-cell table:style-name="ce6" table:formula="of:=IF([.I45]&lt;&gt;&quot;.&quot;;INT((IF([.I45]&lt;&gt;&quot;&quot;;[.I45];[.J45])+IF([.I46]&lt;&gt;&quot;&quot;;[.I46];[.J46])+IF([.J44]&lt;&gt;&quot;&quot;;[.J44];[.K44]))/2);&quot;&quot;)" office:value-type="float" office:value="1" calcext:value-type="float">
            <text:p>1</text:p>
          </table:table-cell>
          <table:table-cell table:style-name="ce6" table:formula="of:=IF([.J45]&lt;&gt;&quot;.&quot;;INT((IF([.J45]&lt;&gt;&quot;&quot;;[.J45];[.K45])+IF([.J46]&lt;&gt;&quot;&quot;;[.J46];[.K46])+IF([.K44]&lt;&gt;&quot;&quot;;[.K44];[.L44]))/2);&quot;&quot;)" office:value-type="float" office:value="0" calcext:value-type="float">
            <text:p>0</text:p>
          </table:table-cell>
          <table:table-cell table:style-name="ce6" table:formula="of:=IF([.K45]&lt;&gt;&quot;.&quot;;INT((IF([.K45]&lt;&gt;&quot;&quot;;[.K45];[.L45])+IF([.K46]&lt;&gt;&quot;&quot;;[.K46];[.L46])+IF([.L44]&lt;&gt;&quot;&quot;;[.L44];[.M44]))/2);&quot;&quot;)">
            <text:p/>
          </table:table-cell>
          <table:table-cell table:style-name="ce6" table:formula="of:=IF([.L45]&lt;&gt;&quot;.&quot;;INT((IF([.L45]&lt;&gt;&quot;&quot;;[.L45];[.M45])+IF([.L46]&lt;&gt;&quot;&quot;;[.L46];[.M46])+IF([.M44]&lt;&gt;&quot;&quot;;[.M44];[.N44]))/2);&quot;&quot;)" office:value-type="float" office:value="0" calcext:value-type="float">
            <text:p>0</text:p>
          </table:table-cell>
          <table:table-cell table:style-name="ce6" table:formula="of:=IF([.M45]&lt;&gt;&quot;.&quot;;INT((IF([.M45]&lt;&gt;&quot;&quot;;[.M45];[.N45])+IF([.M46]&lt;&gt;&quot;&quot;;[.M46];[.N46])+IF([.N44]&lt;&gt;&quot;&quot;;[.N44];[.O44]))/2);&quot;&quot;)" office:value-type="float" office:value="0" calcext:value-type="float">
            <text:p>0</text:p>
          </table:table-cell>
          <table:table-cell table:style-name="ce6" table:formula="of:=IF([.N45]&lt;&gt;&quot;.&quot;;INT((IF([.N45]&lt;&gt;&quot;&quot;;[.N45];[.O45])+IF([.N46]&lt;&gt;&quot;&quot;;[.N46];[.O46])+IF([.O44]&lt;&gt;&quot;&quot;;[.O44];[.P44]))/2);&quot;&quot;)" office:value-type="float" office:value="0" calcext:value-type="float">
            <text:p>0</text:p>
          </table:table-cell>
          <table:table-cell table:style-name="ce6" table:formula="of:=IF([.O45]&lt;&gt;&quot;.&quot;;INT((IF([.O45]&lt;&gt;&quot;&quot;;[.O45];[.P45])+IF([.O46]&lt;&gt;&quot;&quot;;[.O46];[.P46])+IF([.P44]&lt;&gt;&quot;&quot;;[.P44];[.Q44]))/2);&quot;&quot;)" office:value-type="float" office:value="1" calcext:value-type="float">
            <text:p>1</text:p>
          </table:table-cell>
          <table:table-cell table:style-name="ce6" table:formula="of:=IF([.P45]&lt;&gt;&quot;.&quot;;INT((IF([.P45]&lt;&gt;&quot;&quot;;[.P45];[.Q45])+IF([.P46]&lt;&gt;&quot;&quot;;[.P46];[.Q46])+IF([.Q44]&lt;&gt;&quot;&quot;;[.Q44];[.R44]))/2);&quot;&quot;)">
            <text:p/>
          </table:table-cell>
          <table:table-cell table:style-name="ce6" table:formula="of:=IF([.Q45]&lt;&gt;&quot;.&quot;;INT((IF([.Q45]&lt;&gt;&quot;&quot;;[.Q45];[.R45])+IF([.Q46]&lt;&gt;&quot;&quot;;[.Q46];[.R46])+IF([.R44]&lt;&gt;&quot;&quot;;[.R44];[.S44]))/2);&quot;&quot;)" office:value-type="float" office:value="1" calcext:value-type="float">
            <text:p>1</text:p>
          </table:table-cell>
          <table:table-cell table:style-name="ce6" table:formula="of:=IF([.R45]&lt;&gt;&quot;.&quot;;INT((IF([.R45]&lt;&gt;&quot;&quot;;[.R45];[.S45])+IF([.R46]&lt;&gt;&quot;&quot;;[.R46];[.S46])+IF([.S44]&lt;&gt;&quot;&quot;;[.S44];[.T44]))/2);&quot;&quot;)" office:value-type="float" office:value="1" calcext:value-type="float">
            <text:p>1</text:p>
          </table:table-cell>
          <table:table-cell table:style-name="ce6" table:formula="of:=IF([.S45]&lt;&gt;&quot;.&quot;;INT((IF([.S45]&lt;&gt;&quot;&quot;;[.S45];[.T45])+IF([.S46]&lt;&gt;&quot;&quot;;[.S46];[.T46])+IF([.T44]&lt;&gt;&quot;&quot;;[.T44];[.U44]))/2);&quot;&quot;)" office:value-type="float" office:value="1" calcext:value-type="float">
            <text:p>1</text:p>
          </table:table-cell>
          <table:table-cell table:style-name="ce6" table:formula="of:=IF([.T45]&lt;&gt;&quot;.&quot;;INT((IF([.T45]&lt;&gt;&quot;&quot;;[.T45];[.U45])+IF([.T46]&lt;&gt;&quot;&quot;;[.T46];[.U46])+IF([.U44]&lt;&gt;&quot;&quot;;[.U44];[.V44]))/2);&quot;&quot;)" office:value-type="float" office:value="1" calcext:value-type="float">
            <text:p>1</text:p>
          </table:table-cell>
          <table:table-cell table:style-name="ce6" table:formula="of:=IF([.U45]&lt;&gt;&quot;.&quot;;INT((IF([.U45]&lt;&gt;&quot;&quot;;[.U45];[.V45])+IF([.U46]&lt;&gt;&quot;&quot;;[.U46];[.V46])+IF([.V44]&lt;&gt;&quot;&quot;;[.V44];[.W44]))/2);&quot;&quot;)">
            <text:p/>
          </table:table-cell>
          <table:table-cell table:style-name="ce6" table:formula="of:=IF([.V45]&lt;&gt;&quot;.&quot;;INT((IF([.V45]&lt;&gt;&quot;&quot;;[.V45];[.W45])+IF([.V46]&lt;&gt;&quot;&quot;;[.V46];[.W46])+IF([.W44]&lt;&gt;&quot;&quot;;[.W44];[.X44]))/2);&quot;&quot;)" office:value-type="float" office:value="1" calcext:value-type="float">
            <text:p>1</text:p>
          </table:table-cell>
          <table:table-cell table:style-name="ce6" table:formula="of:=IF([.W45]&lt;&gt;&quot;.&quot;;INT((IF([.W45]&lt;&gt;&quot;&quot;;[.W45];[.X45])+IF([.W46]&lt;&gt;&quot;&quot;;[.W46];[.X46])+IF([.X44]&lt;&gt;&quot;&quot;;[.X44];[.Y44]))/2);&quot;&quot;)" office:value-type="float" office:value="0" calcext:value-type="float">
            <text:p>0</text:p>
          </table:table-cell>
          <table:table-cell table:style-name="ce6" table:formula="of:=IF([.X45]&lt;&gt;&quot;.&quot;;INT((IF([.X45]&lt;&gt;&quot;&quot;;[.X45];[.Y45])+IF([.X46]&lt;&gt;&quot;&quot;;[.X46];[.Y46])+IF([.Y44]&lt;&gt;&quot;&quot;;[.Y44];[.Z44]))/2);&quot;&quot;)" office:value-type="float" office:value="0" calcext:value-type="float">
            <text:p>0</text:p>
          </table:table-cell>
          <table:table-cell table:style-name="ce6" table:formula="of:=IF([.Y45]&lt;&gt;&quot;.&quot;;INT((IF([.Y45]&lt;&gt;&quot;&quot;;[.Y45];[.Z45])+IF([.Y46]&lt;&gt;&quot;&quot;;[.Y46];[.Z46])+IF([.Z44]&lt;&gt;&quot;&quot;;[.Z44];[.AA44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7</text:span><text:span text:style-name="T2">(2)</text:span></text:p>
          </table:table-cell>
          <table:table-cell/>
          <table:table-cell table:style-name="ce11" table:formula="of:=[.G10]" office:value-type="float" office:value="1" calcext:value-type="float">
            <text:p>1</text:p>
          </table:table-cell>
          <table:table-cell table:style-name="ce11" table:formula="of:=[.H10]" office:value-type="float" office:value="1" calcext:value-type="float">
            <text:p>1</text:p>
          </table:table-cell>
          <table:table-cell table:style-name="ce11" table:formula="of:=[.I10]" office:value-type="float" office:value="1" calcext:value-type="float">
            <text:p>1</text:p>
          </table:table-cell>
          <table:table-cell table:style-name="ce11" table:formula="of:=[.J10]" office:value-type="float" office:value="1" calcext:value-type="float">
            <text:p>1</text:p>
          </table:table-cell>
          <table:table-cell table:style-name="ce11" table:formula="of:=[.K10]" office:value-type="string" office:string-value="." calcext:value-type="string">
            <text:p>.</text:p>
          </table:table-cell>
          <table:table-cell table:style-name="ce11" table:formula="of:=[.L10]" office:value-type="float" office:value="1" calcext:value-type="float">
            <text:p>1</text:p>
          </table:table-cell>
          <table:table-cell table:style-name="ce11" table:formula="of:=[.M10]" office:value-type="float" office:value="0" calcext:value-type="float">
            <text:p>0</text:p>
          </table:table-cell>
          <table:table-cell table:style-name="ce11" table:formula="of:=[.N10]" office:value-type="float" office:value="0" calcext:value-type="float">
            <text:p>0</text:p>
          </table:table-cell>
          <table:table-cell table:style-name="ce11" table:formula="of:=[.O10]" office:value-type="float" office:value="1" calcext:value-type="float">
            <text:p>1</text:p>
          </table:table-cell>
          <table:table-cell table:style-name="ce11" table:formula="of:=[.P10]" office:value-type="string" office:string-value="." calcext:value-type="string">
            <text:p>.</text:p>
          </table:table-cell>
          <table:table-cell table:style-name="ce11" table:formula="of:=[.Q10]" office:value-type="float" office:value="1" calcext:value-type="float">
            <text:p>1</text:p>
          </table:table-cell>
          <table:table-cell table:style-name="ce11" table:formula="of:=[.R10]" office:value-type="float" office:value="1" calcext:value-type="float">
            <text:p>1</text:p>
          </table:table-cell>
          <table:table-cell table:style-name="ce11" table:formula="of:=[.S10]" office:value-type="float" office:value="0" calcext:value-type="float">
            <text:p>0</text:p>
          </table:table-cell>
          <table:table-cell table:style-name="ce11" table:formula="of:=[.T10]" office:value-type="float" office:value="0" calcext:value-type="float">
            <text:p>0</text:p>
          </table:table-cell>
          <table:table-cell table:style-name="ce11" table:formula="of:=[.U10]" office:value-type="string" office:string-value="." calcext:value-type="string">
            <text:p>.</text:p>
          </table:table-cell>
          <table:table-cell table:style-name="ce11" table:formula="of:=[.V10]" office:value-type="float" office:value="1" calcext:value-type="float">
            <text:p>1</text:p>
          </table:table-cell>
          <table:table-cell table:style-name="ce11" table:formula="of:=[.W10]" office:value-type="float" office:value="1" calcext:value-type="float">
            <text:p>1</text:p>
          </table:table-cell>
          <table:table-cell table:style-name="ce11" table:formula="of:=[.X10]" office:value-type="float" office:value="0" calcext:value-type="float">
            <text:p>0</text:p>
          </table:table-cell>
          <table:table-cell table:style-name="ce11" table:formula="of:=[.Y10]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<text:span text:style-name="T1">X7</text:span><text:span text:style-name="T2">(2)</text:span></text:p>
          </table:table-cell>
          <table:table-cell table:style-name="ce3" table:formula="of:=[.C10]" office:value-type="float" office:value="-1587" calcext:value-type="float">
            <text:p>-1587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8</text:span><text:span text:style-name="T2">(2)</text:span></text:p>
          </table:table-cell>
          <table:table-cell/>
          <table:table-cell table:style-name="ce12" table:formula="of:=[.G11]" office:value-type="float" office:value="1" calcext:value-type="float">
            <text:p>1</text:p>
          </table:table-cell>
          <table:table-cell table:style-name="ce12" table:formula="of:=[.H11]" office:value-type="float" office:value="0" calcext:value-type="float">
            <text:p>0</text:p>
          </table:table-cell>
          <table:table-cell table:style-name="ce12" table:formula="of:=[.I11]" office:value-type="float" office:value="1" calcext:value-type="float">
            <text:p>1</text:p>
          </table:table-cell>
          <table:table-cell table:style-name="ce12" table:formula="of:=[.J11]" office:value-type="float" office:value="0" calcext:value-type="float">
            <text:p>0</text:p>
          </table:table-cell>
          <table:table-cell table:style-name="ce12" table:formula="of:=[.K11]" office:value-type="string" office:string-value="." calcext:value-type="string">
            <text:p>.</text:p>
          </table:table-cell>
          <table:table-cell table:style-name="ce12" table:formula="of:=[.L11]" office:value-type="float" office:value="0" calcext:value-type="float">
            <text:p>0</text:p>
          </table:table-cell>
          <table:table-cell table:style-name="ce12" table:formula="of:=[.M11]" office:value-type="float" office:value="1" calcext:value-type="float">
            <text:p>1</text:p>
          </table:table-cell>
          <table:table-cell table:style-name="ce12" table:formula="of:=[.N11]" office:value-type="float" office:value="0" calcext:value-type="float">
            <text:p>0</text:p>
          </table:table-cell>
          <table:table-cell table:style-name="ce12" table:formula="of:=[.O11]" office:value-type="float" office:value="0" calcext:value-type="float">
            <text:p>0</text:p>
          </table:table-cell>
          <table:table-cell table:style-name="ce12" table:formula="of:=[.P11]" office:value-type="string" office:string-value="." calcext:value-type="string">
            <text:p>.</text:p>
          </table:table-cell>
          <table:table-cell table:style-name="ce12" table:formula="of:=[.Q11]" office:value-type="float" office:value="1" calcext:value-type="float">
            <text:p>1</text:p>
          </table:table-cell>
          <table:table-cell table:style-name="ce12" table:formula="of:=[.R11]" office:value-type="float" office:value="0" calcext:value-type="float">
            <text:p>0</text:p>
          </table:table-cell>
          <table:table-cell table:style-name="ce12" table:formula="of:=[.S11]" office:value-type="float" office:value="1" calcext:value-type="float">
            <text:p>1</text:p>
          </table:table-cell>
          <table:table-cell table:style-name="ce12" table:formula="of:=[.T11]" office:value-type="float" office:value="1" calcext:value-type="float">
            <text:p>1</text:p>
          </table:table-cell>
          <table:table-cell table:style-name="ce12" table:formula="of:=[.U11]" office:value-type="string" office:string-value="." calcext:value-type="string">
            <text:p>.</text:p>
          </table:table-cell>
          <table:table-cell table:style-name="ce12" table:formula="of:=[.V11]" office:value-type="float" office:value="1" calcext:value-type="float">
            <text:p>1</text:p>
          </table:table-cell>
          <table:table-cell table:style-name="ce12" table:formula="of:=[.W11]" office:value-type="float" office:value="0" calcext:value-type="float">
            <text:p>0</text:p>
          </table:table-cell>
          <table:table-cell table:style-name="ce12" table:formula="of:=[.X11]" office:value-type="float" office:value="1" calcext:value-type="float">
            <text:p>1</text:p>
          </table:table-cell>
          <table:table-cell table:style-name="ce12"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<text:span text:style-name="T1">X8</text:span><text:span text:style-name="T2">(2)</text:span></text:p>
          </table:table-cell>
          <table:table-cell table:style-name="ce18" table:formula="of:=[.C11]" office:value-type="float" office:value="-23366" calcext:value-type="float">
            <text:p>-23366</text:p>
          </table:table-cell>
          <table:table-cell/>
          <table:table-cell table:formula="of:=IF(AND([.G45]=0;[.G46]=0;[.G47]=1);[.$AH$5];IF(AND([.G45]=1;[.G46]=1;[.G47]=0);[.$AH$6];IF([.J50]=1;[.$AH$4];[.$AH$3])))" office:value-type="string" office:string-value="результат верный, перенос из старшего разряда не учитывается" calcext:value-type="string">
            <text:p>результат верный, перенос из старшего разряда не учитывается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45]&lt;&gt;&quot;.&quot;;MOD(IF([.G45]&lt;&gt;&quot;.&quot;;[.G45];[.H45])+IF([.G46]&lt;&gt;&quot;.&quot;;[.G46];[.H46])+IF([.H44]&lt;&gt;&quot;&quot;;[.H44];[.I44]);2);&quot;.&quot;)" office:value-type="float" office:value="1" calcext:value-type="float">
            <text:p>1</text:p>
          </table:table-cell>
          <table:table-cell table:style-name="ce7" table:formula="of:=IF([.H45]&lt;&gt;&quot;.&quot;;MOD(IF([.H45]&lt;&gt;&quot;.&quot;;[.H45];[.I45])+IF([.H46]&lt;&gt;&quot;.&quot;;[.H46];[.I46])+IF([.I44]&lt;&gt;&quot;&quot;;[.I44];[.J44]);2);&quot;.&quot;)" office:value-type="float" office:value="0" calcext:value-type="float">
            <text:p>0</text:p>
          </table:table-cell>
          <table:table-cell table:style-name="ce7" table:formula="of:=IF([.I45]&lt;&gt;&quot;.&quot;;MOD(IF([.I45]&lt;&gt;&quot;.&quot;;[.I45];[.J45])+IF([.I46]&lt;&gt;&quot;.&quot;;[.I46];[.J46])+IF([.J44]&lt;&gt;&quot;&quot;;[.J44];[.K44]);2);&quot;.&quot;)" office:value-type="float" office:value="0" calcext:value-type="float">
            <text:p>0</text:p>
          </table:table-cell>
          <table:table-cell table:style-name="ce7" table:formula="of:=IF([.J45]&lt;&gt;&quot;.&quot;;MOD(IF([.J45]&lt;&gt;&quot;.&quot;;[.J45];[.K45])+IF([.J46]&lt;&gt;&quot;.&quot;;[.J46];[.K46])+IF([.K44]&lt;&gt;&quot;&quot;;[.K44];[.L44]);2);&quot;.&quot;)" office:value-type="float" office:value="1" calcext:value-type="float">
            <text:p>1</text:p>
          </table:table-cell>
          <table:table-cell table:style-name="ce7" table:formula="of:=IF([.K45]&lt;&gt;&quot;.&quot;;MOD(IF([.K45]&lt;&gt;&quot;.&quot;;[.K45];[.L45])+IF([.K46]&lt;&gt;&quot;.&quot;;[.K46];[.L46])+IF([.L44]&lt;&gt;&quot;&quot;;[.L44];[.M44]);2);&quot;.&quot;)" office:value-type="string" office:string-value="." calcext:value-type="string">
            <text:p>.</text:p>
          </table:table-cell>
          <table:table-cell table:style-name="ce7" table:formula="of:=IF([.L45]&lt;&gt;&quot;.&quot;;MOD(IF([.L45]&lt;&gt;&quot;.&quot;;[.L45];[.M45])+IF([.L46]&lt;&gt;&quot;.&quot;;[.L46];[.M46])+IF([.M44]&lt;&gt;&quot;&quot;;[.M44];[.N44]);2);&quot;.&quot;)" office:value-type="float" office:value="1" calcext:value-type="float">
            <text:p>1</text:p>
          </table:table-cell>
          <table:table-cell table:style-name="ce7" table:formula="of:=IF([.M45]&lt;&gt;&quot;.&quot;;MOD(IF([.M45]&lt;&gt;&quot;.&quot;;[.M45];[.N45])+IF([.M46]&lt;&gt;&quot;.&quot;;[.M46];[.N46])+IF([.N44]&lt;&gt;&quot;&quot;;[.N44];[.O44]);2);&quot;.&quot;)" office:value-type="float" office:value="1" calcext:value-type="float">
            <text:p>1</text:p>
          </table:table-cell>
          <table:table-cell table:style-name="ce7" table:formula="of:=IF([.N45]&lt;&gt;&quot;.&quot;;MOD(IF([.N45]&lt;&gt;&quot;.&quot;;[.N45];[.O45])+IF([.N46]&lt;&gt;&quot;.&quot;;[.N46];[.O46])+IF([.O44]&lt;&gt;&quot;&quot;;[.O44];[.P44]);2);&quot;.&quot;)" office:value-type="float" office:value="1" calcext:value-type="float">
            <text:p>1</text:p>
          </table:table-cell>
          <table:table-cell table:style-name="ce7" table:formula="of:=IF([.O45]&lt;&gt;&quot;.&quot;;MOD(IF([.O45]&lt;&gt;&quot;.&quot;;[.O45];[.P45])+IF([.O46]&lt;&gt;&quot;.&quot;;[.O46];[.P46])+IF([.P44]&lt;&gt;&quot;&quot;;[.P44];[.Q44]);2);&quot;.&quot;)" office:value-type="float" office:value="0" calcext:value-type="float">
            <text:p>0</text:p>
          </table:table-cell>
          <table:table-cell table:style-name="ce7" table:formula="of:=IF([.P45]&lt;&gt;&quot;.&quot;;MOD(IF([.P45]&lt;&gt;&quot;.&quot;;[.P45];[.Q45])+IF([.P46]&lt;&gt;&quot;.&quot;;[.P46];[.Q46])+IF([.Q44]&lt;&gt;&quot;&quot;;[.Q44];[.R44]);2);&quot;.&quot;)" office:value-type="string" office:string-value="." calcext:value-type="string">
            <text:p>.</text:p>
          </table:table-cell>
          <table:table-cell table:style-name="ce7" table:formula="of:=IF([.Q45]&lt;&gt;&quot;.&quot;;MOD(IF([.Q45]&lt;&gt;&quot;.&quot;;[.Q45];[.R45])+IF([.Q46]&lt;&gt;&quot;.&quot;;[.Q46];[.R46])+IF([.R44]&lt;&gt;&quot;&quot;;[.R44];[.S44]);2);&quot;.&quot;)" office:value-type="float" office:value="1" calcext:value-type="float">
            <text:p>1</text:p>
          </table:table-cell>
          <table:table-cell table:style-name="ce7" table:formula="of:=IF([.R45]&lt;&gt;&quot;.&quot;;MOD(IF([.R45]&lt;&gt;&quot;.&quot;;[.R45];[.S45])+IF([.R46]&lt;&gt;&quot;.&quot;;[.R46];[.S46])+IF([.S44]&lt;&gt;&quot;&quot;;[.S44];[.T44]);2);&quot;.&quot;)" office:value-type="float" office:value="0" calcext:value-type="float">
            <text:p>0</text:p>
          </table:table-cell>
          <table:table-cell table:style-name="ce7" table:formula="of:=IF([.S45]&lt;&gt;&quot;.&quot;;MOD(IF([.S45]&lt;&gt;&quot;.&quot;;[.S45];[.T45])+IF([.S46]&lt;&gt;&quot;.&quot;;[.S46];[.T46])+IF([.T44]&lt;&gt;&quot;&quot;;[.T44];[.U44]);2);&quot;.&quot;)" office:value-type="float" office:value="0" calcext:value-type="float">
            <text:p>0</text:p>
          </table:table-cell>
          <table:table-cell table:style-name="ce7" table:formula="of:=IF([.T45]&lt;&gt;&quot;.&quot;;MOD(IF([.T45]&lt;&gt;&quot;.&quot;;[.T45];[.U45])+IF([.T46]&lt;&gt;&quot;.&quot;;[.T46];[.U46])+IF([.U44]&lt;&gt;&quot;&quot;;[.U44];[.V44]);2);&quot;.&quot;)" office:value-type="float" office:value="0" calcext:value-type="float">
            <text:p>0</text:p>
          </table:table-cell>
          <table:table-cell table:style-name="ce7" table:formula="of:=IF([.U45]&lt;&gt;&quot;.&quot;;MOD(IF([.U45]&lt;&gt;&quot;.&quot;;[.U45];[.V45])+IF([.U46]&lt;&gt;&quot;.&quot;;[.U46];[.V46])+IF([.V44]&lt;&gt;&quot;&quot;;[.V44];[.W44]);2);&quot;.&quot;)" office:value-type="string" office:string-value="." calcext:value-type="string">
            <text:p>.</text:p>
          </table:table-cell>
          <table:table-cell table:style-name="ce7" table:formula="of:=IF([.V45]&lt;&gt;&quot;.&quot;;MOD(IF([.V45]&lt;&gt;&quot;.&quot;;[.V45];[.W45])+IF([.V46]&lt;&gt;&quot;.&quot;;[.V46];[.W46])+IF([.W44]&lt;&gt;&quot;&quot;;[.W44];[.X44]);2);&quot;.&quot;)" office:value-type="float" office:value="0" calcext:value-type="float">
            <text:p>0</text:p>
          </table:table-cell>
          <table:table-cell table:style-name="ce7" table:formula="of:=IF([.W45]&lt;&gt;&quot;.&quot;;MOD(IF([.W45]&lt;&gt;&quot;.&quot;;[.W45];[.X45])+IF([.W46]&lt;&gt;&quot;.&quot;;[.W46];[.X46])+IF([.X44]&lt;&gt;&quot;&quot;;[.X44];[.Y44]);2);&quot;.&quot;)" office:value-type="float" office:value="1" calcext:value-type="float">
            <text:p>1</text:p>
          </table:table-cell>
          <table:table-cell table:style-name="ce7" table:formula="of:=IF([.X45]&lt;&gt;&quot;.&quot;;MOD(IF([.X45]&lt;&gt;&quot;.&quot;;[.X45];[.Y45])+IF([.X46]&lt;&gt;&quot;.&quot;;[.X46];[.Y46])+IF([.Y44]&lt;&gt;&quot;&quot;;[.Y44];[.Z44]);2);&quot;.&quot;)" office:value-type="float" office:value="1" calcext:value-type="float">
            <text:p>1</text:p>
          </table:table-cell>
          <table:table-cell table:style-name="ce7" table:formula="of:=IF([.Y45]&lt;&gt;&quot;.&quot;;MOD(IF([.Y45]&lt;&gt;&quot;.&quot;;[.Y45];[.Z45])+IF([.Y46]&lt;&gt;&quot;.&quot;;[.Y46];[.Z46])+IF([.Z44]&lt;&gt;&quot;&quot;;[.Z44];[.AA44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47]=0;DECIMAL(SUBSTITUTE(COM.MICROSOFT.CONCAT([.G47:.Y47]);&quot;.&quot;;&quot;&quot;);2);0-DECIMAL(SUBSTITUTE(COM.MICROSOFT.CONCAT([.G48:.Y48]);&quot;.&quot;;&quot;&quot;);2))" office:value-type="float" office:value="-24953" calcext:value-type="float">
            <text:p>-24953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45]+[.AF46]" office:value-type="float" office:value="-24953" calcext:value-type="float">
            <text:p>-24953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47:.$Y47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47:.$Y47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47:.$Y47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47:.$Y47]);&quot;.&quot;;&quot;&quot;);2);2;16);[.J$3];1)); &quot;.&quot;)" office:value-type="float" office:value="0" calcext:value-type="float">
            <text:p>0</text:p>
          </table:table-cell>
          <table:table-cell table:style-name="ce7" table:formula="of:=IF([.K$3] &lt;&gt; &quot;&quot;;VALUE(MID(BASE(2^16-DECIMAL(SUBSTITUTE(COM.MICROSOFT.CONCAT([.$G47:.$Y47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47:.$Y47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47:.$Y47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47:.$Y47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47:.$Y47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47:.$Y47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47:.$Y47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47:.$Y47]);&quot;.&quot;;&quot;&quot;);2);2;16);[.R$3];1)); &quot;.&quot;)" office:value-type="float" office:value="1" calcext:value-type="float">
            <text:p>1</text:p>
          </table:table-cell>
          <table:table-cell table:style-name="ce7" table:formula="of:=IF([.S$3] &lt;&gt; &quot;&quot;;VALUE(MID(BASE(2^16-DECIMAL(SUBSTITUTE(COM.MICROSOFT.CONCAT([.$G47:.$Y47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47:.$Y47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47:.$Y47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47:.$Y47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47:.$Y47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47:.$Y47]);&quot;.&quot;;&quot;&quot;);2);2;16);[.X$3];1)); &quot;.&quot;)" office:value-type="float" office:value="0" calcext:value-type="float">
            <text:p>0</text:p>
          </table:table-cell>
          <table:table-cell table:style-name="ce7" table:formula="of:=IF([.Y$3] &lt;&gt; &quot;&quot;;VALUE(MID(BASE(2^16-DECIMAL(SUBSTITUTE(COM.MICROSOFT.CONCAT([.$G47:.$Y47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44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47:.Y47]);2)=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44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48:.Y48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47]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OF = </text:p>
            <draw:custom-shape draw:z-index="11" draw:name="TextBox 12" draw:style-name="gr1" draw:text-style-name="P1" svg:width="0.0004in" svg:height="0.1866in" svg:x="0.4315in" svg:y="0.1579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formula="of:=IF(OR(AND([.G45]=0;[.G46]=0;[.G47]=1); AND([.G45]=1;[.G46]=1;[.G47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>
            <draw:custom-shape draw:z-index="4" draw:name="TextBox 5" draw:style-name="gr1" draw:text-style-name="P1" svg:width="0.0004in" svg:height="0.1866in" svg:x="0.4315in" svg:y="0.024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54]&lt;&gt;&quot;.&quot;;INT((IF([.G54]&lt;&gt;&quot;&quot;;[.G54];[.H54])+IF([.G55]&lt;&gt;&quot;&quot;;[.G55];[.H55])+IF([.H53]&lt;&gt;&quot;&quot;;[.H53];[.I53]))/2);&quot;&quot;)" office:value-type="float" office:value="1" calcext:value-type="float">
            <text:p>1</text:p>
          </table:table-cell>
          <table:table-cell table:style-name="ce6" table:formula="of:=IF([.H54]&lt;&gt;&quot;.&quot;;INT((IF([.H54]&lt;&gt;&quot;&quot;;[.H54];[.I54])+IF([.H55]&lt;&gt;&quot;&quot;;[.H55];[.I55])+IF([.I53]&lt;&gt;&quot;&quot;;[.I53];[.J53]))/2);&quot;&quot;)" office:value-type="float" office:value="0" calcext:value-type="float">
            <text:p>0</text:p>
          </table:table-cell>
          <table:table-cell table:style-name="ce6" table:formula="of:=IF([.I54]&lt;&gt;&quot;.&quot;;INT((IF([.I54]&lt;&gt;&quot;&quot;;[.I54];[.J54])+IF([.I55]&lt;&gt;&quot;&quot;;[.I55];[.J55])+IF([.J53]&lt;&gt;&quot;&quot;;[.J53];[.K53]))/2);&quot;&quot;)" office:value-type="float" office:value="1" calcext:value-type="float">
            <text:p>1</text:p>
          </table:table-cell>
          <table:table-cell table:style-name="ce6" table:formula="of:=IF([.J54]&lt;&gt;&quot;.&quot;;INT((IF([.J54]&lt;&gt;&quot;&quot;;[.J54];[.K54])+IF([.J55]&lt;&gt;&quot;&quot;;[.J55];[.K55])+IF([.K53]&lt;&gt;&quot;&quot;;[.K53];[.L53]))/2);&quot;&quot;)" office:value-type="float" office:value="1" calcext:value-type="float">
            <text:p>1</text:p>
          </table:table-cell>
          <table:table-cell table:style-name="ce6" table:formula="of:=IF([.K54]&lt;&gt;&quot;.&quot;;INT((IF([.K54]&lt;&gt;&quot;&quot;;[.K54];[.L54])+IF([.K55]&lt;&gt;&quot;&quot;;[.K55];[.L55])+IF([.L53]&lt;&gt;&quot;&quot;;[.L53];[.M53]))/2);&quot;&quot;)">
            <text:p/>
          </table:table-cell>
          <table:table-cell table:style-name="ce6" table:formula="of:=IF([.L54]&lt;&gt;&quot;.&quot;;INT((IF([.L54]&lt;&gt;&quot;&quot;;[.L54];[.M54])+IF([.L55]&lt;&gt;&quot;&quot;;[.L55];[.M55])+IF([.M53]&lt;&gt;&quot;&quot;;[.M53];[.N53]))/2);&quot;&quot;)" office:value-type="float" office:value="1" calcext:value-type="float">
            <text:p>1</text:p>
          </table:table-cell>
          <table:table-cell table:style-name="ce6" table:formula="of:=IF([.M54]&lt;&gt;&quot;.&quot;;INT((IF([.M54]&lt;&gt;&quot;&quot;;[.M54];[.N54])+IF([.M55]&lt;&gt;&quot;&quot;;[.M55];[.N55])+IF([.N53]&lt;&gt;&quot;&quot;;[.N53];[.O53]))/2);&quot;&quot;)" office:value-type="float" office:value="1" calcext:value-type="float">
            <text:p>1</text:p>
          </table:table-cell>
          <table:table-cell table:style-name="ce6" table:formula="of:=IF([.N54]&lt;&gt;&quot;.&quot;;INT((IF([.N54]&lt;&gt;&quot;&quot;;[.N54];[.O54])+IF([.N55]&lt;&gt;&quot;&quot;;[.N55];[.O55])+IF([.O53]&lt;&gt;&quot;&quot;;[.O53];[.P53]))/2);&quot;&quot;)" office:value-type="float" office:value="0" calcext:value-type="float">
            <text:p>0</text:p>
          </table:table-cell>
          <table:table-cell table:style-name="ce6" table:formula="of:=IF([.O54]&lt;&gt;&quot;.&quot;;INT((IF([.O54]&lt;&gt;&quot;&quot;;[.O54];[.P54])+IF([.O55]&lt;&gt;&quot;&quot;;[.O55];[.P55])+IF([.P53]&lt;&gt;&quot;&quot;;[.P53];[.Q53]))/2);&quot;&quot;)" office:value-type="float" office:value="0" calcext:value-type="float">
            <text:p>0</text:p>
          </table:table-cell>
          <table:table-cell table:style-name="ce6" table:formula="of:=IF([.P54]&lt;&gt;&quot;.&quot;;INT((IF([.P54]&lt;&gt;&quot;&quot;;[.P54];[.Q54])+IF([.P55]&lt;&gt;&quot;&quot;;[.P55];[.Q55])+IF([.Q53]&lt;&gt;&quot;&quot;;[.Q53];[.R53]))/2);&quot;&quot;)">
            <text:p/>
          </table:table-cell>
          <table:table-cell table:style-name="ce6" table:formula="of:=IF([.Q54]&lt;&gt;&quot;.&quot;;INT((IF([.Q54]&lt;&gt;&quot;&quot;;[.Q54];[.R54])+IF([.Q55]&lt;&gt;&quot;&quot;;[.Q55];[.R55])+IF([.R53]&lt;&gt;&quot;&quot;;[.R53];[.S53]))/2);&quot;&quot;)" office:value-type="float" office:value="1" calcext:value-type="float">
            <text:p>1</text:p>
          </table:table-cell>
          <table:table-cell table:style-name="ce6" table:formula="of:=IF([.R54]&lt;&gt;&quot;.&quot;;INT((IF([.R54]&lt;&gt;&quot;&quot;;[.R54];[.S54])+IF([.R55]&lt;&gt;&quot;&quot;;[.R55];[.S55])+IF([.S53]&lt;&gt;&quot;&quot;;[.S53];[.T53]))/2);&quot;&quot;)" office:value-type="float" office:value="0" calcext:value-type="float">
            <text:p>0</text:p>
          </table:table-cell>
          <table:table-cell table:style-name="ce6" table:formula="of:=IF([.S54]&lt;&gt;&quot;.&quot;;INT((IF([.S54]&lt;&gt;&quot;&quot;;[.S54];[.T54])+IF([.S55]&lt;&gt;&quot;&quot;;[.S55];[.T55])+IF([.T53]&lt;&gt;&quot;&quot;;[.T53];[.U53]))/2);&quot;&quot;)" office:value-type="float" office:value="1" calcext:value-type="float">
            <text:p>1</text:p>
          </table:table-cell>
          <table:table-cell table:style-name="ce6" table:formula="of:=IF([.T54]&lt;&gt;&quot;.&quot;;INT((IF([.T54]&lt;&gt;&quot;&quot;;[.T54];[.U54])+IF([.T55]&lt;&gt;&quot;&quot;;[.T55];[.U55])+IF([.U53]&lt;&gt;&quot;&quot;;[.U53];[.V53]))/2);&quot;&quot;)" office:value-type="float" office:value="1" calcext:value-type="float">
            <text:p>1</text:p>
          </table:table-cell>
          <table:table-cell table:style-name="ce6" table:formula="of:=IF([.U54]&lt;&gt;&quot;.&quot;;INT((IF([.U54]&lt;&gt;&quot;&quot;;[.U54];[.V54])+IF([.U55]&lt;&gt;&quot;&quot;;[.U55];[.V55])+IF([.V53]&lt;&gt;&quot;&quot;;[.V53];[.W53]))/2);&quot;&quot;)">
            <text:p/>
          </table:table-cell>
          <table:table-cell table:style-name="ce6" table:formula="of:=IF([.V54]&lt;&gt;&quot;.&quot;;INT((IF([.V54]&lt;&gt;&quot;&quot;;[.V54];[.W54])+IF([.V55]&lt;&gt;&quot;&quot;;[.V55];[.W55])+IF([.W53]&lt;&gt;&quot;&quot;;[.W53];[.X53]))/2);&quot;&quot;)" office:value-type="float" office:value="1" calcext:value-type="float">
            <text:p>1</text:p>
          </table:table-cell>
          <table:table-cell table:style-name="ce6" table:formula="of:=IF([.W54]&lt;&gt;&quot;.&quot;;INT((IF([.W54]&lt;&gt;&quot;&quot;;[.W54];[.X54])+IF([.W55]&lt;&gt;&quot;&quot;;[.W55];[.X55])+IF([.X53]&lt;&gt;&quot;&quot;;[.X53];[.Y53]))/2);&quot;&quot;)" office:value-type="float" office:value="1" calcext:value-type="float">
            <text:p>1</text:p>
          </table:table-cell>
          <table:table-cell table:style-name="ce6" table:formula="of:=IF([.X54]&lt;&gt;&quot;.&quot;;INT((IF([.X54]&lt;&gt;&quot;&quot;;[.X54];[.Y54])+IF([.X55]&lt;&gt;&quot;&quot;;[.X55];[.Y55])+IF([.Y53]&lt;&gt;&quot;&quot;;[.Y53];[.Z53]))/2);&quot;&quot;)" office:value-type="float" office:value="1" calcext:value-type="float">
            <text:p>1</text:p>
          </table:table-cell>
          <table:table-cell table:style-name="ce6" table:formula="of:=IF([.Y54]&lt;&gt;&quot;.&quot;;INT((IF([.Y54]&lt;&gt;&quot;&quot;;[.Y54];[.Z54])+IF([.Y55]&lt;&gt;&quot;&quot;;[.Y55];[.Z55])+IF([.Z53]&lt;&gt;&quot;&quot;;[.Z53];[.AA53]))/2);&quot;&quot;)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8</text:span><text:span text:style-name="T2">(2)</text:span></text:p>
          </table:table-cell>
          <table:table-cell/>
          <table:table-cell table:style-name="ce11" table:formula="of:=[.G11]" office:value-type="float" office:value="1" calcext:value-type="float">
            <text:p>1</text:p>
          </table:table-cell>
          <table:table-cell table:style-name="ce11" table:formula="of:=[.H11]" office:value-type="float" office:value="0" calcext:value-type="float">
            <text:p>0</text:p>
          </table:table-cell>
          <table:table-cell table:style-name="ce11" table:formula="of:=[.I11]" office:value-type="float" office:value="1" calcext:value-type="float">
            <text:p>1</text:p>
          </table:table-cell>
          <table:table-cell table:style-name="ce11" table:formula="of:=[.J11]" office:value-type="float" office:value="0" calcext:value-type="float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11" table:formula="of:=[.L11]" office:value-type="float" office:value="0" calcext:value-type="float">
            <text:p>0</text:p>
          </table:table-cell>
          <table:table-cell table:style-name="ce11" table:formula="of:=[.M11]" office:value-type="float" office:value="1" calcext:value-type="float">
            <text:p>1</text:p>
          </table:table-cell>
          <table:table-cell table:style-name="ce11" table:formula="of:=[.N11]" office:value-type="float" office:value="0" calcext:value-type="float">
            <text:p>0</text:p>
          </table:table-cell>
          <table:table-cell table:style-name="ce11" table:formula="of:=[.O11]" office:value-type="float" office:value="0" calcext:value-type="float">
            <text:p>0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11" table:formula="of:=[.Q11]" office:value-type="float" office:value="1" calcext:value-type="float">
            <text:p>1</text:p>
          </table:table-cell>
          <table:table-cell table:style-name="ce11" table:formula="of:=[.R11]" office:value-type="float" office:value="0" calcext:value-type="float">
            <text:p>0</text:p>
          </table:table-cell>
          <table:table-cell table:style-name="ce11" table:formula="of:=[.S11]" office:value-type="float" office:value="1" calcext:value-type="float">
            <text:p>1</text:p>
          </table:table-cell>
          <table:table-cell table:style-name="ce11" table:formula="of:=[.T11]" office:value-type="float" office:value="1" calcext:value-type="float">
            <text:p>1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11" table:formula="of:=[.V11]" office:value-type="float" office:value="1" calcext:value-type="float">
            <text:p>1</text:p>
          </table:table-cell>
          <table:table-cell table:style-name="ce11" table:formula="of:=[.W11]" office:value-type="float" office:value="0" calcext:value-type="float">
            <text:p>0</text:p>
          </table:table-cell>
          <table:table-cell table:style-name="ce11" table:formula="of:=[.X11]" office:value-type="float" office:value="1" calcext:value-type="float">
            <text:p>1</text:p>
          </table:table-cell>
          <table:table-cell table:style-name="ce11" table:formula="of:=[.Y11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<text:span text:style-name="T1">X8</text:span><text:span text:style-name="T2">(2)</text:span></text:p>
          </table:table-cell>
          <table:table-cell table:style-name="ce3" table:formula="of:=[.C11]" office:value-type="float" office:value="-23366" calcext:value-type="float">
            <text:p>-23366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9</text:span><text:span text:style-name="T2">(2)</text:span></text:p>
          </table:table-cell>
          <table:table-cell/>
          <table:table-cell table:style-name="ce12" table:formula="of:=[.G12]" office:value-type="float" office:value="1" calcext:value-type="float">
            <text:p>1</text:p>
          </table:table-cell>
          <table:table-cell table:style-name="ce12" table:formula="of:=[.H12]" office:value-type="float" office:value="0" calcext:value-type="float">
            <text:p>0</text:p>
          </table:table-cell>
          <table:table-cell table:style-name="ce12" table:formula="of:=[.I12]" office:value-type="float" office:value="0" calcext:value-type="float">
            <text:p>0</text:p>
          </table:table-cell>
          <table:table-cell table:style-name="ce12" table:formula="of:=[.J12]" office:value-type="float" office:value="1" calcext:value-type="float">
            <text:p>1</text:p>
          </table:table-cell>
          <table:table-cell table:style-name="ce12" table:formula="of:=[.K12]" office:value-type="string" office:string-value="." calcext:value-type="string">
            <text:p>.</text:p>
          </table:table-cell>
          <table:table-cell table:style-name="ce12" table:formula="of:=[.L12]" office:value-type="float" office:value="1" calcext:value-type="float">
            <text:p>1</text:p>
          </table:table-cell>
          <table:table-cell table:style-name="ce12" table:formula="of:=[.M12]" office:value-type="float" office:value="1" calcext:value-type="float">
            <text:p>1</text:p>
          </table:table-cell>
          <table:table-cell table:style-name="ce12" table:formula="of:=[.N12]" office:value-type="float" office:value="1" calcext:value-type="float">
            <text:p>1</text:p>
          </table:table-cell>
          <table:table-cell table:style-name="ce12" table:formula="of:=[.O12]" office:value-type="float" office:value="0" calcext:value-type="float">
            <text:p>0</text:p>
          </table:table-cell>
          <table:table-cell table:style-name="ce12" table:formula="of:=[.P12]" office:value-type="string" office:string-value="." calcext:value-type="string">
            <text:p>.</text:p>
          </table:table-cell>
          <table:table-cell table:style-name="ce12" table:formula="of:=[.Q12]" office:value-type="float" office:value="1" calcext:value-type="float">
            <text:p>1</text:p>
          </table:table-cell>
          <table:table-cell table:style-name="ce12" table:formula="of:=[.R12]" office:value-type="float" office:value="0" calcext:value-type="float">
            <text:p>0</text:p>
          </table:table-cell>
          <table:table-cell table:style-name="ce12" table:formula="of:=[.S12]" office:value-type="float" office:value="0" calcext:value-type="float">
            <text:p>0</text:p>
          </table:table-cell>
          <table:table-cell table:style-name="ce12" table:formula="of:=[.T12]" office:value-type="float" office:value="0" calcext:value-type="float">
            <text:p>0</text:p>
          </table:table-cell>
          <table:table-cell table:style-name="ce12" table:formula="of:=[.U12]" office:value-type="string" office:string-value="." calcext:value-type="string">
            <text:p>.</text:p>
          </table:table-cell>
          <table:table-cell table:style-name="ce12" table:formula="of:=[.V12]" office:value-type="float" office:value="0" calcext:value-type="float">
            <text:p>0</text:p>
          </table:table-cell>
          <table:table-cell table:style-name="ce12" table:formula="of:=[.W12]" office:value-type="float" office:value="1" calcext:value-type="float">
            <text:p>1</text:p>
          </table:table-cell>
          <table:table-cell table:style-name="ce12" table:formula="of:=[.X12]" office:value-type="float" office:value="1" calcext:value-type="float">
            <text:p>1</text:p>
          </table:table-cell>
          <table:table-cell table:style-name="ce12" table:formula="of:=[.Y12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<text:span text:style-name="T1">X9</text:span><text:span text:style-name="T2">(2)</text:span></text:p>
          </table:table-cell>
          <table:table-cell table:style-name="ce18" table:formula="of:=[.C12]" office:value-type="float" office:value="-24953" calcext:value-type="float">
            <text:p>-24953</text:p>
          </table:table-cell>
          <table:table-cell/>
          <table:table-cell table:formula="of:=IF(AND([.G54]=0;[.G55]=0;[.G56]=1);[.$AH$5];IF(AND([.G54]=1;[.G55]=1;[.G56]=0);[.$AH$6];IF([.J59]=1;[.$AH$4];[.$AH$3])))" office:value-type="string" office:string-value="при сложении отрицательных получен положительный → переполнение" calcext:value-type="string">
            <text:p>при сложении отрицательных получен положительный → переполнение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54]&lt;&gt;&quot;.&quot;;MOD(IF([.G54]&lt;&gt;&quot;.&quot;;[.G54];[.H54])+IF([.G55]&lt;&gt;&quot;.&quot;;[.G55];[.H55])+IF([.H53]&lt;&gt;&quot;&quot;;[.H53];[.I53]);2);&quot;.&quot;)" office:value-type="float" office:value="0" calcext:value-type="float">
            <text:p>0</text:p>
          </table:table-cell>
          <table:table-cell table:style-name="ce7" table:formula="of:=IF([.H54]&lt;&gt;&quot;.&quot;;MOD(IF([.H54]&lt;&gt;&quot;.&quot;;[.H54];[.I54])+IF([.H55]&lt;&gt;&quot;.&quot;;[.H55];[.I55])+IF([.I53]&lt;&gt;&quot;&quot;;[.I53];[.J53]);2);&quot;.&quot;)" office:value-type="float" office:value="1" calcext:value-type="float">
            <text:p>1</text:p>
          </table:table-cell>
          <table:table-cell table:style-name="ce7" table:formula="of:=IF([.I54]&lt;&gt;&quot;.&quot;;MOD(IF([.I54]&lt;&gt;&quot;.&quot;;[.I54];[.J54])+IF([.I55]&lt;&gt;&quot;.&quot;;[.I55];[.J55])+IF([.J53]&lt;&gt;&quot;&quot;;[.J53];[.K53]);2);&quot;.&quot;)" office:value-type="float" office:value="0" calcext:value-type="float">
            <text:p>0</text:p>
          </table:table-cell>
          <table:table-cell table:style-name="ce7" table:formula="of:=IF([.J54]&lt;&gt;&quot;.&quot;;MOD(IF([.J54]&lt;&gt;&quot;.&quot;;[.J54];[.K54])+IF([.J55]&lt;&gt;&quot;.&quot;;[.J55];[.K55])+IF([.K53]&lt;&gt;&quot;&quot;;[.K53];[.L53]);2);&quot;.&quot;)" office:value-type="float" office:value="0" calcext:value-type="float">
            <text:p>0</text:p>
          </table:table-cell>
          <table:table-cell table:style-name="ce7" table:formula="of:=IF([.K54]&lt;&gt;&quot;.&quot;;MOD(IF([.K54]&lt;&gt;&quot;.&quot;;[.K54];[.L54])+IF([.K55]&lt;&gt;&quot;.&quot;;[.K55];[.L55])+IF([.L53]&lt;&gt;&quot;&quot;;[.L53];[.M53]);2);&quot;.&quot;)" office:value-type="string" office:string-value="." calcext:value-type="string">
            <text:p>.</text:p>
          </table:table-cell>
          <table:table-cell table:style-name="ce7" table:formula="of:=IF([.L54]&lt;&gt;&quot;.&quot;;MOD(IF([.L54]&lt;&gt;&quot;.&quot;;[.L54];[.M54])+IF([.L55]&lt;&gt;&quot;.&quot;;[.L55];[.M55])+IF([.M53]&lt;&gt;&quot;&quot;;[.M53];[.N53]);2);&quot;.&quot;)" office:value-type="float" office:value="0" calcext:value-type="float">
            <text:p>0</text:p>
          </table:table-cell>
          <table:table-cell table:style-name="ce7" table:formula="of:=IF([.M54]&lt;&gt;&quot;.&quot;;MOD(IF([.M54]&lt;&gt;&quot;.&quot;;[.M54];[.N54])+IF([.M55]&lt;&gt;&quot;.&quot;;[.M55];[.N55])+IF([.N53]&lt;&gt;&quot;&quot;;[.N53];[.O53]);2);&quot;.&quot;)" office:value-type="float" office:value="0" calcext:value-type="float">
            <text:p>0</text:p>
          </table:table-cell>
          <table:table-cell table:style-name="ce7" table:formula="of:=IF([.N54]&lt;&gt;&quot;.&quot;;MOD(IF([.N54]&lt;&gt;&quot;.&quot;;[.N54];[.O54])+IF([.N55]&lt;&gt;&quot;.&quot;;[.N55];[.O55])+IF([.O53]&lt;&gt;&quot;&quot;;[.O53];[.P53]);2);&quot;.&quot;)" office:value-type="float" office:value="1" calcext:value-type="float">
            <text:p>1</text:p>
          </table:table-cell>
          <table:table-cell table:style-name="ce7" table:formula="of:=IF([.O54]&lt;&gt;&quot;.&quot;;MOD(IF([.O54]&lt;&gt;&quot;.&quot;;[.O54];[.P54])+IF([.O55]&lt;&gt;&quot;.&quot;;[.O55];[.P55])+IF([.P53]&lt;&gt;&quot;&quot;;[.P53];[.Q53]);2);&quot;.&quot;)" office:value-type="float" office:value="1" calcext:value-type="float">
            <text:p>1</text:p>
          </table:table-cell>
          <table:table-cell table:style-name="ce7" table:formula="of:=IF([.P54]&lt;&gt;&quot;.&quot;;MOD(IF([.P54]&lt;&gt;&quot;.&quot;;[.P54];[.Q54])+IF([.P55]&lt;&gt;&quot;.&quot;;[.P55];[.Q55])+IF([.Q53]&lt;&gt;&quot;&quot;;[.Q53];[.R53]);2);&quot;.&quot;)" office:value-type="string" office:string-value="." calcext:value-type="string">
            <text:p>.</text:p>
          </table:table-cell>
          <table:table-cell table:style-name="ce7" table:formula="of:=IF([.Q54]&lt;&gt;&quot;.&quot;;MOD(IF([.Q54]&lt;&gt;&quot;.&quot;;[.Q54];[.R54])+IF([.Q55]&lt;&gt;&quot;.&quot;;[.Q55];[.R55])+IF([.R53]&lt;&gt;&quot;&quot;;[.R53];[.S53]);2);&quot;.&quot;)" office:value-type="float" office:value="0" calcext:value-type="float">
            <text:p>0</text:p>
          </table:table-cell>
          <table:table-cell table:style-name="ce7" table:formula="of:=IF([.R54]&lt;&gt;&quot;.&quot;;MOD(IF([.R54]&lt;&gt;&quot;.&quot;;[.R54];[.S54])+IF([.R55]&lt;&gt;&quot;.&quot;;[.R55];[.S55])+IF([.S53]&lt;&gt;&quot;&quot;;[.S53];[.T53]);2);&quot;.&quot;)" office:value-type="float" office:value="1" calcext:value-type="float">
            <text:p>1</text:p>
          </table:table-cell>
          <table:table-cell table:style-name="ce7" table:formula="of:=IF([.S54]&lt;&gt;&quot;.&quot;;MOD(IF([.S54]&lt;&gt;&quot;.&quot;;[.S54];[.T54])+IF([.S55]&lt;&gt;&quot;.&quot;;[.S55];[.T55])+IF([.T53]&lt;&gt;&quot;&quot;;[.T53];[.U53]);2);&quot;.&quot;)" office:value-type="float" office:value="0" calcext:value-type="float">
            <text:p>0</text:p>
          </table:table-cell>
          <table:table-cell table:style-name="ce7" table:formula="of:=IF([.T54]&lt;&gt;&quot;.&quot;;MOD(IF([.T54]&lt;&gt;&quot;.&quot;;[.T54];[.U54])+IF([.T55]&lt;&gt;&quot;.&quot;;[.T55];[.U55])+IF([.U53]&lt;&gt;&quot;&quot;;[.U53];[.V53]);2);&quot;.&quot;)" office:value-type="float" office:value="0" calcext:value-type="float">
            <text:p>0</text:p>
          </table:table-cell>
          <table:table-cell table:style-name="ce7" table:formula="of:=IF([.U54]&lt;&gt;&quot;.&quot;;MOD(IF([.U54]&lt;&gt;&quot;.&quot;;[.U54];[.V54])+IF([.U55]&lt;&gt;&quot;.&quot;;[.U55];[.V55])+IF([.V53]&lt;&gt;&quot;&quot;;[.V53];[.W53]);2);&quot;.&quot;)" office:value-type="string" office:string-value="." calcext:value-type="string">
            <text:p>.</text:p>
          </table:table-cell>
          <table:table-cell table:style-name="ce7" table:formula="of:=IF([.V54]&lt;&gt;&quot;.&quot;;MOD(IF([.V54]&lt;&gt;&quot;.&quot;;[.V54];[.W54])+IF([.V55]&lt;&gt;&quot;.&quot;;[.V55];[.W55])+IF([.W53]&lt;&gt;&quot;&quot;;[.W53];[.X53]);2);&quot;.&quot;)" office:value-type="float" office:value="0" calcext:value-type="float">
            <text:p>0</text:p>
          </table:table-cell>
          <table:table-cell table:style-name="ce7" table:formula="of:=IF([.W54]&lt;&gt;&quot;.&quot;;MOD(IF([.W54]&lt;&gt;&quot;.&quot;;[.W54];[.X54])+IF([.W55]&lt;&gt;&quot;.&quot;;[.W55];[.X55])+IF([.X53]&lt;&gt;&quot;&quot;;[.X53];[.Y53]);2);&quot;.&quot;)" office:value-type="float" office:value="0" calcext:value-type="float">
            <text:p>0</text:p>
          </table:table-cell>
          <table:table-cell table:style-name="ce7" table:formula="of:=IF([.X54]&lt;&gt;&quot;.&quot;;MOD(IF([.X54]&lt;&gt;&quot;.&quot;;[.X54];[.Y54])+IF([.X55]&lt;&gt;&quot;.&quot;;[.X55];[.Y55])+IF([.Y53]&lt;&gt;&quot;&quot;;[.Y53];[.Z53]);2);&quot;.&quot;)" office:value-type="float" office:value="0" calcext:value-type="float">
            <text:p>0</text:p>
          </table:table-cell>
          <table:table-cell table:style-name="ce7" table:formula="of:=IF([.Y54]&lt;&gt;&quot;.&quot;;MOD(IF([.Y54]&lt;&gt;&quot;.&quot;;[.Y54];[.Z54])+IF([.Y55]&lt;&gt;&quot;.&quot;;[.Y55];[.Z55])+IF([.Z53]&lt;&gt;&quot;&quot;;[.Z53];[.AA53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56]=0;DECIMAL(SUBSTITUTE(COM.MICROSOFT.CONCAT([.G56:.Y56]);&quot;.&quot;;&quot;&quot;);2);0-DECIMAL(SUBSTITUTE(COM.MICROSOFT.CONCAT([.G57:.Y57]);&quot;.&quot;;&quot;&quot;);2))" office:value-type="float" office:value="17217" calcext:value-type="float">
            <text:p>17217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54]+[.AF55]" office:value-type="float" office:value="-48319" calcext:value-type="float">
            <text:p>-48319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56:.$Y56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56:.$Y56]);&quot;.&quot;;&quot;&quot;);2);2;16);[.H$3];1)); &quot;.&quot;)" office:value-type="float" office:value="0" calcext:value-type="float">
            <text:p>0</text:p>
          </table:table-cell>
          <table:table-cell table:style-name="ce7" table:formula="of:=IF([.I$3] &lt;&gt; &quot;&quot;;VALUE(MID(BASE(2^16-DECIMAL(SUBSTITUTE(COM.MICROSOFT.CONCAT([.$G56:.$Y56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56:.$Y56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56:.$Y56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56:.$Y56]);&quot;.&quot;;&quot;&quot;);2);2;16);[.L$3];1)); &quot;.&quot;)" office:value-type="float" office:value="1" calcext:value-type="float">
            <text:p>1</text:p>
          </table:table-cell>
          <table:table-cell table:style-name="ce7" table:formula="of:=IF([.M$3] &lt;&gt; &quot;&quot;;VALUE(MID(BASE(2^16-DECIMAL(SUBSTITUTE(COM.MICROSOFT.CONCAT([.$G56:.$Y56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56:.$Y56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56:.$Y56]);&quot;.&quot;;&quot;&quot;);2);2;16);[.O$3];1)); &quot;.&quot;)" office:value-type="float" office:value="0" calcext:value-type="float">
            <text:p>0</text:p>
          </table:table-cell>
          <table:table-cell table:style-name="ce7" table:formula="of:=IF([.P$3] &lt;&gt; &quot;&quot;;VALUE(MID(BASE(2^16-DECIMAL(SUBSTITUTE(COM.MICROSOFT.CONCAT([.$G56:.$Y56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56:.$Y56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56:.$Y56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56:.$Y56]);&quot;.&quot;;&quot;&quot;);2);2;16);[.S$3];1)); &quot;.&quot;)" office:value-type="float" office:value="1" calcext:value-type="float">
            <text:p>1</text:p>
          </table:table-cell>
          <table:table-cell table:style-name="ce7" table:formula="of:=IF([.T$3] &lt;&gt; &quot;&quot;;VALUE(MID(BASE(2^16-DECIMAL(SUBSTITUTE(COM.MICROSOFT.CONCAT([.$G56:.$Y56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56:.$Y56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56:.$Y56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56:.$Y56]);&quot;.&quot;;&quot;&quot;);2);2;16);[.W$3];1)); &quot;.&quot;)" office:value-type="float" office:value="1" calcext:value-type="float">
            <text:p>1</text:p>
          </table:table-cell>
          <table:table-cell table:style-name="ce7" table:formula="of:=IF([.X$3] &lt;&gt; &quot;&quot;;VALUE(MID(BASE(2^16-DECIMAL(SUBSTITUTE(COM.MICROSOFT.CONCAT([.$G56:.$Y56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56:.$Y56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53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56:.Y56]);2)=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53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56:.Y56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5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54]=0;[.G55]=0;[.G56]=1); AND([.G54]=1;[.G55]=1;[.G56]=0));1;0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>
            <draw:custom-shape draw:z-index="12" draw:name="TextBox 13" draw:style-name="gr1" draw:text-style-name="P1" svg:width="0.0004in" svg:height="0.1866in" svg:x="0.4315in" svg:y="0.0031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63]&lt;&gt;&quot;.&quot;;INT((IF([.G63]&lt;&gt;&quot;&quot;;[.G63];[.H63])+IF([.G64]&lt;&gt;&quot;&quot;;[.G64];[.H64])+IF([.H62]&lt;&gt;&quot;&quot;;[.H62];[.I62]))/2);&quot;&quot;)" office:value-type="float" office:value="0" calcext:value-type="float">
            <text:p>0</text:p>
          </table:table-cell>
          <table:table-cell table:style-name="ce6" table:formula="of:=IF([.H63]&lt;&gt;&quot;.&quot;;INT((IF([.H63]&lt;&gt;&quot;&quot;;[.H63];[.I63])+IF([.H64]&lt;&gt;&quot;&quot;;[.H64];[.I64])+IF([.I62]&lt;&gt;&quot;&quot;;[.I62];[.J62]))/2);&quot;&quot;)" office:value-type="float" office:value="0" calcext:value-type="float">
            <text:p>0</text:p>
          </table:table-cell>
          <table:table-cell table:style-name="ce6" table:formula="of:=IF([.I63]&lt;&gt;&quot;.&quot;;INT((IF([.I63]&lt;&gt;&quot;&quot;;[.I63];[.J63])+IF([.I64]&lt;&gt;&quot;&quot;;[.I64];[.J64])+IF([.J62]&lt;&gt;&quot;&quot;;[.J62];[.K62]))/2);&quot;&quot;)" office:value-type="float" office:value="0" calcext:value-type="float">
            <text:p>0</text:p>
          </table:table-cell>
          <table:table-cell table:style-name="ce6" table:formula="of:=IF([.J63]&lt;&gt;&quot;.&quot;;INT((IF([.J63]&lt;&gt;&quot;&quot;;[.J63];[.K63])+IF([.J64]&lt;&gt;&quot;&quot;;[.J64];[.K64])+IF([.K62]&lt;&gt;&quot;&quot;;[.K62];[.L62]))/2);&quot;&quot;)" office:value-type="float" office:value="0" calcext:value-type="float">
            <text:p>0</text:p>
          </table:table-cell>
          <table:table-cell table:style-name="ce6" table:formula="of:=IF([.K63]&lt;&gt;&quot;.&quot;;INT((IF([.K63]&lt;&gt;&quot;&quot;;[.K63];[.L63])+IF([.K64]&lt;&gt;&quot;&quot;;[.K64];[.L64])+IF([.L62]&lt;&gt;&quot;&quot;;[.L62];[.M62]))/2);&quot;&quot;)">
            <text:p/>
          </table:table-cell>
          <table:table-cell table:style-name="ce6" table:formula="of:=IF([.L63]&lt;&gt;&quot;.&quot;;INT((IF([.L63]&lt;&gt;&quot;&quot;;[.L63];[.M63])+IF([.L64]&lt;&gt;&quot;&quot;;[.L64];[.M64])+IF([.M62]&lt;&gt;&quot;&quot;;[.M62];[.N62]))/2);&quot;&quot;)" office:value-type="float" office:value="0" calcext:value-type="float">
            <text:p>0</text:p>
          </table:table-cell>
          <table:table-cell table:style-name="ce6" table:formula="of:=IF([.M63]&lt;&gt;&quot;.&quot;;INT((IF([.M63]&lt;&gt;&quot;&quot;;[.M63];[.N63])+IF([.M64]&lt;&gt;&quot;&quot;;[.M64];[.N64])+IF([.N62]&lt;&gt;&quot;&quot;;[.N62];[.O62]))/2);&quot;&quot;)" office:value-type="float" office:value="1" calcext:value-type="float">
            <text:p>1</text:p>
          </table:table-cell>
          <table:table-cell table:style-name="ce6" table:formula="of:=IF([.N63]&lt;&gt;&quot;.&quot;;INT((IF([.N63]&lt;&gt;&quot;&quot;;[.N63];[.O63])+IF([.N64]&lt;&gt;&quot;&quot;;[.N64];[.O64])+IF([.O62]&lt;&gt;&quot;&quot;;[.O62];[.P62]))/2);&quot;&quot;)" office:value-type="float" office:value="0" calcext:value-type="float">
            <text:p>0</text:p>
          </table:table-cell>
          <table:table-cell table:style-name="ce6" table:formula="of:=IF([.O63]&lt;&gt;&quot;.&quot;;INT((IF([.O63]&lt;&gt;&quot;&quot;;[.O63];[.P63])+IF([.O64]&lt;&gt;&quot;&quot;;[.O64];[.P64])+IF([.P62]&lt;&gt;&quot;&quot;;[.P62];[.Q62]))/2);&quot;&quot;)" office:value-type="float" office:value="0" calcext:value-type="float">
            <text:p>0</text:p>
          </table:table-cell>
          <table:table-cell table:style-name="ce6" table:formula="of:=IF([.P63]&lt;&gt;&quot;.&quot;;INT((IF([.P63]&lt;&gt;&quot;&quot;;[.P63];[.Q63])+IF([.P64]&lt;&gt;&quot;&quot;;[.P64];[.Q64])+IF([.Q62]&lt;&gt;&quot;&quot;;[.Q62];[.R62]))/2);&quot;&quot;)">
            <text:p/>
          </table:table-cell>
          <table:table-cell table:style-name="ce6" table:formula="of:=IF([.Q63]&lt;&gt;&quot;.&quot;;INT((IF([.Q63]&lt;&gt;&quot;&quot;;[.Q63];[.R63])+IF([.Q64]&lt;&gt;&quot;&quot;;[.Q64];[.R64])+IF([.R62]&lt;&gt;&quot;&quot;;[.R62];[.S62]))/2);&quot;&quot;)" office:value-type="float" office:value="0" calcext:value-type="float">
            <text:p>0</text:p>
          </table:table-cell>
          <table:table-cell table:style-name="ce6" table:formula="of:=IF([.R63]&lt;&gt;&quot;.&quot;;INT((IF([.R63]&lt;&gt;&quot;&quot;;[.R63];[.S63])+IF([.R64]&lt;&gt;&quot;&quot;;[.R64];[.S64])+IF([.S62]&lt;&gt;&quot;&quot;;[.S62];[.T62]))/2);&quot;&quot;)" office:value-type="float" office:value="0" calcext:value-type="float">
            <text:p>0</text:p>
          </table:table-cell>
          <table:table-cell table:style-name="ce6" table:formula="of:=IF([.S63]&lt;&gt;&quot;.&quot;;INT((IF([.S63]&lt;&gt;&quot;&quot;;[.S63];[.T63])+IF([.S64]&lt;&gt;&quot;&quot;;[.S64];[.T64])+IF([.T62]&lt;&gt;&quot;&quot;;[.T62];[.U62]))/2);&quot;&quot;)" office:value-type="float" office:value="1" calcext:value-type="float">
            <text:p>1</text:p>
          </table:table-cell>
          <table:table-cell table:style-name="ce6" table:formula="of:=IF([.T63]&lt;&gt;&quot;.&quot;;INT((IF([.T63]&lt;&gt;&quot;&quot;;[.T63];[.U63])+IF([.T64]&lt;&gt;&quot;&quot;;[.T64];[.U64])+IF([.U62]&lt;&gt;&quot;&quot;;[.U62];[.V62]))/2);&quot;&quot;)" office:value-type="float" office:value="1" calcext:value-type="float">
            <text:p>1</text:p>
          </table:table-cell>
          <table:table-cell table:style-name="ce6" table:formula="of:=IF([.U63]&lt;&gt;&quot;.&quot;;INT((IF([.U63]&lt;&gt;&quot;&quot;;[.U63];[.V63])+IF([.U64]&lt;&gt;&quot;&quot;;[.U64];[.V64])+IF([.V62]&lt;&gt;&quot;&quot;;[.V62];[.W62]))/2);&quot;&quot;)">
            <text:p/>
          </table:table-cell>
          <table:table-cell table:style-name="ce6" table:formula="of:=IF([.V63]&lt;&gt;&quot;.&quot;;INT((IF([.V63]&lt;&gt;&quot;&quot;;[.V63];[.W63])+IF([.V64]&lt;&gt;&quot;&quot;;[.V64];[.W64])+IF([.W62]&lt;&gt;&quot;&quot;;[.W62];[.X62]))/2);&quot;&quot;)" office:value-type="float" office:value="0" calcext:value-type="float">
            <text:p>0</text:p>
          </table:table-cell>
          <table:table-cell table:style-name="ce6" table:formula="of:=IF([.W63]&lt;&gt;&quot;.&quot;;INT((IF([.W63]&lt;&gt;&quot;&quot;;[.W63];[.X63])+IF([.W64]&lt;&gt;&quot;&quot;;[.W64];[.X64])+IF([.X62]&lt;&gt;&quot;&quot;;[.X62];[.Y62]))/2);&quot;&quot;)" office:value-type="float" office:value="0" calcext:value-type="float">
            <text:p>0</text:p>
          </table:table-cell>
          <table:table-cell table:style-name="ce6" table:formula="of:=IF([.X63]&lt;&gt;&quot;.&quot;;INT((IF([.X63]&lt;&gt;&quot;&quot;;[.X63];[.Y63])+IF([.X64]&lt;&gt;&quot;&quot;;[.X64];[.Y64])+IF([.Y62]&lt;&gt;&quot;&quot;;[.Y62];[.Z62]))/2);&quot;&quot;)" office:value-type="float" office:value="1" calcext:value-type="float">
            <text:p>1</text:p>
          </table:table-cell>
          <table:table-cell table:style-name="ce6" table:formula="of:=IF([.Y63]&lt;&gt;&quot;.&quot;;INT((IF([.Y63]&lt;&gt;&quot;&quot;;[.Y63];[.Z63])+IF([.Y64]&lt;&gt;&quot;&quot;;[.Y64];[.Z64])+IF([.Z62]&lt;&gt;&quot;&quot;;[.Z62];[.AA62]))/2);&quot;&quot;)" office:value-type="float" office:value="0" calcext:value-type="float">
            <text:p>0</text:p>
          </table:table-cell>
          <table:table-cell table:number-columns-repeated="4"/>
          <table:table-cell>
            <draw:custom-shape draw:z-index="5" draw:name="TextBox 6" draw:style-name="gr1" draw:text-style-name="P1" svg:width="0.0004in" svg:height="0.1866in" svg:x="0.4315in" svg:y="0.0622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1</text:span><text:span text:style-name="T2">(2)</text:span></text:p>
          </table:table-cell>
          <table:table-cell/>
          <table:table-cell table:style-name="ce11" table:formula="of:=[.G4]" office:value-type="float" office:value="0" calcext:value-type="float">
            <text:p>0</text:p>
          </table:table-cell>
          <table:table-cell table:style-name="ce11" table:formula="of:=[.H4]" office:value-type="float" office:value="0" calcext:value-type="float">
            <text:p>0</text:p>
          </table:table-cell>
          <table:table-cell table:style-name="ce11" table:formula="of:=[.I4]" office:value-type="float" office:value="0" calcext:value-type="float">
            <text:p>0</text:p>
          </table:table-cell>
          <table:table-cell table:style-name="ce11" table:formula="of:=[.J4]" office:value-type="float" office:value="0" calcext:value-type="float">
            <text:p>0</text:p>
          </table:table-cell>
          <table:table-cell table:style-name="ce11" table:formula="of:=[.K4]" office:value-type="string" office:string-value="." calcext:value-type="string">
            <text:p>.</text:p>
          </table:table-cell>
          <table:table-cell table:style-name="ce11" table:formula="of:=[.L4]" office:value-type="float" office:value="0" calcext:value-type="float">
            <text:p>0</text:p>
          </table:table-cell>
          <table:table-cell table:style-name="ce11" table:formula="of:=[.M4]" office:value-type="float" office:value="1" calcext:value-type="float">
            <text:p>1</text:p>
          </table:table-cell>
          <table:table-cell table:style-name="ce11" table:formula="of:=[.N4]" office:value-type="float" office:value="1" calcext:value-type="float">
            <text:p>1</text:p>
          </table:table-cell>
          <table:table-cell table:style-name="ce11" table:formula="of:=[.O4]" office:value-type="float" office:value="0" calcext:value-type="float">
            <text:p>0</text:p>
          </table:table-cell>
          <table:table-cell table:style-name="ce11" table:formula="of:=[.P4]" office:value-type="string" office:string-value="." calcext:value-type="string">
            <text:p>.</text:p>
          </table:table-cell>
          <table:table-cell table:style-name="ce11" table:formula="of:=[.Q4]" office:value-type="float" office:value="0" calcext:value-type="float">
            <text:p>0</text:p>
          </table:table-cell>
          <table:table-cell table:style-name="ce11" table:formula="of:=[.R4]" office:value-type="float" office:value="0" calcext:value-type="float">
            <text:p>0</text:p>
          </table:table-cell>
          <table:table-cell table:style-name="ce11" table:formula="of:=[.S4]" office:value-type="float" office:value="1" calcext:value-type="float">
            <text:p>1</text:p>
          </table:table-cell>
          <table:table-cell table:style-name="ce11" table:formula="of:=[.T4]" office:value-type="float" office:value="1" calcext:value-type="float">
            <text:p>1</text:p>
          </table:table-cell>
          <table:table-cell table:style-name="ce11" table:formula="of:=[.U4]" office:value-type="string" office:string-value="." calcext:value-type="string">
            <text:p>.</text:p>
          </table:table-cell>
          <table:table-cell table:style-name="ce11" table:formula="of:=[.V4]" office:value-type="float" office:value="0" calcext:value-type="float">
            <text:p>0</text:p>
          </table:table-cell>
          <table:table-cell table:style-name="ce11" table:formula="of:=[.W4]" office:value-type="float" office:value="0" calcext:value-type="float">
            <text:p>0</text:p>
          </table:table-cell>
          <table:table-cell table:style-name="ce11" table:formula="of:=[.X4]" office:value-type="float" office:value="1" calcext:value-type="float">
            <text:p>1</text:p>
          </table:table-cell>
          <table:table-cell table:style-name="ce11" table:formula="of:=[.Y4]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<text:span text:style-name="T1">X1</text:span><text:span text:style-name="T2">(2)</text:span></text:p>
          </table:table-cell>
          <table:table-cell table:style-name="ce3" table:formula="of:=[.C4]" office:value-type="float" office:value="1587" calcext:value-type="float">
            <text:p>1587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8</text:span><text:span text:style-name="T2">(2)</text:span></text:p>
          </table:table-cell>
          <table:table-cell/>
          <table:table-cell table:style-name="ce12" table:formula="of:=[.G11]" office:value-type="float" office:value="1" calcext:value-type="float">
            <text:p>1</text:p>
          </table:table-cell>
          <table:table-cell table:style-name="ce12" table:formula="of:=[.H11]" office:value-type="float" office:value="0" calcext:value-type="float">
            <text:p>0</text:p>
          </table:table-cell>
          <table:table-cell table:style-name="ce12" table:formula="of:=[.I11]" office:value-type="float" office:value="1" calcext:value-type="float">
            <text:p>1</text:p>
          </table:table-cell>
          <table:table-cell table:style-name="ce12" table:formula="of:=[.J11]" office:value-type="float" office:value="0" calcext:value-type="float">
            <text:p>0</text:p>
          </table:table-cell>
          <table:table-cell table:style-name="ce12" table:formula="of:=[.K11]" office:value-type="string" office:string-value="." calcext:value-type="string">
            <text:p>.</text:p>
          </table:table-cell>
          <table:table-cell table:style-name="ce12" table:formula="of:=[.L11]" office:value-type="float" office:value="0" calcext:value-type="float">
            <text:p>0</text:p>
          </table:table-cell>
          <table:table-cell table:style-name="ce12" table:formula="of:=[.M11]" office:value-type="float" office:value="1" calcext:value-type="float">
            <text:p>1</text:p>
          </table:table-cell>
          <table:table-cell table:style-name="ce12" table:formula="of:=[.N11]" office:value-type="float" office:value="0" calcext:value-type="float">
            <text:p>0</text:p>
          </table:table-cell>
          <table:table-cell table:style-name="ce12" table:formula="of:=[.O11]" office:value-type="float" office:value="0" calcext:value-type="float">
            <text:p>0</text:p>
          </table:table-cell>
          <table:table-cell table:style-name="ce12" table:formula="of:=[.P11]" office:value-type="string" office:string-value="." calcext:value-type="string">
            <text:p>.</text:p>
          </table:table-cell>
          <table:table-cell table:style-name="ce12" table:formula="of:=[.Q11]" office:value-type="float" office:value="1" calcext:value-type="float">
            <text:p>1</text:p>
          </table:table-cell>
          <table:table-cell table:style-name="ce12" table:formula="of:=[.R11]" office:value-type="float" office:value="0" calcext:value-type="float">
            <text:p>0</text:p>
          </table:table-cell>
          <table:table-cell table:style-name="ce12" table:formula="of:=[.S11]" office:value-type="float" office:value="1" calcext:value-type="float">
            <text:p>1</text:p>
          </table:table-cell>
          <table:table-cell table:style-name="ce12" table:formula="of:=[.T11]" office:value-type="float" office:value="1" calcext:value-type="float">
            <text:p>1</text:p>
          </table:table-cell>
          <table:table-cell table:style-name="ce12" table:formula="of:=[.U11]" office:value-type="string" office:string-value="." calcext:value-type="string">
            <text:p>.</text:p>
          </table:table-cell>
          <table:table-cell table:style-name="ce12" table:formula="of:=[.V11]" office:value-type="float" office:value="1" calcext:value-type="float">
            <text:p>1</text:p>
          </table:table-cell>
          <table:table-cell table:style-name="ce12" table:formula="of:=[.W11]" office:value-type="float" office:value="0" calcext:value-type="float">
            <text:p>0</text:p>
          </table:table-cell>
          <table:table-cell table:style-name="ce12" table:formula="of:=[.X11]" office:value-type="float" office:value="1" calcext:value-type="float">
            <text:p>1</text:p>
          </table:table-cell>
          <table:table-cell table:style-name="ce12"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<text:span text:style-name="T1">X8</text:span><text:span text:style-name="T2">(2)</text:span></text:p>
          </table:table-cell>
          <table:table-cell table:style-name="ce18" table:formula="of:=[.C11]" office:value-type="float" office:value="-23366" calcext:value-type="float">
            <text:p>-23366</text:p>
          </table:table-cell>
          <table:table-cell/>
          <table:table-cell table:formula="of:=IF(AND([.G63]=0;[.G64]=0;[.G65]=1);[.$AH$5];IF(AND([.G63]=1;[.G64]=1;[.G65]=0);[.$AH$6];IF([.J68]=1;[.$AH$4];[.$AH$3])))" office:value-type="string" office:string-value="результат верный" calcext:value-type="string">
            <text:p>результат верный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63]&lt;&gt;&quot;.&quot;;MOD(IF([.G63]&lt;&gt;&quot;.&quot;;[.G63];[.H63])+IF([.G64]&lt;&gt;&quot;.&quot;;[.G64];[.H64])+IF([.H62]&lt;&gt;&quot;&quot;;[.H62];[.I62]);2);&quot;.&quot;)" office:value-type="float" office:value="1" calcext:value-type="float">
            <text:p>1</text:p>
          </table:table-cell>
          <table:table-cell table:style-name="ce7" table:formula="of:=IF([.H63]&lt;&gt;&quot;.&quot;;MOD(IF([.H63]&lt;&gt;&quot;.&quot;;[.H63];[.I63])+IF([.H64]&lt;&gt;&quot;.&quot;;[.H64];[.I64])+IF([.I62]&lt;&gt;&quot;&quot;;[.I62];[.J62]);2);&quot;.&quot;)" office:value-type="float" office:value="0" calcext:value-type="float">
            <text:p>0</text:p>
          </table:table-cell>
          <table:table-cell table:style-name="ce7" table:formula="of:=IF([.I63]&lt;&gt;&quot;.&quot;;MOD(IF([.I63]&lt;&gt;&quot;.&quot;;[.I63];[.J63])+IF([.I64]&lt;&gt;&quot;.&quot;;[.I64];[.J64])+IF([.J62]&lt;&gt;&quot;&quot;;[.J62];[.K62]);2);&quot;.&quot;)" office:value-type="float" office:value="1" calcext:value-type="float">
            <text:p>1</text:p>
          </table:table-cell>
          <table:table-cell table:style-name="ce7" table:formula="of:=IF([.J63]&lt;&gt;&quot;.&quot;;MOD(IF([.J63]&lt;&gt;&quot;.&quot;;[.J63];[.K63])+IF([.J64]&lt;&gt;&quot;.&quot;;[.J64];[.K64])+IF([.K62]&lt;&gt;&quot;&quot;;[.K62];[.L62]);2);&quot;.&quot;)" office:value-type="float" office:value="0" calcext:value-type="float">
            <text:p>0</text:p>
          </table:table-cell>
          <table:table-cell table:style-name="ce7" table:formula="of:=IF([.K63]&lt;&gt;&quot;.&quot;;MOD(IF([.K63]&lt;&gt;&quot;.&quot;;[.K63];[.L63])+IF([.K64]&lt;&gt;&quot;.&quot;;[.K64];[.L64])+IF([.L62]&lt;&gt;&quot;&quot;;[.L62];[.M62]);2);&quot;.&quot;)" office:value-type="string" office:string-value="." calcext:value-type="string">
            <text:p>.</text:p>
          </table:table-cell>
          <table:table-cell table:style-name="ce7" table:formula="of:=IF([.L63]&lt;&gt;&quot;.&quot;;MOD(IF([.L63]&lt;&gt;&quot;.&quot;;[.L63];[.M63])+IF([.L64]&lt;&gt;&quot;.&quot;;[.L64];[.M64])+IF([.M62]&lt;&gt;&quot;&quot;;[.M62];[.N62]);2);&quot;.&quot;)" office:value-type="float" office:value="1" calcext:value-type="float">
            <text:p>1</text:p>
          </table:table-cell>
          <table:table-cell table:style-name="ce7" table:formula="of:=IF([.M63]&lt;&gt;&quot;.&quot;;MOD(IF([.M63]&lt;&gt;&quot;.&quot;;[.M63];[.N63])+IF([.M64]&lt;&gt;&quot;.&quot;;[.M64];[.N64])+IF([.N62]&lt;&gt;&quot;&quot;;[.N62];[.O62]);2);&quot;.&quot;)" office:value-type="float" office:value="0" calcext:value-type="float">
            <text:p>0</text:p>
          </table:table-cell>
          <table:table-cell table:style-name="ce7" table:formula="of:=IF([.N63]&lt;&gt;&quot;.&quot;;MOD(IF([.N63]&lt;&gt;&quot;.&quot;;[.N63];[.O63])+IF([.N64]&lt;&gt;&quot;.&quot;;[.N64];[.O64])+IF([.O62]&lt;&gt;&quot;&quot;;[.O62];[.P62]);2);&quot;.&quot;)" office:value-type="float" office:value="1" calcext:value-type="float">
            <text:p>1</text:p>
          </table:table-cell>
          <table:table-cell table:style-name="ce7" table:formula="of:=IF([.O63]&lt;&gt;&quot;.&quot;;MOD(IF([.O63]&lt;&gt;&quot;.&quot;;[.O63];[.P63])+IF([.O64]&lt;&gt;&quot;.&quot;;[.O64];[.P64])+IF([.P62]&lt;&gt;&quot;&quot;;[.P62];[.Q62]);2);&quot;.&quot;)" office:value-type="float" office:value="0" calcext:value-type="float">
            <text:p>0</text:p>
          </table:table-cell>
          <table:table-cell table:style-name="ce7" table:formula="of:=IF([.P63]&lt;&gt;&quot;.&quot;;MOD(IF([.P63]&lt;&gt;&quot;.&quot;;[.P63];[.Q63])+IF([.P64]&lt;&gt;&quot;.&quot;;[.P64];[.Q64])+IF([.Q62]&lt;&gt;&quot;&quot;;[.Q62];[.R62]);2);&quot;.&quot;)" office:value-type="string" office:string-value="." calcext:value-type="string">
            <text:p>.</text:p>
          </table:table-cell>
          <table:table-cell table:style-name="ce7" table:formula="of:=IF([.Q63]&lt;&gt;&quot;.&quot;;MOD(IF([.Q63]&lt;&gt;&quot;.&quot;;[.Q63];[.R63])+IF([.Q64]&lt;&gt;&quot;.&quot;;[.Q64];[.R64])+IF([.R62]&lt;&gt;&quot;&quot;;[.R62];[.S62]);2);&quot;.&quot;)" office:value-type="float" office:value="1" calcext:value-type="float">
            <text:p>1</text:p>
          </table:table-cell>
          <table:table-cell table:style-name="ce7" table:formula="of:=IF([.R63]&lt;&gt;&quot;.&quot;;MOD(IF([.R63]&lt;&gt;&quot;.&quot;;[.R63];[.S63])+IF([.R64]&lt;&gt;&quot;.&quot;;[.R64];[.S64])+IF([.S62]&lt;&gt;&quot;&quot;;[.S62];[.T62]);2);&quot;.&quot;)" office:value-type="float" office:value="1" calcext:value-type="float">
            <text:p>1</text:p>
          </table:table-cell>
          <table:table-cell table:style-name="ce7" table:formula="of:=IF([.S63]&lt;&gt;&quot;.&quot;;MOD(IF([.S63]&lt;&gt;&quot;.&quot;;[.S63];[.T63])+IF([.S64]&lt;&gt;&quot;.&quot;;[.S64];[.T64])+IF([.T62]&lt;&gt;&quot;&quot;;[.T62];[.U62]);2);&quot;.&quot;)" office:value-type="float" office:value="1" calcext:value-type="float">
            <text:p>1</text:p>
          </table:table-cell>
          <table:table-cell table:style-name="ce7" table:formula="of:=IF([.T63]&lt;&gt;&quot;.&quot;;MOD(IF([.T63]&lt;&gt;&quot;.&quot;;[.T63];[.U63])+IF([.T64]&lt;&gt;&quot;.&quot;;[.T64];[.U64])+IF([.U62]&lt;&gt;&quot;&quot;;[.U62];[.V62]);2);&quot;.&quot;)" office:value-type="float" office:value="0" calcext:value-type="float">
            <text:p>0</text:p>
          </table:table-cell>
          <table:table-cell table:style-name="ce7" table:formula="of:=IF([.U63]&lt;&gt;&quot;.&quot;;MOD(IF([.U63]&lt;&gt;&quot;.&quot;;[.U63];[.V63])+IF([.U64]&lt;&gt;&quot;.&quot;;[.U64];[.V64])+IF([.V62]&lt;&gt;&quot;&quot;;[.V62];[.W62]);2);&quot;.&quot;)" office:value-type="string" office:string-value="." calcext:value-type="string">
            <text:p>.</text:p>
          </table:table-cell>
          <table:table-cell table:style-name="ce7" table:formula="of:=IF([.V63]&lt;&gt;&quot;.&quot;;MOD(IF([.V63]&lt;&gt;&quot;.&quot;;[.V63];[.W63])+IF([.V64]&lt;&gt;&quot;.&quot;;[.V64];[.W64])+IF([.W62]&lt;&gt;&quot;&quot;;[.W62];[.X62]);2);&quot;.&quot;)" office:value-type="float" office:value="1" calcext:value-type="float">
            <text:p>1</text:p>
          </table:table-cell>
          <table:table-cell table:style-name="ce7" table:formula="of:=IF([.W63]&lt;&gt;&quot;.&quot;;MOD(IF([.W63]&lt;&gt;&quot;.&quot;;[.W63];[.X63])+IF([.W64]&lt;&gt;&quot;.&quot;;[.W64];[.X64])+IF([.X62]&lt;&gt;&quot;&quot;;[.X62];[.Y62]);2);&quot;.&quot;)" office:value-type="float" office:value="1" calcext:value-type="float">
            <text:p>1</text:p>
          </table:table-cell>
          <table:table-cell table:style-name="ce7" table:formula="of:=IF([.X63]&lt;&gt;&quot;.&quot;;MOD(IF([.X63]&lt;&gt;&quot;.&quot;;[.X63];[.Y63])+IF([.X64]&lt;&gt;&quot;.&quot;;[.X64];[.Y64])+IF([.Y62]&lt;&gt;&quot;&quot;;[.Y62];[.Z62]);2);&quot;.&quot;)" office:value-type="float" office:value="0" calcext:value-type="float">
            <text:p>0</text:p>
          </table:table-cell>
          <table:table-cell table:style-name="ce7" table:formula="of:=IF([.Y63]&lt;&gt;&quot;.&quot;;MOD(IF([.Y63]&lt;&gt;&quot;.&quot;;[.Y63];[.Z63])+IF([.Y64]&lt;&gt;&quot;.&quot;;[.Y64];[.Z64])+IF([.Z62]&lt;&gt;&quot;&quot;;[.Z62];[.AA62]);2);&quot;.&quot;)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65]=0;DECIMAL(SUBSTITUTE(COM.MICROSOFT.CONCAT([.G65:.Y65]);&quot;.&quot;;&quot;&quot;);2);0-DECIMAL(SUBSTITUTE(COM.MICROSOFT.CONCAT([.G66:.Y66]);&quot;.&quot;;&quot;&quot;);2))" office:value-type="float" office:value="-21779" calcext:value-type="float">
            <text:p>-21779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63]+[.AF64]" office:value-type="float" office:value="-21779" calcext:value-type="float">
            <text:p>-21779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65:.$Y65]);&quot;.&quot;;&quot;&quot;);2);2;16);[.G$3];1)); &quot;.&quot;)" office:value-type="float" office:value="0" calcext:value-type="float">
            <text:p>0</text:p>
          </table:table-cell>
          <table:table-cell table:style-name="ce7" table:formula="of:=IF([.H$3] &lt;&gt; &quot;&quot;;VALUE(MID(BASE(2^16-DECIMAL(SUBSTITUTE(COM.MICROSOFT.CONCAT([.$G65:.$Y65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65:.$Y65]);&quot;.&quot;;&quot;&quot;);2);2;16);[.I$3];1)); &quot;.&quot;)" office:value-type="float" office:value="0" calcext:value-type="float">
            <text:p>0</text:p>
          </table:table-cell>
          <table:table-cell table:style-name="ce7" table:formula="of:=IF([.J$3] &lt;&gt; &quot;&quot;;VALUE(MID(BASE(2^16-DECIMAL(SUBSTITUTE(COM.MICROSOFT.CONCAT([.$G65:.$Y65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65:.$Y65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65:.$Y65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65:.$Y65]);&quot;.&quot;;&quot;&quot;);2);2;16);[.M$3];1)); &quot;.&quot;)" office:value-type="float" office:value="1" calcext:value-type="float">
            <text:p>1</text:p>
          </table:table-cell>
          <table:table-cell table:style-name="ce7" table:formula="of:=IF([.N$3] &lt;&gt; &quot;&quot;;VALUE(MID(BASE(2^16-DECIMAL(SUBSTITUTE(COM.MICROSOFT.CONCAT([.$G65:.$Y65]);&quot;.&quot;;&quot;&quot;);2);2;16);[.N$3];1)); &quot;.&quot;)" office:value-type="float" office:value="0" calcext:value-type="float">
            <text:p>0</text:p>
          </table:table-cell>
          <table:table-cell table:style-name="ce7" table:formula="of:=IF([.O$3] &lt;&gt; &quot;&quot;;VALUE(MID(BASE(2^16-DECIMAL(SUBSTITUTE(COM.MICROSOFT.CONCAT([.$G65:.$Y65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65:.$Y65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65:.$Y65]);&quot;.&quot;;&quot;&quot;);2);2;16);[.Q$3];1)); &quot;.&quot;)" office:value-type="float" office:value="0" calcext:value-type="float">
            <text:p>0</text:p>
          </table:table-cell>
          <table:table-cell table:style-name="ce7" table:formula="of:=IF([.R$3] &lt;&gt; &quot;&quot;;VALUE(MID(BASE(2^16-DECIMAL(SUBSTITUTE(COM.MICROSOFT.CONCAT([.$G65:.$Y65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65:.$Y65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65:.$Y65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65:.$Y65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65:.$Y65]);&quot;.&quot;;&quot;&quot;);2);2;16);[.V$3];1)); &quot;.&quot;)" office:value-type="float" office:value="0" calcext:value-type="float">
            <text:p>0</text:p>
          </table:table-cell>
          <table:table-cell table:style-name="ce7" table:formula="of:=IF([.W$3] &lt;&gt; &quot;&quot;;VALUE(MID(BASE(2^16-DECIMAL(SUBSTITUTE(COM.MICROSOFT.CONCAT([.$G65:.$Y65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65:.$Y65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65:.$Y65]);&quot;.&quot;;&quot;&quot;);2);2;16);[.Y$3];1)); &quot;.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65:.Y65]);2)=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65:.Y65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65]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63]=0;[.G64]=0;[.G65]=1); AND([.G63]=1;[.G64]=1;[.G65]=0));1;0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Перенос</text:p>
          </table:table-cell>
          <table:table-cell table:style-name="ce6"/>
          <table:table-cell table:style-name="ce6" table:formula="of:=IF([.G72]&lt;&gt;&quot;.&quot;;INT((IF([.G72]&lt;&gt;&quot;&quot;;[.G72];[.H72])+IF([.G73]&lt;&gt;&quot;&quot;;[.G73];[.H73])+IF([.H71]&lt;&gt;&quot;&quot;;[.H71];[.I71]))/2);&quot;&quot;)" office:value-type="float" office:value="1" calcext:value-type="float">
            <text:p>1</text:p>
          </table:table-cell>
          <table:table-cell table:style-name="ce6" table:formula="of:=IF([.H72]&lt;&gt;&quot;.&quot;;INT((IF([.H72]&lt;&gt;&quot;&quot;;[.H72];[.I72])+IF([.H73]&lt;&gt;&quot;&quot;;[.H73];[.I73])+IF([.I71]&lt;&gt;&quot;&quot;;[.I71];[.J71]))/2);&quot;&quot;)" office:value-type="float" office:value="1" calcext:value-type="float">
            <text:p>1</text:p>
          </table:table-cell>
          <table:table-cell table:style-name="ce6" table:formula="of:=IF([.I72]&lt;&gt;&quot;.&quot;;INT((IF([.I72]&lt;&gt;&quot;&quot;;[.I72];[.J72])+IF([.I73]&lt;&gt;&quot;&quot;;[.I73];[.J73])+IF([.J71]&lt;&gt;&quot;&quot;;[.J71];[.K71]))/2);&quot;&quot;)" office:value-type="float" office:value="1" calcext:value-type="float">
            <text:p>1</text:p>
          </table:table-cell>
          <table:table-cell table:style-name="ce6" table:formula="of:=IF([.J72]&lt;&gt;&quot;.&quot;;INT((IF([.J72]&lt;&gt;&quot;&quot;;[.J72];[.K72])+IF([.J73]&lt;&gt;&quot;&quot;;[.J73];[.K73])+IF([.K71]&lt;&gt;&quot;&quot;;[.K71];[.L71]))/2);&quot;&quot;)" office:value-type="float" office:value="0" calcext:value-type="float">
            <text:p>0</text:p>
          </table:table-cell>
          <table:table-cell table:style-name="ce6" table:formula="of:=IF([.K72]&lt;&gt;&quot;.&quot;;INT((IF([.K72]&lt;&gt;&quot;&quot;;[.K72];[.L72])+IF([.K73]&lt;&gt;&quot;&quot;;[.K73];[.L73])+IF([.L71]&lt;&gt;&quot;&quot;;[.L71];[.M71]))/2);&quot;&quot;)">
            <text:p/>
          </table:table-cell>
          <table:table-cell table:style-name="ce6" table:formula="of:=IF([.L72]&lt;&gt;&quot;.&quot;;INT((IF([.L72]&lt;&gt;&quot;&quot;;[.L72];[.M72])+IF([.L73]&lt;&gt;&quot;&quot;;[.L73];[.M73])+IF([.M71]&lt;&gt;&quot;&quot;;[.M71];[.N71]))/2);&quot;&quot;)" office:value-type="float" office:value="0" calcext:value-type="float">
            <text:p>0</text:p>
          </table:table-cell>
          <table:table-cell table:style-name="ce6" table:formula="of:=IF([.M72]&lt;&gt;&quot;.&quot;;INT((IF([.M72]&lt;&gt;&quot;&quot;;[.M72];[.N72])+IF([.M73]&lt;&gt;&quot;&quot;;[.M73];[.N73])+IF([.N71]&lt;&gt;&quot;&quot;;[.N71];[.O71]))/2);&quot;&quot;)" office:value-type="float" office:value="0" calcext:value-type="float">
            <text:p>0</text:p>
          </table:table-cell>
          <table:table-cell table:style-name="ce6" table:formula="of:=IF([.N72]&lt;&gt;&quot;.&quot;;INT((IF([.N72]&lt;&gt;&quot;&quot;;[.N72];[.O72])+IF([.N73]&lt;&gt;&quot;&quot;;[.N73];[.O73])+IF([.O71]&lt;&gt;&quot;&quot;;[.O71];[.P71]))/2);&quot;&quot;)" office:value-type="float" office:value="1" calcext:value-type="float">
            <text:p>1</text:p>
          </table:table-cell>
          <table:table-cell table:style-name="ce6" table:formula="of:=IF([.O72]&lt;&gt;&quot;.&quot;;INT((IF([.O72]&lt;&gt;&quot;&quot;;[.O72];[.P72])+IF([.O73]&lt;&gt;&quot;&quot;;[.O73];[.P73])+IF([.P71]&lt;&gt;&quot;&quot;;[.P71];[.Q71]))/2);&quot;&quot;)" office:value-type="float" office:value="1" calcext:value-type="float">
            <text:p>1</text:p>
          </table:table-cell>
          <table:table-cell table:style-name="ce6" table:formula="of:=IF([.P72]&lt;&gt;&quot;.&quot;;INT((IF([.P72]&lt;&gt;&quot;&quot;;[.P72];[.Q72])+IF([.P73]&lt;&gt;&quot;&quot;;[.P73];[.Q73])+IF([.Q71]&lt;&gt;&quot;&quot;;[.Q71];[.R71]))/2);&quot;&quot;)">
            <text:p/>
          </table:table-cell>
          <table:table-cell table:style-name="ce6" table:formula="of:=IF([.Q72]&lt;&gt;&quot;.&quot;;INT((IF([.Q72]&lt;&gt;&quot;&quot;;[.Q72];[.R72])+IF([.Q73]&lt;&gt;&quot;&quot;;[.Q73];[.R73])+IF([.R71]&lt;&gt;&quot;&quot;;[.R71];[.S71]))/2);&quot;&quot;)" office:value-type="float" office:value="1" calcext:value-type="float">
            <text:p>1</text:p>
          </table:table-cell>
          <table:table-cell table:style-name="ce6" table:formula="of:=IF([.R72]&lt;&gt;&quot;.&quot;;INT((IF([.R72]&lt;&gt;&quot;&quot;;[.R72];[.S72])+IF([.R73]&lt;&gt;&quot;&quot;;[.R73];[.S73])+IF([.S71]&lt;&gt;&quot;&quot;;[.S71];[.T71]))/2);&quot;&quot;)" office:value-type="float" office:value="1" calcext:value-type="float">
            <text:p>1</text:p>
          </table:table-cell>
          <table:table-cell table:style-name="ce6" table:formula="of:=IF([.S72]&lt;&gt;&quot;.&quot;;INT((IF([.S72]&lt;&gt;&quot;&quot;;[.S72];[.T72])+IF([.S73]&lt;&gt;&quot;&quot;;[.S73];[.T73])+IF([.T71]&lt;&gt;&quot;&quot;;[.T71];[.U71]))/2);&quot;&quot;)" office:value-type="float" office:value="1" calcext:value-type="float">
            <text:p>1</text:p>
          </table:table-cell>
          <table:table-cell table:style-name="ce6" table:formula="of:=IF([.T72]&lt;&gt;&quot;.&quot;;INT((IF([.T72]&lt;&gt;&quot;&quot;;[.T72];[.U72])+IF([.T73]&lt;&gt;&quot;&quot;;[.T73];[.U73])+IF([.U71]&lt;&gt;&quot;&quot;;[.U71];[.V71]))/2);&quot;&quot;)" office:value-type="float" office:value="1" calcext:value-type="float">
            <text:p>1</text:p>
          </table:table-cell>
          <table:table-cell table:style-name="ce6" table:formula="of:=IF([.U72]&lt;&gt;&quot;.&quot;;INT((IF([.U72]&lt;&gt;&quot;&quot;;[.U72];[.V72])+IF([.U73]&lt;&gt;&quot;&quot;;[.U73];[.V73])+IF([.V71]&lt;&gt;&quot;&quot;;[.V71];[.W71]))/2);&quot;&quot;)">
            <text:p/>
          </table:table-cell>
          <table:table-cell table:style-name="ce6" table:formula="of:=IF([.V72]&lt;&gt;&quot;.&quot;;INT((IF([.V72]&lt;&gt;&quot;&quot;;[.V72];[.W72])+IF([.V73]&lt;&gt;&quot;&quot;;[.V73];[.W73])+IF([.W71]&lt;&gt;&quot;&quot;;[.W71];[.X71]))/2);&quot;&quot;)" office:value-type="float" office:value="1" calcext:value-type="float">
            <text:p>1</text:p>
          </table:table-cell>
          <table:table-cell table:style-name="ce6" table:formula="of:=IF([.W72]&lt;&gt;&quot;.&quot;;INT((IF([.W72]&lt;&gt;&quot;&quot;;[.W72];[.X72])+IF([.W73]&lt;&gt;&quot;&quot;;[.W73];[.X73])+IF([.X71]&lt;&gt;&quot;&quot;;[.X71];[.Y71]))/2);&quot;&quot;)" office:value-type="float" office:value="0" calcext:value-type="float">
            <text:p>0</text:p>
          </table:table-cell>
          <table:table-cell table:style-name="ce6" table:formula="of:=IF([.X72]&lt;&gt;&quot;.&quot;;INT((IF([.X72]&lt;&gt;&quot;&quot;;[.X72];[.Y72])+IF([.X73]&lt;&gt;&quot;&quot;;[.X73];[.Y73])+IF([.Y71]&lt;&gt;&quot;&quot;;[.Y71];[.Z71]))/2);&quot;&quot;)" office:value-type="float" office:value="0" calcext:value-type="float">
            <text:p>0</text:p>
          </table:table-cell>
          <table:table-cell table:style-name="ce6" table:formula="of:=IF([.Y72]&lt;&gt;&quot;.&quot;;INT((IF([.Y72]&lt;&gt;&quot;&quot;;[.Y72];[.Z72])+IF([.Y73]&lt;&gt;&quot;&quot;;[.Y73];[.Z73])+IF([.Z71]&lt;&gt;&quot;&quot;;[.Z71];[.AA71]))/2);&quot;&quot;)" office:value-type="float" office:value="1" calcext:value-type="float">
            <text:p>1</text:p>
          </table:table-cell>
          <table:table-cell table:number-columns-repeated="4"/>
          <table:table-cell>
            <draw:custom-shape draw:z-index="13" draw:name="TextBox 14" draw:style-name="gr1" draw:text-style-name="P1" svg:width="0.0004in" svg:height="0.1866in" svg:x="0.4315in" svg:y="0.0413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2">
          <table:table-cell table:number-columns-repeated="4"/>
          <table:table-cell office:value-type="string" calcext:value-type="string">
            <text:p><text:span text:style-name="T1">B11</text:span><text:span text:style-name="T2">(2)</text:span></text:p>
          </table:table-cell>
          <table:table-cell/>
          <table:table-cell table:style-name="ce11" table:formula="of:=[.G14]" office:value-type="float" office:value="1" calcext:value-type="float">
            <text:p>1</text:p>
          </table:table-cell>
          <table:table-cell table:style-name="ce11" table:formula="of:=[.H14]" office:value-type="float" office:value="0" calcext:value-type="float">
            <text:p>0</text:p>
          </table:table-cell>
          <table:table-cell table:style-name="ce11" table:formula="of:=[.I14]" office:value-type="float" office:value="1" calcext:value-type="float">
            <text:p>1</text:p>
          </table:table-cell>
          <table:table-cell table:style-name="ce11" table:formula="of:=[.J14]" office:value-type="float" office:value="0" calcext:value-type="float">
            <text:p>0</text:p>
          </table:table-cell>
          <table:table-cell table:style-name="ce11" table:formula="of:=[.K14]" office:value-type="string" office:string-value="." calcext:value-type="string">
            <text:p>.</text:p>
          </table:table-cell>
          <table:table-cell table:style-name="ce11" table:formula="of:=[.L14]" office:value-type="float" office:value="1" calcext:value-type="float">
            <text:p>1</text:p>
          </table:table-cell>
          <table:table-cell table:style-name="ce11" table:formula="of:=[.M14]" office:value-type="float" office:value="0" calcext:value-type="float">
            <text:p>0</text:p>
          </table:table-cell>
          <table:table-cell table:style-name="ce11" table:formula="of:=[.N14]" office:value-type="float" office:value="1" calcext:value-type="float">
            <text:p>1</text:p>
          </table:table-cell>
          <table:table-cell table:style-name="ce11" table:formula="of:=[.O14]" office:value-type="float" office:value="0" calcext:value-type="float">
            <text:p>0</text:p>
          </table:table-cell>
          <table:table-cell table:style-name="ce11" table:formula="of:=[.P14]" office:value-type="string" office:string-value="." calcext:value-type="string">
            <text:p>.</text:p>
          </table:table-cell>
          <table:table-cell table:style-name="ce11" table:formula="of:=[.Q14]" office:value-type="float" office:value="1" calcext:value-type="float">
            <text:p>1</text:p>
          </table:table-cell>
          <table:table-cell table:style-name="ce11" table:formula="of:=[.R14]" office:value-type="float" office:value="1" calcext:value-type="float">
            <text:p>1</text:p>
          </table:table-cell>
          <table:table-cell table:style-name="ce11" table:formula="of:=[.S14]" office:value-type="float" office:value="1" calcext:value-type="float">
            <text:p>1</text:p>
          </table:table-cell>
          <table:table-cell table:style-name="ce11" table:formula="of:=[.T14]" office:value-type="float" office:value="0" calcext:value-type="float">
            <text:p>0</text:p>
          </table:table-cell>
          <table:table-cell table:style-name="ce11" table:formula="of:=[.U14]" office:value-type="string" office:string-value="." calcext:value-type="string">
            <text:p>.</text:p>
          </table:table-cell>
          <table:table-cell table:style-name="ce11" table:formula="of:=[.V14]" office:value-type="float" office:value="1" calcext:value-type="float">
            <text:p>1</text:p>
          </table:table-cell>
          <table:table-cell table:style-name="ce11" table:formula="of:=[.W14]" office:value-type="float" office:value="1" calcext:value-type="float">
            <text:p>1</text:p>
          </table:table-cell>
          <table:table-cell table:style-name="ce11" table:formula="of:=[.X14]" office:value-type="float" office:value="0" calcext:value-type="float">
            <text:p>0</text:p>
          </table:table-cell>
          <table:table-cell table:style-name="ce11" table:formula="of:=[.Y14]" office:value-type="float" office:value="1" calcext:value-type="float">
            <text:p>1</text:p>
          </table:table-cell>
          <table:table-cell table:number-columns-repeated="4"/>
          <table:table-cell>
            <draw:custom-shape draw:z-index="6" draw:name="TextBox 7" draw:style-name="gr1" draw:text-style-name="P1" svg:width="0.0004in" svg:height="0.1866in" svg:x="0.4315in" svg:y="0.099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<text:span text:style-name="T1">X11</text:span><text:span text:style-name="T2">(2)</text:span></text:p>
          </table:table-cell>
          <table:table-cell table:style-name="ce3" table:formula="of:=[.C14]" office:value-type="float" office:value="-21779" calcext:value-type="float">
            <text:p>-21779</text:p>
          </table:table-cell>
          <table:table-cell table:number-columns-repeated="992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<text:span text:style-name="T1">B3</text:span><text:span text:style-name="T2">(2)</text:span></text:p>
          </table:table-cell>
          <table:table-cell/>
          <table:table-cell table:style-name="ce12" table:formula="of:=[.G6]" office:value-type="float" office:value="0" calcext:value-type="float">
            <text:p>0</text:p>
          </table:table-cell>
          <table:table-cell table:style-name="ce12" table:formula="of:=[.H6]" office:value-type="float" office:value="1" calcext:value-type="float">
            <text:p>1</text:p>
          </table:table-cell>
          <table:table-cell table:style-name="ce12" table:formula="of:=[.I6]" office:value-type="float" office:value="1" calcext:value-type="float">
            <text:p>1</text:p>
          </table:table-cell>
          <table:table-cell table:style-name="ce12" table:formula="of:=[.J6]" office:value-type="float" office:value="0" calcext:value-type="float">
            <text:p>0</text:p>
          </table:table-cell>
          <table:table-cell table:style-name="ce12" table:formula="of:=[.K6]" office:value-type="string" office:string-value="." calcext:value-type="string">
            <text:p>.</text:p>
          </table:table-cell>
          <table:table-cell table:style-name="ce12" table:formula="of:=[.L6]" office:value-type="float" office:value="0" calcext:value-type="float">
            <text:p>0</text:p>
          </table:table-cell>
          <table:table-cell table:style-name="ce12" table:formula="of:=[.M6]" office:value-type="float" office:value="0" calcext:value-type="float">
            <text:p>0</text:p>
          </table:table-cell>
          <table:table-cell table:style-name="ce12" table:formula="of:=[.N6]" office:value-type="float" office:value="0" calcext:value-type="float">
            <text:p>0</text:p>
          </table:table-cell>
          <table:table-cell table:style-name="ce12" table:formula="of:=[.O6]" office:value-type="float" office:value="1" calcext:value-type="float">
            <text:p>1</text:p>
          </table:table-cell>
          <table:table-cell table:style-name="ce12" table:formula="of:=[.P6]" office:value-type="string" office:string-value="." calcext:value-type="string">
            <text:p>.</text:p>
          </table:table-cell>
          <table:table-cell table:style-name="ce12" table:formula="of:=[.Q6]" office:value-type="float" office:value="0" calcext:value-type="float">
            <text:p>0</text:p>
          </table:table-cell>
          <table:table-cell table:style-name="ce12" table:formula="of:=[.R6]" office:value-type="float" office:value="1" calcext:value-type="float">
            <text:p>1</text:p>
          </table:table-cell>
          <table:table-cell table:style-name="ce12" table:formula="of:=[.S6]" office:value-type="float" office:value="1" calcext:value-type="float">
            <text:p>1</text:p>
          </table:table-cell>
          <table:table-cell table:style-name="ce12" table:formula="of:=[.T6]" office:value-type="float" office:value="1" calcext:value-type="float">
            <text:p>1</text:p>
          </table:table-cell>
          <table:table-cell table:style-name="ce12" table:formula="of:=[.U6]" office:value-type="string" office:string-value="." calcext:value-type="string">
            <text:p>.</text:p>
          </table:table-cell>
          <table:table-cell table:style-name="ce12" table:formula="of:=[.V6]" office:value-type="float" office:value="1" calcext:value-type="float">
            <text:p>1</text:p>
          </table:table-cell>
          <table:table-cell table:style-name="ce12" table:formula="of:=[.W6]" office:value-type="float" office:value="0" calcext:value-type="float">
            <text:p>0</text:p>
          </table:table-cell>
          <table:table-cell table:style-name="ce12" table:formula="of:=[.X6]" office:value-type="float" office:value="0" calcext:value-type="float">
            <text:p>0</text:p>
          </table:table-cell>
          <table:table-cell table:style-name="ce12" table:formula="of:=[.Y6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style-name="ce17" office:value-type="string" calcext:value-type="string">
            <text:p>+</text:p>
          </table:table-cell>
          <table:table-cell table:style-name="ce18" office:value-type="string" calcext:value-type="string">
            <text:p><text:span text:style-name="T1">X3</text:span><text:span text:style-name="T2">(2)</text:span></text:p>
          </table:table-cell>
          <table:table-cell table:style-name="ce18" table:formula="of:=[.C6]" office:value-type="float" office:value="24953" calcext:value-type="float">
            <text:p>24953</text:p>
          </table:table-cell>
          <table:table-cell/>
          <table:table-cell table:formula="of:=IF(AND([.G72]=0;[.G73]=0;[.G74]=1);[.$AH$5];IF(AND([.G72]=1;[.G73]=1;[.G74]=0);[.$AH$6];IF([.J77]=1;[.$AH$4];[.$AH$3])))" office:value-type="string" office:string-value="результат верный" calcext:value-type="string">
            <text:p>результат верный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7"/>
          <table:table-cell table:style-name="ce7" table:formula="of:=IF([.G72]&lt;&gt;&quot;.&quot;;MOD(IF([.G72]&lt;&gt;&quot;.&quot;;[.G72];[.H72])+IF([.G73]&lt;&gt;&quot;.&quot;;[.G73];[.H73])+IF([.H71]&lt;&gt;&quot;&quot;;[.H71];[.I71]);2);&quot;.&quot;)" office:value-type="float" office:value="0" calcext:value-type="float">
            <text:p>0</text:p>
          </table:table-cell>
          <table:table-cell table:style-name="ce7" table:formula="of:=IF([.H72]&lt;&gt;&quot;.&quot;;MOD(IF([.H72]&lt;&gt;&quot;.&quot;;[.H72];[.I72])+IF([.H73]&lt;&gt;&quot;.&quot;;[.H73];[.I73])+IF([.I71]&lt;&gt;&quot;&quot;;[.I71];[.J71]);2);&quot;.&quot;)" office:value-type="float" office:value="0" calcext:value-type="float">
            <text:p>0</text:p>
          </table:table-cell>
          <table:table-cell table:style-name="ce7" table:formula="of:=IF([.I72]&lt;&gt;&quot;.&quot;;MOD(IF([.I72]&lt;&gt;&quot;.&quot;;[.I72];[.J72])+IF([.I73]&lt;&gt;&quot;.&quot;;[.I73];[.J73])+IF([.J71]&lt;&gt;&quot;&quot;;[.J71];[.K71]);2);&quot;.&quot;)" office:value-type="float" office:value="0" calcext:value-type="float">
            <text:p>0</text:p>
          </table:table-cell>
          <table:table-cell table:style-name="ce7" table:formula="of:=IF([.J72]&lt;&gt;&quot;.&quot;;MOD(IF([.J72]&lt;&gt;&quot;.&quot;;[.J72];[.K72])+IF([.J73]&lt;&gt;&quot;.&quot;;[.J73];[.K73])+IF([.K71]&lt;&gt;&quot;&quot;;[.K71];[.L71]);2);&quot;.&quot;)" office:value-type="float" office:value="0" calcext:value-type="float">
            <text:p>0</text:p>
          </table:table-cell>
          <table:table-cell table:style-name="ce7" table:formula="of:=IF([.K72]&lt;&gt;&quot;.&quot;;MOD(IF([.K72]&lt;&gt;&quot;.&quot;;[.K72];[.L72])+IF([.K73]&lt;&gt;&quot;.&quot;;[.K73];[.L73])+IF([.L71]&lt;&gt;&quot;&quot;;[.L71];[.M71]);2);&quot;.&quot;)" office:value-type="string" office:string-value="." calcext:value-type="string">
            <text:p>.</text:p>
          </table:table-cell>
          <table:table-cell table:style-name="ce7" table:formula="of:=IF([.L72]&lt;&gt;&quot;.&quot;;MOD(IF([.L72]&lt;&gt;&quot;.&quot;;[.L72];[.M72])+IF([.L73]&lt;&gt;&quot;.&quot;;[.L73];[.M73])+IF([.M71]&lt;&gt;&quot;&quot;;[.M71];[.N71]);2);&quot;.&quot;)" office:value-type="float" office:value="1" calcext:value-type="float">
            <text:p>1</text:p>
          </table:table-cell>
          <table:table-cell table:style-name="ce7" table:formula="of:=IF([.M72]&lt;&gt;&quot;.&quot;;MOD(IF([.M72]&lt;&gt;&quot;.&quot;;[.M72];[.N72])+IF([.M73]&lt;&gt;&quot;.&quot;;[.M73];[.N73])+IF([.N71]&lt;&gt;&quot;&quot;;[.N71];[.O71]);2);&quot;.&quot;)" office:value-type="float" office:value="1" calcext:value-type="float">
            <text:p>1</text:p>
          </table:table-cell>
          <table:table-cell table:style-name="ce7" table:formula="of:=IF([.N72]&lt;&gt;&quot;.&quot;;MOD(IF([.N72]&lt;&gt;&quot;.&quot;;[.N72];[.O72])+IF([.N73]&lt;&gt;&quot;.&quot;;[.N73];[.O73])+IF([.O71]&lt;&gt;&quot;&quot;;[.O71];[.P71]);2);&quot;.&quot;)" office:value-type="float" office:value="0" calcext:value-type="float">
            <text:p>0</text:p>
          </table:table-cell>
          <table:table-cell table:style-name="ce7" table:formula="of:=IF([.O72]&lt;&gt;&quot;.&quot;;MOD(IF([.O72]&lt;&gt;&quot;.&quot;;[.O72];[.P72])+IF([.O73]&lt;&gt;&quot;.&quot;;[.O73];[.P73])+IF([.P71]&lt;&gt;&quot;&quot;;[.P71];[.Q71]);2);&quot;.&quot;)" office:value-type="float" office:value="0" calcext:value-type="float">
            <text:p>0</text:p>
          </table:table-cell>
          <table:table-cell table:style-name="ce7" table:formula="of:=IF([.P72]&lt;&gt;&quot;.&quot;;MOD(IF([.P72]&lt;&gt;&quot;.&quot;;[.P72];[.Q72])+IF([.P73]&lt;&gt;&quot;.&quot;;[.P73];[.Q73])+IF([.Q71]&lt;&gt;&quot;&quot;;[.Q71];[.R71]);2);&quot;.&quot;)" office:value-type="string" office:string-value="." calcext:value-type="string">
            <text:p>.</text:p>
          </table:table-cell>
          <table:table-cell table:style-name="ce7" table:formula="of:=IF([.Q72]&lt;&gt;&quot;.&quot;;MOD(IF([.Q72]&lt;&gt;&quot;.&quot;;[.Q72];[.R72])+IF([.Q73]&lt;&gt;&quot;.&quot;;[.Q73];[.R73])+IF([.R71]&lt;&gt;&quot;&quot;;[.R71];[.S71]);2);&quot;.&quot;)" office:value-type="float" office:value="0" calcext:value-type="float">
            <text:p>0</text:p>
          </table:table-cell>
          <table:table-cell table:style-name="ce7" table:formula="of:=IF([.R72]&lt;&gt;&quot;.&quot;;MOD(IF([.R72]&lt;&gt;&quot;.&quot;;[.R72];[.S72])+IF([.R73]&lt;&gt;&quot;.&quot;;[.R73];[.S73])+IF([.S71]&lt;&gt;&quot;&quot;;[.S71];[.T71]);2);&quot;.&quot;)" office:value-type="float" office:value="1" calcext:value-type="float">
            <text:p>1</text:p>
          </table:table-cell>
          <table:table-cell table:style-name="ce7" table:formula="of:=IF([.S72]&lt;&gt;&quot;.&quot;;MOD(IF([.S72]&lt;&gt;&quot;.&quot;;[.S72];[.T72])+IF([.S73]&lt;&gt;&quot;.&quot;;[.S73];[.T73])+IF([.T71]&lt;&gt;&quot;&quot;;[.T71];[.U71]);2);&quot;.&quot;)" office:value-type="float" office:value="1" calcext:value-type="float">
            <text:p>1</text:p>
          </table:table-cell>
          <table:table-cell table:style-name="ce7" table:formula="of:=IF([.T72]&lt;&gt;&quot;.&quot;;MOD(IF([.T72]&lt;&gt;&quot;.&quot;;[.T72];[.U72])+IF([.T73]&lt;&gt;&quot;.&quot;;[.T73];[.U73])+IF([.U71]&lt;&gt;&quot;&quot;;[.U71];[.V71]);2);&quot;.&quot;)" office:value-type="float" office:value="0" calcext:value-type="float">
            <text:p>0</text:p>
          </table:table-cell>
          <table:table-cell table:style-name="ce7" table:formula="of:=IF([.U72]&lt;&gt;&quot;.&quot;;MOD(IF([.U72]&lt;&gt;&quot;.&quot;;[.U72];[.V72])+IF([.U73]&lt;&gt;&quot;.&quot;;[.U73];[.V73])+IF([.V71]&lt;&gt;&quot;&quot;;[.V71];[.W71]);2);&quot;.&quot;)" office:value-type="string" office:string-value="." calcext:value-type="string">
            <text:p>.</text:p>
          </table:table-cell>
          <table:table-cell table:style-name="ce7" table:formula="of:=IF([.V72]&lt;&gt;&quot;.&quot;;MOD(IF([.V72]&lt;&gt;&quot;.&quot;;[.V72];[.W72])+IF([.V73]&lt;&gt;&quot;.&quot;;[.V73];[.W73])+IF([.W71]&lt;&gt;&quot;&quot;;[.W71];[.X71]);2);&quot;.&quot;)" office:value-type="float" office:value="0" calcext:value-type="float">
            <text:p>0</text:p>
          </table:table-cell>
          <table:table-cell table:style-name="ce7" table:formula="of:=IF([.W72]&lt;&gt;&quot;.&quot;;MOD(IF([.W72]&lt;&gt;&quot;.&quot;;[.W72];[.X72])+IF([.W73]&lt;&gt;&quot;.&quot;;[.W73];[.X73])+IF([.X71]&lt;&gt;&quot;&quot;;[.X71];[.Y71]);2);&quot;.&quot;)" office:value-type="float" office:value="1" calcext:value-type="float">
            <text:p>1</text:p>
          </table:table-cell>
          <table:table-cell table:style-name="ce7" table:formula="of:=IF([.X72]&lt;&gt;&quot;.&quot;;MOD(IF([.X72]&lt;&gt;&quot;.&quot;;[.X72];[.Y72])+IF([.X73]&lt;&gt;&quot;.&quot;;[.X73];[.Y73])+IF([.Y71]&lt;&gt;&quot;&quot;;[.Y71];[.Z71]);2);&quot;.&quot;)" office:value-type="float" office:value="1" calcext:value-type="float">
            <text:p>1</text:p>
          </table:table-cell>
          <table:table-cell table:style-name="ce7" table:formula="of:=IF([.Y72]&lt;&gt;&quot;.&quot;;MOD(IF([.Y72]&lt;&gt;&quot;.&quot;;[.Y72];[.Z72])+IF([.Y73]&lt;&gt;&quot;.&quot;;[.Y73];[.Z73])+IF([.Z71]&lt;&gt;&quot;&quot;;[.Z71];[.AA71]);2);&quot;.&quot;)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3">(2) </text:span><text:span text:style-name="T4"> = </text:span></text:p>
          </table:table-cell>
          <table:table-cell table:style-name="ce7" table:formula="of:=IF([.G74]=0;DECIMAL(SUBSTITUTE(COM.MICROSOFT.CONCAT([.G74:.Y74]);&quot;.&quot;;&quot;&quot;);2);0-DECIMAL(SUBSTITUTE(COM.MICROSOFT.CONCAT([.G75:.Y75]);&quot;.&quot;;&quot;&quot;);2))" office:value-type="float" office:value="3174" calcext:value-type="float">
            <text:p>3174</text:p>
          </table:table-cell>
          <table:table-cell table:style-name="ce14" table:formula="of:=&quot;(10)&quot;" office:value-type="string" office:string-value="(10)" calcext:value-type="string">
            <text:p>(10)</text:p>
          </table:table-cell>
          <table:table-cell table:number-columns-repeated="3"/>
          <table:table-cell table:style-name="ce3" table:formula="of:=[.AF72]+[.AF73]" office:value-type="float" office:value="3174" calcext:value-type="float">
            <text:p>3174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Доп. Код</text:p>
          </table:table-cell>
          <table:table-cell/>
          <table:table-cell table:style-name="ce7" table:formula="of:=IF([.G$3] &lt;&gt; &quot;&quot;;VALUE(MID(BASE(2^16-DECIMAL(SUBSTITUTE(COM.MICROSOFT.CONCAT([.$G74:.$Y74]);&quot;.&quot;;&quot;&quot;);2);2;16);[.G$3];1)); &quot;.&quot;)" office:value-type="float" office:value="1" calcext:value-type="float">
            <text:p>1</text:p>
          </table:table-cell>
          <table:table-cell table:style-name="ce7" table:formula="of:=IF([.H$3] &lt;&gt; &quot;&quot;;VALUE(MID(BASE(2^16-DECIMAL(SUBSTITUTE(COM.MICROSOFT.CONCAT([.$G74:.$Y74]);&quot;.&quot;;&quot;&quot;);2);2;16);[.H$3];1)); &quot;.&quot;)" office:value-type="float" office:value="1" calcext:value-type="float">
            <text:p>1</text:p>
          </table:table-cell>
          <table:table-cell table:style-name="ce7" table:formula="of:=IF([.I$3] &lt;&gt; &quot;&quot;;VALUE(MID(BASE(2^16-DECIMAL(SUBSTITUTE(COM.MICROSOFT.CONCAT([.$G74:.$Y74]);&quot;.&quot;;&quot;&quot;);2);2;16);[.I$3];1)); &quot;.&quot;)" office:value-type="float" office:value="1" calcext:value-type="float">
            <text:p>1</text:p>
          </table:table-cell>
          <table:table-cell table:style-name="ce7" table:formula="of:=IF([.J$3] &lt;&gt; &quot;&quot;;VALUE(MID(BASE(2^16-DECIMAL(SUBSTITUTE(COM.MICROSOFT.CONCAT([.$G74:.$Y74]);&quot;.&quot;;&quot;&quot;);2);2;16);[.J$3];1)); &quot;.&quot;)" office:value-type="float" office:value="1" calcext:value-type="float">
            <text:p>1</text:p>
          </table:table-cell>
          <table:table-cell table:style-name="ce7" table:formula="of:=IF([.K$3] &lt;&gt; &quot;&quot;;VALUE(MID(BASE(2^16-DECIMAL(SUBSTITUTE(COM.MICROSOFT.CONCAT([.$G74:.$Y74]);&quot;.&quot;;&quot;&quot;);2);2;16);[.K$3];1)); &quot;.&quot;)" office:value-type="string" office:string-value="." calcext:value-type="string">
            <text:p>.</text:p>
          </table:table-cell>
          <table:table-cell table:style-name="ce7" table:formula="of:=IF([.L$3] &lt;&gt; &quot;&quot;;VALUE(MID(BASE(2^16-DECIMAL(SUBSTITUTE(COM.MICROSOFT.CONCAT([.$G74:.$Y74]);&quot;.&quot;;&quot;&quot;);2);2;16);[.L$3];1)); &quot;.&quot;)" office:value-type="float" office:value="0" calcext:value-type="float">
            <text:p>0</text:p>
          </table:table-cell>
          <table:table-cell table:style-name="ce7" table:formula="of:=IF([.M$3] &lt;&gt; &quot;&quot;;VALUE(MID(BASE(2^16-DECIMAL(SUBSTITUTE(COM.MICROSOFT.CONCAT([.$G74:.$Y74]);&quot;.&quot;;&quot;&quot;);2);2;16);[.M$3];1)); &quot;.&quot;)" office:value-type="float" office:value="0" calcext:value-type="float">
            <text:p>0</text:p>
          </table:table-cell>
          <table:table-cell table:style-name="ce7" table:formula="of:=IF([.N$3] &lt;&gt; &quot;&quot;;VALUE(MID(BASE(2^16-DECIMAL(SUBSTITUTE(COM.MICROSOFT.CONCAT([.$G74:.$Y74]);&quot;.&quot;;&quot;&quot;);2);2;16);[.N$3];1)); &quot;.&quot;)" office:value-type="float" office:value="1" calcext:value-type="float">
            <text:p>1</text:p>
          </table:table-cell>
          <table:table-cell table:style-name="ce7" table:formula="of:=IF([.O$3] &lt;&gt; &quot;&quot;;VALUE(MID(BASE(2^16-DECIMAL(SUBSTITUTE(COM.MICROSOFT.CONCAT([.$G74:.$Y74]);&quot;.&quot;;&quot;&quot;);2);2;16);[.O$3];1)); &quot;.&quot;)" office:value-type="float" office:value="1" calcext:value-type="float">
            <text:p>1</text:p>
          </table:table-cell>
          <table:table-cell table:style-name="ce7" table:formula="of:=IF([.P$3] &lt;&gt; &quot;&quot;;VALUE(MID(BASE(2^16-DECIMAL(SUBSTITUTE(COM.MICROSOFT.CONCAT([.$G74:.$Y74]);&quot;.&quot;;&quot;&quot;);2);2;16);[.P$3];1)); &quot;.&quot;)" office:value-type="string" office:string-value="." calcext:value-type="string">
            <text:p>.</text:p>
          </table:table-cell>
          <table:table-cell table:style-name="ce7" table:formula="of:=IF([.Q$3] &lt;&gt; &quot;&quot;;VALUE(MID(BASE(2^16-DECIMAL(SUBSTITUTE(COM.MICROSOFT.CONCAT([.$G74:.$Y74]);&quot;.&quot;;&quot;&quot;);2);2;16);[.Q$3];1)); &quot;.&quot;)" office:value-type="float" office:value="1" calcext:value-type="float">
            <text:p>1</text:p>
          </table:table-cell>
          <table:table-cell table:style-name="ce7" table:formula="of:=IF([.R$3] &lt;&gt; &quot;&quot;;VALUE(MID(BASE(2^16-DECIMAL(SUBSTITUTE(COM.MICROSOFT.CONCAT([.$G74:.$Y74]);&quot;.&quot;;&quot;&quot;);2);2;16);[.R$3];1)); &quot;.&quot;)" office:value-type="float" office:value="0" calcext:value-type="float">
            <text:p>0</text:p>
          </table:table-cell>
          <table:table-cell table:style-name="ce7" table:formula="of:=IF([.S$3] &lt;&gt; &quot;&quot;;VALUE(MID(BASE(2^16-DECIMAL(SUBSTITUTE(COM.MICROSOFT.CONCAT([.$G74:.$Y74]);&quot;.&quot;;&quot;&quot;);2);2;16);[.S$3];1)); &quot;.&quot;)" office:value-type="float" office:value="0" calcext:value-type="float">
            <text:p>0</text:p>
          </table:table-cell>
          <table:table-cell table:style-name="ce7" table:formula="of:=IF([.T$3] &lt;&gt; &quot;&quot;;VALUE(MID(BASE(2^16-DECIMAL(SUBSTITUTE(COM.MICROSOFT.CONCAT([.$G74:.$Y74]);&quot;.&quot;;&quot;&quot;);2);2;16);[.T$3];1)); &quot;.&quot;)" office:value-type="float" office:value="1" calcext:value-type="float">
            <text:p>1</text:p>
          </table:table-cell>
          <table:table-cell table:style-name="ce7" table:formula="of:=IF([.U$3] &lt;&gt; &quot;&quot;;VALUE(MID(BASE(2^16-DECIMAL(SUBSTITUTE(COM.MICROSOFT.CONCAT([.$G74:.$Y74]);&quot;.&quot;;&quot;&quot;);2);2;16);[.U$3];1)); &quot;.&quot;)" office:value-type="string" office:string-value="." calcext:value-type="string">
            <text:p>.</text:p>
          </table:table-cell>
          <table:table-cell table:style-name="ce7" table:formula="of:=IF([.V$3] &lt;&gt; &quot;&quot;;VALUE(MID(BASE(2^16-DECIMAL(SUBSTITUTE(COM.MICROSOFT.CONCAT([.$G74:.$Y74]);&quot;.&quot;;&quot;&quot;);2);2;16);[.V$3];1)); &quot;.&quot;)" office:value-type="float" office:value="1" calcext:value-type="float">
            <text:p>1</text:p>
          </table:table-cell>
          <table:table-cell table:style-name="ce7" table:formula="of:=IF([.W$3] &lt;&gt; &quot;&quot;;VALUE(MID(BASE(2^16-DECIMAL(SUBSTITUTE(COM.MICROSOFT.CONCAT([.$G74:.$Y74]);&quot;.&quot;;&quot;&quot;);2);2;16);[.W$3];1)); &quot;.&quot;)" office:value-type="float" office:value="0" calcext:value-type="float">
            <text:p>0</text:p>
          </table:table-cell>
          <table:table-cell table:style-name="ce7" table:formula="of:=IF([.X$3] &lt;&gt; &quot;&quot;;VALUE(MID(BASE(2^16-DECIMAL(SUBSTITUTE(COM.MICROSOFT.CONCAT([.$G74:.$Y74]);&quot;.&quot;;&quot;&quot;);2);2;16);[.X$3];1)); &quot;.&quot;)" office:value-type="float" office:value="1" calcext:value-type="float">
            <text:p>1</text:p>
          </table:table-cell>
          <table:table-cell table:style-name="ce7" table:formula="of:=IF([.Y$3] &lt;&gt; &quot;&quot;;VALUE(MID(BASE(2^16-DECIMAL(SUBSTITUTE(COM.MICROSOFT.CONCAT([.$G74:.$Y74]);&quot;.&quot;;&quot;&quot;);2);2;16);[.Y$3];1)); &quot;.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2">
          <table:table-cell table:number-columns-repeated="29"/>
          <table:table-cell table:style-name="ce7"/>
          <table:table-cell table:number-columns-repeated="994"/>
        </table:table-row>
        <table:table-row table:style-name="ro1">
          <table:table-cell table:number-columns-repeated="7"/>
          <table:table-cell office:value-type="string" calcext:value-type="string">
            <text:p>CF = </text:p>
          </table:table-cell>
          <table:table-cell/>
          <table:table-cell table:formula="of:=[.G7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 = </text:p>
          </table:table-cell>
          <table:table-cell/>
          <table:table-cell table:formula="of:=IF(MOD(SUM([.Q75:.Y75]);2)=0;1;0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 = </text:p>
          </table:table-cell>
          <table:table-cell/>
          <table:table-cell table:formula="of:=[.V7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F = </text:p>
          </table:table-cell>
          <table:table-cell/>
          <table:table-cell table:formula="of:=IF(SUM([.G75:.Y75])=0;1;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 </text:p>
          </table:table-cell>
          <table:table-cell table:style-name="ce7" table:formula="of:=[.G75]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OF = </text:p>
          </table:table-cell>
          <table:table-cell table:style-name="ce7" table:formula="of:=IF(OR(AND([.G73]=0;[.G74]=0;[.G75]=1); AND([.G73]=1;[.G74]=1;[.G75]=0));1;0)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9"/>
          <table:table-cell>
            <draw:custom-shape draw:z-index="14" draw:name="TextBox 15" draw:style-name="gr1" draw:text-style-name="P1" svg:width="0.0004in" svg:height="0.1866in" svg:x="0.4315in" svg:y="0.0787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>
          <table:table-cell table:number-columns-repeated="29"/>
          <table:table-cell>
            <draw:custom-shape draw:z-index="7" draw:name="TextBox 8" draw:style-name="gr1" draw:text-style-name="P1" svg:width="0.0004in" svg:height="0.1866in" svg:x="0.4315in" svg:y="0.1366in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Лист1.$A$1" table:cell-range-address="$Лист1.$A$1:.$AQ$78" table:range-usable-as="print-range"/>
        </table:named-expressions>
        <calcext:conditional-formats>
          <calcext:conditional-format calcext:target-range-address="Лист1.G4:Лист1.Y7">
            <calcext:condition calcext:apply-style-name="ConditionalStyle_1" calcext:value="=0" calcext:base-cell-address="Лист1.G4"/>
            <calcext:condition calcext:apply-style-name="ConditionalStyle_2" calcext:value="=1" calcext:base-cell-address="Лист1.G4"/>
          </calcext:conditional-format>
        </calcext:conditional-formats>
      </table:table>
      <table:table table:name="Лист 2" table:style-name="ta2">
        <table:table-column table:style-name="co14" table:default-cell-style-name="ce2"/>
        <table:table-column table:style-name="co14" table:number-columns-repeated="1023" table:default-cell-style-name="Default"/>
        <table:table-row table:style-name="ro1">
          <table:table-cell office:value-type="string" calcext:value-type="string">
            <text:p>X1</text:p>
          </table:table-cell>
          <table:table-cell>
            <draw:frame draw:z-index="0" draw:style-name="gr2" draw:text-style-name="P1" svg:width="6.3075in" svg:height="3.5421in" svg:x="0.0398in" svg:y="0.0394in">
              <draw:object draw:notify-on-update-of-ranges="'Лист 2'.A1:'Лист 2'.A12 'Лист 2'.A1:'Лист 2'.A12 Лист1.C4:Лист1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12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/>
    </number:number-style>
    <number:number-style style:name="N144P1" style:volatile="true">
      <number:text/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 style:data-style-name="N0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Untitled2" style:family="table-cell" style:parent-style-name="Default" style:data-style-name="N0">
      <style:table-cell-properties fo:background-color="#4ca3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Untitled3" style:family="table-cell" style:parent-style-name="Default" style:data-style-name="N0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секрет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4ca3ff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" style:display-name="ConditionalStyle_2" style:family="table-cell" style:parent-style-name="Default">
      <style:table-cell-properties fo:background-color="#00a933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3in" fo:margin-bottom="0.3in" fo:margin-left="0.7in" fo:margin-right="0.7in" style:print-page-order="ttb" style:first-page-number="continue" style:scale-to="36%" style:writing-mode="lr-tb" style:print="charts drawings objects zero-values"/>
      <style:header-style>
        <style:header-footer-properties fo:min-height="0.45in" fo:margin-left="0in" fo:margin-right="0in" fo:margin-bottom="0.2972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_20_2" style:display-name="PageStyle_Лист 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4">
      <style:header>
        <text:p><text:span text:style-name="MT2">Иванов Артемий Антонович, Вариант 18, excel_without_macros.xls</text:span></text:p>
      </style:header>
      <style:header-left style:display="false"/>
      <style:header-first style:display="false"/>
      <style:footer>
        <text:p><text:span text:style-name="MT2">18 ‎декабря ‎2021 ‎г., </text:span><text:span text:style-name="MT2">‏</text:span><text:span text:style-name="MT2">‎21:02:58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4:11:41</meta:creation-date>
    <meta:initial-creator>Артемий Иванов</meta:initial-creator>
    <dc:language>en-US</dc:language>
    <dc:date>2021-12-21T14:15:22.811886387</dc:date>
    <meta:editing-cycles>8</meta:editing-cycles>
    <meta:editing-duration>PT21M19S</meta:editing-duration>
    <meta:generator>LibreOffice/7.2.3.2$Linux_X86_64 LibreOffice_project/20$Build-2</meta:generator>
    <meta:document-statistic meta:table-count="2" meta:cell-count="1183" meta:object-count="16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22cm" svg:height="8.998cm" xlink:href=".." xlink:type="simple" chart:class="chart:ring" chart:style-name="ch1">
        <chart:title svg:x="6.777cm" svg:y="0.315cm" chart:style-name="ch2">
          <text:p>Диаграмма</text:p>
        </chart:title>
        <chart:legend chart:legend-position="end" svg:x="14.658cm" svg:y="1.461cm" style:legend-expansion="high" chart:style-name="ch3"/>
        <chart:plot-area chart:style-name="ch4" table:cell-range-address="'Лист 2'.A1:'Лист 2'.A12 Лист1.C4:Лист1.C15" chart:data-source-has-labels="both" svg:x="0.32cm" svg:y="1.273cm" svg:width="14.018cm" svg:height="7.546cm">
          <chart:coordinate-region svg:x="3.557cm" svg:y="1.274cm" svg:width="7.544cm" svg:height="7.544cm"/>
          <chart:axis chart:dimension="x" chart:name="primary-x" chart:style-name="ch5" chartooo:axis-type="text">
            <chart:categories table:cell-range-address="'Лист 2'.A1:'Лист 2'.A12"/>
          </chart:axis>
          <chart:axis chart:dimension="y" chart:name="primary-y" chart:style-name="ch6"/>
          <chart:series chart:style-name="ch7" chart:values-cell-range-address="Лист1.C4:Лист1.C15" chart:label-cell-address="'Лист 2'.A1:'Лист 2'.A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1 X2 X3 X4 X5 X6 X7 X8 X9 X10 X11 X12</text:p>
                <text:list>
                  <text:list-item>
                    <text:p>X1</text:p>
                  </text:list-item>
                  <text:list-item>
                    <text:p>X2</text:p>
                  </text:list-item>
                  <text:list-item>
                    <text:p>X3</text:p>
                  </text:list-item>
                  <text:list-item>
                    <text:p>X4</text:p>
                  </text:list-item>
                  <text:list-item>
                    <text:p>X5</text:p>
                  </text:list-item>
                  <text:list-item>
                    <text:p>X6</text:p>
                  </text:list-item>
                  <text:list-item>
                    <text:p>X7</text:p>
                  </text:list-item>
                  <text:list-item>
                    <text:p>X8</text:p>
                  </text:list-item>
                  <text:list-item>
                    <text:p>X9</text:p>
                  </text:list-item>
                  <text:list-item>
                    <text:p>X10</text:p>
                  </text:list-item>
                  <text:list-item>
                    <text:p>X11</text:p>
                  </text:list-item>
                  <text:list-item>
                    <text:p>X12</text:p>
                  </text:list-item>
                </text:list>
                <draw:g>
                  <svg:desc>'Лист 2'.A1:'Лист 2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1</text:p>
                <draw:g>
                  <svg:desc>'Лист 2'.A1:'Лист 2'.A12</svg:desc>
                </draw:g>
              </table:table-cell>
              <table:table-cell office:value-type="float" office:value="1587">
                <text:p>1587</text:p>
                <draw:g>
                  <svg:desc>Лист1.C4:Лист1.C15</svg:desc>
                </draw:g>
              </table:table-cell>
            </table:table-row>
            <table:table-row>
              <table:table-cell office:value-type="string">
                <text:p>X2</text:p>
              </table:table-cell>
              <table:table-cell office:value-type="float" office:value="23366">
                <text:p>23366</text:p>
              </table:table-cell>
            </table:table-row>
            <table:table-row>
              <table:table-cell office:value-type="string">
                <text:p>X3</text:p>
              </table:table-cell>
              <table:table-cell office:value-type="float" office:value="24953">
                <text:p>24953</text:p>
              </table:table-cell>
            </table:table-row>
            <table:table-row>
              <table:table-cell office:value-type="string">
                <text:p>X4</text:p>
              </table:table-cell>
              <table:table-cell office:value-type="float" office:value="48319">
                <text:p>48319</text:p>
              </table:table-cell>
            </table:table-row>
            <table:table-row>
              <table:table-cell office:value-type="string">
                <text:p>X5</text:p>
              </table:table-cell>
              <table:table-cell office:value-type="float" office:value="21779">
                <text:p>21779</text:p>
              </table:table-cell>
            </table:table-row>
            <table:table-row>
              <table:table-cell office:value-type="string">
                <text:p>X6</text:p>
              </table:table-cell>
              <table:table-cell office:value-type="float" office:value="17217">
                <text:p>17217</text:p>
              </table:table-cell>
            </table:table-row>
            <table:table-row>
              <table:table-cell office:value-type="string">
                <text:p>X7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X8</text:p>
              </table:table-cell>
              <table:table-cell office:value-type="float" office:value="-23366">
                <text:p>-23366</text:p>
              </table:table-cell>
            </table:table-row>
            <table:table-row>
              <table:table-cell office:value-type="string">
                <text:p>X9</text:p>
              </table:table-cell>
              <table:table-cell office:value-type="float" office:value="-24953">
                <text:p>-24953</text:p>
              </table:table-cell>
            </table:table-row>
            <table:table-row>
              <table:table-cell office:value-type="string">
                <text:p>X10</text:p>
              </table:table-cell>
              <table:table-cell office:value-type="float" office:value="-48319">
                <text:p>-48319</text:p>
              </table:table-cell>
            </table:table-row>
            <table:table-row>
              <table:table-cell office:value-type="string">
                <text:p>X11</text:p>
              </table:table-cell>
              <table:table-cell office:value-type="float" office:value="-21779">
                <text:p>-21779</text:p>
              </table:table-cell>
            </table:table-row>
            <table:table-row>
              <table:table-cell office:value-type="string">
                <text:p>X12</text:p>
              </table:table-cell>
              <table:table-cell office:value-type="float" office:value="-17217">
                <text:p>-17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